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36pt"/>
    </style:style>
    <style:style style:name="co3" style:family="table-column">
      <style:table-column-properties fo:break-before="auto" style:column-width="104.46pt"/>
    </style:style>
    <style:style style:name="co4" style:family="table-column">
      <style:table-column-properties fo:break-before="auto" style:column-width="230.26pt"/>
    </style:style>
    <style:style style:name="co5" style:family="table-column">
      <style:table-column-properties fo:break-before="auto" style:column-width="564.55pt"/>
    </style:style>
    <style:style style:name="co6" style:family="table-column">
      <style:table-column-properties fo:break-before="auto" style:column-width="263.45pt"/>
    </style:style>
    <style:style style:name="co7" style:family="table-column">
      <style:table-column-properties fo:break-before="auto" style:column-width="74.35pt"/>
    </style:style>
    <style:style style:name="co8" style:family="table-column">
      <style:table-column-properties fo:break-before="auto" style:column-width="72.79pt"/>
    </style:style>
    <style:style style:name="co9" style:family="table-column">
      <style:table-column-properties fo:break-before="auto" style:column-width="407.06pt"/>
    </style:style>
    <style:style style:name="co10" style:family="table-column">
      <style:table-column-properties fo:break-before="auto" style:column-width="105.99pt"/>
    </style:style>
    <style:style style:name="co11" style:family="table-column">
      <style:table-column-properties fo:break-before="auto" style:column-width="343.76pt"/>
    </style:style>
    <style:style style:name="co12" style:family="table-column">
      <style:table-column-properties fo:break-before="auto" style:column-width="118.35pt"/>
    </style:style>
    <style:style style:name="co13" style:family="table-column">
      <style:table-column-properties fo:break-before="auto" style:column-width="215.6pt"/>
    </style:style>
    <style:style style:name="co14" style:family="table-column">
      <style:table-column-properties fo:break-before="auto" style:column-width="180.11pt"/>
    </style:style>
    <style:style style:name="co15" style:family="table-column">
      <style:table-column-properties fo:break-before="auto" style:column-width="235.64pt"/>
    </style:style>
    <style:style style:name="co16" style:family="table-column">
      <style:table-column-properties fo:break-before="auto" style:column-width="187.8pt"/>
    </style:style>
    <style:style style:name="co17" style:family="table-column">
      <style:table-column-properties fo:break-before="auto" style:column-width="104.2pt"/>
    </style:style>
    <style:style style:name="co18" style:family="table-column">
      <style:table-column-properties fo:break-before="auto" style:column-width="268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rodut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pelido</text:p>
          </table:table-cell>
          <table:table-cell table:style-name="ce1" office:value-type="string" calcext:value-type="string">
            <text:p>produto</text:p>
          </table:table-cell>
          <table:table-cell table:style-name="ce1" office:value-type="string" calcext:value-type="string">
            <text:p>descricao</text:p>
          </table:table-cell>
          <table:table-cell/>
          <table:table-cell table:style-name="ce1" office:value-type="string" calcext:value-type="string">
            <text:p>CYPH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pel</text:p>
          </table:table-cell>
          <table:table-cell office:value-type="string" calcext:value-type="string">
            <text:p>papel A4</text:p>
          </table:table-cell>
          <table:table-cell office:value-type="string" calcext:value-type="string">
            <text:p>Pacote papel A4 500 fls</text:p>
          </table:table-cell>
          <table:table-cell/>
          <table:table-cell table:formula="of:=COM.MICROSOFT.CONCAT(&quot;CREATE (&quot;;[.B2];&quot;:Produto {id:&quot;;[.A2];&quot;, produto:'&quot;;[.C2];&quot;', descricao:'&quot;;[.D2];&quot;'})&quot;)" office:value-type="string" office:string-value="CREATE (papel:Produto {id:1, produto:'papel A4', descricao:'Pacote papel A4 500 fls'})" calcext:value-type="string">
            <text:p>CREATE (papel:Produto {id:1, produto:'papel A4', descricao:'Pacote papel A4 500 fls'}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la</text:p>
          </table:table-cell>
          <table:table-cell office:value-type="string" calcext:value-type="string">
            <text:p>cola bastão</text:p>
          </table:table-cell>
          <table:table-cell office:value-type="string" calcext:value-type="string">
            <text:p>Cola bastão grande</text:p>
          </table:table-cell>
          <table:table-cell/>
          <table:table-cell table:formula="of:=COM.MICROSOFT.CONCAT(&quot;CREATE (&quot;;[.B3];&quot;:Produto {id:&quot;;[.A3];&quot;, produto:'&quot;;[.C3];&quot;', descricao:'&quot;;[.D3];&quot;'})&quot;)" office:value-type="string" office:string-value="CREATE (cola:Produto {id:2, produto:'cola bastão', descricao:'Cola bastão grande'})" calcext:value-type="string">
            <text:p>CREATE (cola:Produto {id:2, produto:'cola bastão', descricao:'Cola bastão grande'}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soura</text:p>
          </table:table-cell>
          <table:table-cell office:value-type="string" calcext:value-type="string">
            <text:p>tesoura sem ponta</text:p>
          </table:table-cell>
          <table:table-cell office:value-type="string" calcext:value-type="string">
            <text:p>Tesoura escolar sem ponta</text:p>
          </table:table-cell>
          <table:table-cell/>
          <table:table-cell table:formula="of:=COM.MICROSOFT.CONCAT(&quot;CREATE (&quot;;[.B4];&quot;:Produto {id:&quot;;[.A4];&quot;, produto:'&quot;;[.C4];&quot;', descricao:'&quot;;[.D4];&quot;'})&quot;)" office:value-type="string" office:string-value="CREATE (tesoura:Produto {id:3, produto:'tesoura sem ponta', descricao:'Tesoura escolar sem ponta'})" calcext:value-type="string">
            <text:p>CREATE (tesoura:Produto {id:3, produto:'tesoura sem ponta', descricao:'Tesoura escolar sem ponta'}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piseira</text:p>
          </table:table-cell>
          <table:table-cell office:value-type="string" calcext:value-type="string">
            <text:p>lapiseira 0.7</text:p>
          </table:table-cell>
          <table:table-cell office:value-type="string" calcext:value-type="string">
            <text:p>Lapiseira para grafite 0.7</text:p>
          </table:table-cell>
          <table:table-cell/>
          <table:table-cell table:formula="of:=COM.MICROSOFT.CONCAT(&quot;CREATE (&quot;;[.B5];&quot;:Produto {id:&quot;;[.A5];&quot;, produto:'&quot;;[.C5];&quot;', descricao:'&quot;;[.D5];&quot;'})&quot;)" office:value-type="string" office:string-value="CREATE (lapiseira:Produto {id:4, produto:'lapiseira 0.7', descricao:'Lapiseira para grafite 0.7'})" calcext:value-type="string">
            <text:p>CREATE (lapiseira:Produto {id:4, produto:'lapiseira 0.7', descricao:'Lapiseira para grafite 0.7'}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rtolina</text:p>
          </table:table-cell>
          <table:table-cell office:value-type="string" calcext:value-type="string">
            <text:p>cartolina branca</text:p>
          </table:table-cell>
          <table:table-cell office:value-type="string" calcext:value-type="string">
            <text:p>Cartolina branca comum</text:p>
          </table:table-cell>
          <table:table-cell/>
          <table:table-cell table:formula="of:=COM.MICROSOFT.CONCAT(&quot;CREATE (&quot;;[.B6];&quot;:Produto {id:&quot;;[.A6];&quot;, produto:'&quot;;[.C6];&quot;', descricao:'&quot;;[.D6];&quot;'})&quot;)" office:value-type="string" office:string-value="CREATE (cartolina:Produto {id:5, produto:'cartolina branca', descricao:'Cartolina branca comum'})" calcext:value-type="string">
            <text:p>CREATE (cartolina:Produto {id:5, produto:'cartolina branca', descricao:'Cartolina branca comum'}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ol</text:p>
          </table:table-cell>
          <table:table-cell office:value-type="string" calcext:value-type="string">
            <text:p>alcool comum</text:p>
          </table:table-cell>
          <table:table-cell office:value-type="string" calcext:value-type="string">
            <text:p>Álcool comum de limpeza</text:p>
          </table:table-cell>
          <table:table-cell/>
          <table:table-cell table:formula="of:=COM.MICROSOFT.CONCAT(&quot;CREATE (&quot;;[.B7];&quot;:Produto {id:&quot;;[.A7];&quot;, produto:'&quot;;[.C7];&quot;', descricao:'&quot;;[.D7];&quot;'})&quot;)" office:value-type="string" office:string-value="CREATE (alcool:Produto {id:6, produto:'alcool comum', descricao:'Álcool comum de limpeza'})" calcext:value-type="string">
            <text:p>CREATE (alcool:Produto {id:6, produto:'alcool comum', descricao:'Álcool comum de limpeza'}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gua</text:p>
          </table:table-cell>
          <table:table-cell office:value-type="string" calcext:value-type="string">
            <text:p>regua 30 cm</text:p>
          </table:table-cell>
          <table:table-cell office:value-type="string" calcext:value-type="string">
            <text:p>Régua escolar comum 30 cm</text:p>
          </table:table-cell>
          <table:table-cell/>
          <table:table-cell table:formula="of:=COM.MICROSOFT.CONCAT(&quot;CREATE (&quot;;[.B8];&quot;:Produto {id:&quot;;[.A8];&quot;, produto:'&quot;;[.C8];&quot;', descricao:'&quot;;[.D8];&quot;'})&quot;)" office:value-type="string" office:string-value="CREATE (regua:Produto {id:7, produto:'regua 30 cm', descricao:'Régua escolar comum 30 cm'})" calcext:value-type="string">
            <text:p>CREATE (regua:Produto {id:7, produto:'regua 30 cm', descricao:'Régua escolar comum 30 cm'}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uaGrande</text:p>
          </table:table-cell>
          <table:table-cell office:value-type="string" calcext:value-type="string">
            <text:p>Regua 50 cm</text:p>
          </table:table-cell>
          <table:table-cell office:value-type="string" calcext:value-type="string">
            <text:p>Régua escolar comum 50 cm</text:p>
          </table:table-cell>
          <table:table-cell/>
          <table:table-cell table:formula="of:=COM.MICROSOFT.CONCAT(&quot;CREATE (&quot;;[.B9];&quot;:Produto {id:&quot;;[.A9];&quot;, produto:'&quot;;[.C9];&quot;', descricao:'&quot;;[.D9];&quot;'})&quot;)" office:value-type="string" office:string-value="CREATE (reguaGrande:Produto {id:8, produto:'Regua 50 cm', descricao:'Régua escolar comum 50 cm'})" calcext:value-type="string">
            <text:p>CREATE (reguaGrande:Produto {id:8, produto:'Regua 50 cm', descricao:'Régua escolar comum 50 cm'}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nson</text:p>
          </table:table-cell>
          <table:table-cell office:value-type="string" calcext:value-type="string">
            <text:p>papel canson</text:p>
          </table:table-cell>
          <table:table-cell office:value-type="string" calcext:value-type="string">
            <text:p>Papel canson branco liso</text:p>
          </table:table-cell>
          <table:table-cell/>
          <table:table-cell table:formula="of:=COM.MICROSOFT.CONCAT(&quot;CREATE (&quot;;[.B10];&quot;:Produto {id:&quot;;[.A10];&quot;, produto:'&quot;;[.C10];&quot;', descricao:'&quot;;[.D10];&quot;'})&quot;)" office:value-type="string" office:string-value="CREATE (canson:Produto {id:9, produto:'papel canson', descricao:'Papel canson branco liso'})" calcext:value-type="string">
            <text:p>CREATE (canson:Produto {id:9, produto:'papel canson', descricao:'Papel canson branco liso'}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desivo</text:p>
          </table:table-cell>
          <table:table-cell office:value-type="string" calcext:value-type="string">
            <text:p>bloco de adesivo</text:p>
          </table:table-cell>
          <table:table-cell office:value-type="string" calcext:value-type="string">
            <text:p>Bloco de adesivo tipo Post-It diversas cores</text:p>
          </table:table-cell>
          <table:table-cell/>
          <table:table-cell table:formula="of:=COM.MICROSOFT.CONCAT(&quot;CREATE (&quot;;[.B11];&quot;:Produto {id:&quot;;[.A11];&quot;, produto:'&quot;;[.C11];&quot;', descricao:'&quot;;[.D11];&quot;'})&quot;)" office:value-type="string" office:string-value="CREATE (adesivo:Produto {id:10, produto:'bloco de adesivo', descricao:'Bloco de adesivo tipo Post-It diversas cores'})" calcext:value-type="string">
            <text:p>CREATE (adesivo:Produto {id:10, produto:'bloco de adesivo', descricao:'Bloco de adesivo tipo Post-It diversas cores'}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pontador</text:p>
          </table:table-cell>
          <table:table-cell office:value-type="string" calcext:value-type="string">
            <text:p>apontador comum</text:p>
          </table:table-cell>
          <table:table-cell office:value-type="string" calcext:value-type="string">
            <text:p>Apontador de lapis comum</text:p>
          </table:table-cell>
          <table:table-cell/>
          <table:table-cell table:formula="of:=COM.MICROSOFT.CONCAT(&quot;CREATE (&quot;;[.B12];&quot;:Produto {id:&quot;;[.A12];&quot;, produto:'&quot;;[.C12];&quot;', descricao:'&quot;;[.D12];&quot;'})&quot;)" office:value-type="string" office:string-value="CREATE (apontador:Produto {id:11, produto:'apontador comum', descricao:'Apontador de lapis comum'})" calcext:value-type="string">
            <text:p>CREATE (apontador:Produto {id:11, produto:'apontador comum', descricao:'Apontador de lapis comum'}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orracha</text:p>
          </table:table-cell>
          <table:table-cell office:value-type="string" calcext:value-type="string">
            <text:p>borracha comum</text:p>
          </table:table-cell>
          <table:table-cell office:value-type="string" calcext:value-type="string">
            <text:p>Borracha branca comum</text:p>
          </table:table-cell>
          <table:table-cell/>
          <table:table-cell table:formula="of:=COM.MICROSOFT.CONCAT(&quot;CREATE (&quot;;[.B13];&quot;:Produto {id:&quot;;[.A13];&quot;, produto:'&quot;;[.C13];&quot;', descricao:'&quot;;[.D13];&quot;'})&quot;)" office:value-type="string" office:string-value="CREATE (borracha:Produto {id:12, produto:'borracha comum', descricao:'Borracha branca comum'})" calcext:value-type="string">
            <text:p>CREATE (borracha:Produto {id:12, produto:'borracha comum', descricao:'Borracha branca comum'}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dernoBrochura</text:p>
          </table:table-cell>
          <table:table-cell office:value-type="string" calcext:value-type="string">
            <text:p>caderno brochura</text:p>
          </table:table-cell>
          <table:table-cell office:value-type="string" calcext:value-type="string">
            <text:p>Caderno escolar brochura 100 fls</text:p>
          </table:table-cell>
          <table:table-cell/>
          <table:table-cell table:formula="of:=COM.MICROSOFT.CONCAT(&quot;CREATE (&quot;;[.B14];&quot;:Produto {id:&quot;;[.A14];&quot;, produto:'&quot;;[.C14];&quot;', descricao:'&quot;;[.D14];&quot;'})&quot;)" office:value-type="string" office:string-value="CREATE (cadernoBrochura:Produto {id:13, produto:'caderno brochura', descricao:'Caderno escolar brochura 100 fls'})" calcext:value-type="string">
            <text:p>CREATE (cadernoBrochura:Produto {id:13, produto:'caderno brochura', descricao:'Caderno escolar brochura 100 fls'}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dernoGrande</text:p>
          </table:table-cell>
          <table:table-cell office:value-type="string" calcext:value-type="string">
            <text:p>caderno grande</text:p>
          </table:table-cell>
          <table:table-cell office:value-type="string" calcext:value-type="string">
            <text:p>Caderno escolar universiário 200 fls</text:p>
          </table:table-cell>
          <table:table-cell/>
          <table:table-cell table:formula="of:=COM.MICROSOFT.CONCAT(&quot;CREATE (&quot;;[.B15];&quot;:Produto {id:&quot;;[.A15];&quot;, produto:'&quot;;[.C15];&quot;', descricao:'&quot;;[.D15];&quot;'})&quot;)" office:value-type="string" office:string-value="CREATE (cadernoGrande:Produto {id:14, produto:'caderno grande', descricao:'Caderno escolar universiário 200 fls'})" calcext:value-type="string">
            <text:p>CREATE (cadernoGrande:Produto {id:14, produto:'caderno grande', descricao:'Caderno escolar universiário 200 fls'}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neta</text:p>
          </table:table-cell>
          <table:table-cell office:value-type="string" calcext:value-type="string">
            <text:p>caneta azul</text:p>
          </table:table-cell>
          <table:table-cell office:value-type="string" calcext:value-type="string">
            <text:p>Caneta azul ponta redonda</text:p>
          </table:table-cell>
          <table:table-cell/>
          <table:table-cell table:formula="of:=COM.MICROSOFT.CONCAT(&quot;CREATE (&quot;;[.B16];&quot;:Produto {id:&quot;;[.A16];&quot;, produto:'&quot;;[.C16];&quot;', descricao:'&quot;;[.D16];&quot;'})&quot;)" office:value-type="string" office:string-value="CREATE (caneta:Produto {id:15, produto:'caneta azul', descricao:'Caneta azul ponta redonda'})" calcext:value-type="string">
            <text:p>CREATE (caneta:Produto {id:15, produto:'caneta azul', descricao:'Caneta azul ponta redonda'}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lculadora</text:p>
          </table:table-cell>
          <table:table-cell office:value-type="string" calcext:value-type="string">
            <text:p>calculadora comum</text:p>
          </table:table-cell>
          <table:table-cell office:value-type="string" calcext:value-type="string">
            <text:p>Calculadora convencional operações básicas</text:p>
          </table:table-cell>
          <table:table-cell/>
          <table:table-cell table:formula="of:=COM.MICROSOFT.CONCAT(&quot;CREATE (&quot;;[.B17];&quot;:Produto {id:&quot;;[.A17];&quot;, produto:'&quot;;[.C17];&quot;', descricao:'&quot;;[.D17];&quot;'})&quot;)" office:value-type="string" office:string-value="CREATE (calculadora:Produto {id:16, produto:'calculadora comum', descricao:'Calculadora convencional operações básicas'})" calcext:value-type="string">
            <text:p>CREATE (calculadora:Produto {id:16, produto:'calculadora comum', descricao:'Calculadora convencional operações básicas'}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lipes</text:p>
          </table:table-cell>
          <table:table-cell office:value-type="string" calcext:value-type="string">
            <text:p>caixa de clipes</text:p>
          </table:table-cell>
          <table:table-cell office:value-type="string" calcext:value-type="string">
            <text:p>Caixa de clipes c/ 100 unidades</text:p>
          </table:table-cell>
          <table:table-cell/>
          <table:table-cell table:formula="of:=COM.MICROSOFT.CONCAT(&quot;CREATE (&quot;;[.B18];&quot;:Produto {id:&quot;;[.A18];&quot;, produto:'&quot;;[.C18];&quot;', descricao:'&quot;;[.D18];&quot;'})&quot;)" office:value-type="string" office:string-value="CREATE (clipes:Produto {id:17, produto:'caixa de clipes', descricao:'Caixa de clipes c/ 100 unidades'})" calcext:value-type="string">
            <text:p>CREATE (clipes:Produto {id:17, produto:'caixa de clipes', descricao:'Caixa de clipes c/ 100 unidades'}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orretivo</text:p>
          </table:table-cell>
          <table:table-cell office:value-type="string" calcext:value-type="string">
            <text:p>branquinho</text:p>
          </table:table-cell>
          <table:table-cell office:value-type="string" calcext:value-type="string">
            <text:p>Corretivo para caneta tipo branquinho</text:p>
          </table:table-cell>
          <table:table-cell/>
          <table:table-cell table:formula="of:=COM.MICROSOFT.CONCAT(&quot;CREATE (&quot;;[.B19];&quot;:Produto {id:&quot;;[.A19];&quot;, produto:'&quot;;[.C19];&quot;', descricao:'&quot;;[.D19];&quot;'})&quot;)" office:value-type="string" office:string-value="CREATE (corretivo:Produto {id:18, produto:'branquinho', descricao:'Corretivo para caneta tipo branquinho'})" calcext:value-type="string">
            <text:p>CREATE (corretivo:Produto {id:18, produto:'branquinho', descricao:'Corretivo para caneta tipo branquinho'}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lastico</text:p>
          </table:table-cell>
          <table:table-cell office:value-type="string" calcext:value-type="string">
            <text:p>pacote com elasticos</text:p>
          </table:table-cell>
          <table:table-cell office:value-type="string" calcext:value-type="string">
            <text:p>Pacote com elásticos 100 unidades</text:p>
          </table:table-cell>
          <table:table-cell/>
          <table:table-cell table:formula="of:=COM.MICROSOFT.CONCAT(&quot;CREATE (&quot;;[.B20];&quot;:Produto {id:&quot;;[.A20];&quot;, produto:'&quot;;[.C20];&quot;', descricao:'&quot;;[.D20];&quot;'})&quot;)" office:value-type="string" office:string-value="CREATE (elastico:Produto {id:19, produto:'pacote com elasticos', descricao:'Pacote com elásticos 100 unidades'})" calcext:value-type="string">
            <text:p>CREATE (elastico:Produto {id:19, produto:'pacote com elasticos', descricao:'Pacote com elásticos 100 unidades'}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envelope a4</text:p>
          </table:table-cell>
          <table:table-cell office:value-type="string" calcext:value-type="string">
            <text:p>Envelope marron padrão A4</text:p>
          </table:table-cell>
          <table:table-cell/>
          <table:table-cell table:formula="of:=COM.MICROSOFT.CONCAT(&quot;CREATE (&quot;;[.B21];&quot;:Produto {id:&quot;;[.A21];&quot;, produto:'&quot;;[.C21];&quot;', descricao:'&quot;;[.D21];&quot;'})&quot;)" office:value-type="string" office:string-value="CREATE (envelope:Produto {id:20, produto:'envelope a4', descricao:'Envelope marron padrão A4'})" calcext:value-type="string">
            <text:p>CREATE (envelope:Produto {id:20, produto:'envelope a4', descricao:'Envelope marron padrão A4'}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squadro</text:p>
          </table:table-cell>
          <table:table-cell office:value-type="string" calcext:value-type="string">
            <text:p>esquadro comum</text:p>
          </table:table-cell>
          <table:table-cell office:value-type="string" calcext:value-type="string">
            <text:p>Esquadro escolar comum</text:p>
          </table:table-cell>
          <table:table-cell/>
          <table:table-cell table:formula="of:=COM.MICROSOFT.CONCAT(&quot;CREATE (&quot;;[.B22];&quot;:Produto {id:&quot;;[.A22];&quot;, produto:'&quot;;[.C22];&quot;', descricao:'&quot;;[.D22];&quot;'})&quot;)" office:value-type="string" office:string-value="CREATE (esquadro:Produto {id:21, produto:'esquadro comum', descricao:'Esquadro escolar comum'})" calcext:value-type="string">
            <text:p>CREATE (esquadro:Produto {id:21, produto:'esquadro comum', descricao:'Esquadro escolar comum'}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iz</text:p>
          </table:table-cell>
          <table:table-cell office:value-type="string" calcext:value-type="string">
            <text:p>caixa de giz</text:p>
          </table:table-cell>
          <table:table-cell office:value-type="string" calcext:value-type="string">
            <text:p>Caixa de giz para quadro negro diversas cores</text:p>
          </table:table-cell>
          <table:table-cell/>
          <table:table-cell table:formula="of:=COM.MICROSOFT.CONCAT(&quot;CREATE (&quot;;[.B23];&quot;:Produto {id:&quot;;[.A23];&quot;, produto:'&quot;;[.C23];&quot;', descricao:'&quot;;[.D23];&quot;'})&quot;)" office:value-type="string" office:string-value="CREATE (giz:Produto {id:22, produto:'caixa de giz', descricao:'Caixa de giz para quadro negro diversas cores'})" calcext:value-type="string">
            <text:p>CREATE (giz:Produto {id:22, produto:'caixa de giz', descricao:'Caixa de giz para quadro negro diversas cores'}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rampeador</text:p>
          </table:table-cell>
          <table:table-cell office:value-type="string" calcext:value-type="string">
            <text:p>grampeador pequeno</text:p>
          </table:table-cell>
          <table:table-cell office:value-type="string" calcext:value-type="string">
            <text:p>Grampeador pequeno 1 unidade</text:p>
          </table:table-cell>
          <table:table-cell/>
          <table:table-cell table:formula="of:=COM.MICROSOFT.CONCAT(&quot;CREATE (&quot;;[.B24];&quot;:Produto {id:&quot;;[.A24];&quot;, produto:'&quot;;[.C24];&quot;', descricao:'&quot;;[.D24];&quot;'})&quot;)" office:value-type="string" office:string-value="CREATE (grampeador:Produto {id:23, produto:'grampeador pequeno', descricao:'Grampeador pequeno 1 unidade'})" calcext:value-type="string">
            <text:p>CREATE (grampeador:Produto {id:23, produto:'grampeador pequeno', descricao:'Grampeador pequeno 1 unidade'}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rampo</text:p>
          </table:table-cell>
          <table:table-cell office:value-type="string" calcext:value-type="string">
            <text:p>caixa de grampos</text:p>
          </table:table-cell>
          <table:table-cell office:value-type="string" calcext:value-type="string">
            <text:p>Caixa de grampos para grampeador 500 unidades</text:p>
          </table:table-cell>
          <table:table-cell/>
          <table:table-cell table:formula="of:=COM.MICROSOFT.CONCAT(&quot;CREATE (&quot;;[.B25];&quot;:Produto {id:&quot;;[.A25];&quot;, produto:'&quot;;[.C25];&quot;', descricao:'&quot;;[.D25];&quot;'})&quot;)" office:value-type="string" office:string-value="CREATE (grampo:Produto {id:24, produto:'caixa de grampos', descricao:'Caixa de grampos para grampeador 500 unidades'})" calcext:value-type="string">
            <text:p>CREATE (grampo:Produto {id:24, produto:'caixa de grampos', descricao:'Caixa de grampos para grampeador 500 unidades'}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uache</text:p>
          </table:table-cell>
          <table:table-cell office:value-type="string" calcext:value-type="string">
            <text:p>tinta guache</text:p>
          </table:table-cell>
          <table:table-cell office:value-type="string" calcext:value-type="string">
            <text:p>Caixa de tinta guache 6 cores</text:p>
          </table:table-cell>
          <table:table-cell/>
          <table:table-cell table:formula="of:=COM.MICROSOFT.CONCAT(&quot;CREATE (&quot;;[.B26];&quot;:Produto {id:&quot;;[.A26];&quot;, produto:'&quot;;[.C26];&quot;', descricao:'&quot;;[.D26];&quot;'})&quot;)" office:value-type="string" office:string-value="CREATE (guache:Produto {id:25, produto:'tinta guache', descricao:'Caixa de tinta guache 6 cores'})" calcext:value-type="string">
            <text:p>CREATE (guache:Produto {id:25, produto:'tinta guache', descricao:'Caixa de tinta guache 6 cores'}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ancheira</text:p>
          </table:table-cell>
          <table:table-cell office:value-type="string" calcext:value-type="string">
            <text:p>lancheira herois</text:p>
          </table:table-cell>
          <table:table-cell office:value-type="string" calcext:value-type="string">
            <text:p>Lancheira infantil herois Marvel</text:p>
          </table:table-cell>
          <table:table-cell/>
          <table:table-cell table:formula="of:=COM.MICROSOFT.CONCAT(&quot;CREATE (&quot;;[.B27];&quot;:Produto {id:&quot;;[.A27];&quot;, produto:'&quot;;[.C27];&quot;', descricao:'&quot;;[.D27];&quot;'})&quot;)" office:value-type="string" office:string-value="CREATE (lancheira:Produto {id:26, produto:'lancheira herois', descricao:'Lancheira infantil herois Marvel'})" calcext:value-type="string">
            <text:p>CREATE (lancheira:Produto {id:26, produto:'lancheira herois', descricao:'Lancheira infantil herois Marvel'}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apisCor12</text:p>
          </table:table-cell>
          <table:table-cell office:value-type="string" calcext:value-type="string">
            <text:p>caixa lapis 12</text:p>
          </table:table-cell>
          <table:table-cell office:value-type="string" calcext:value-type="string">
            <text:p>Caixa de lápis de cor 12 cores</text:p>
          </table:table-cell>
          <table:table-cell/>
          <table:table-cell table:formula="of:=COM.MICROSOFT.CONCAT(&quot;CREATE (&quot;;[.B28];&quot;:Produto {id:&quot;;[.A28];&quot;, produto:'&quot;;[.C28];&quot;', descricao:'&quot;;[.D28];&quot;'})&quot;)" office:value-type="string" office:string-value="CREATE (lapisCor12:Produto {id:27, produto:'caixa lapis 12', descricao:'Caixa de lápis de cor 12 cores'})" calcext:value-type="string">
            <text:p>CREATE (lapisCor12:Produto {id:27, produto:'caixa lapis 12', descricao:'Caixa de lápis de cor 12 cores'}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apisCor24</text:p>
          </table:table-cell>
          <table:table-cell office:value-type="string" calcext:value-type="string">
            <text:p>caixa lapis 24</text:p>
          </table:table-cell>
          <table:table-cell office:value-type="string" calcext:value-type="string">
            <text:p>Caixa de lápis de cor 24 cores</text:p>
          </table:table-cell>
          <table:table-cell/>
          <table:table-cell table:formula="of:=COM.MICROSOFT.CONCAT(&quot;CREATE (&quot;;[.B29];&quot;:Produto {id:&quot;;[.A29];&quot;, produto:'&quot;;[.C29];&quot;', descricao:'&quot;;[.D29];&quot;'})&quot;)" office:value-type="string" office:string-value="CREATE (lapisCor24:Produto {id:28, produto:'caixa lapis 24', descricao:'Caixa de lápis de cor 24 cores'})" calcext:value-type="string">
            <text:p>CREATE (lapisCor24:Produto {id:28, produto:'caixa lapis 24', descricao:'Caixa de lápis de cor 24 cores'})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apisCor48</text:p>
          </table:table-cell>
          <table:table-cell office:value-type="string" calcext:value-type="string">
            <text:p>caixa lapis 48</text:p>
          </table:table-cell>
          <table:table-cell office:value-type="string" calcext:value-type="string">
            <text:p>Caixa de lápis de cor 48 cores</text:p>
          </table:table-cell>
          <table:table-cell/>
          <table:table-cell table:formula="of:=COM.MICROSOFT.CONCAT(&quot;CREATE (&quot;;[.B30];&quot;:Produto {id:&quot;;[.A30];&quot;, produto:'&quot;;[.C30];&quot;', descricao:'&quot;;[.D30];&quot;'})&quot;)" office:value-type="string" office:string-value="CREATE (lapisCor48:Produto {id:29, produto:'caixa lapis 48', descricao:'Caixa de lápis de cor 48 cores'})" calcext:value-type="string">
            <text:p>CREATE (lapisCor48:Produto {id:29, produto:'caixa lapis 48', descricao:'Caixa de lápis de cor 48 cores'})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assinha</text:p>
          </table:table-cell>
          <table:table-cell office:value-type="string" calcext:value-type="string">
            <text:p>massinha de modelar</text:p>
          </table:table-cell>
          <table:table-cell office:value-type="string" calcext:value-type="string">
            <text:p>Massinha de modelar infantil</text:p>
          </table:table-cell>
          <table:table-cell/>
          <table:table-cell table:formula="of:=COM.MICROSOFT.CONCAT(&quot;CREATE (&quot;;[.B31];&quot;:Produto {id:&quot;;[.A31];&quot;, produto:'&quot;;[.C31];&quot;', descricao:'&quot;;[.D31];&quot;'})&quot;)" office:value-type="string" office:string-value="CREATE (massinha:Produto {id:30, produto:'massinha de modelar', descricao:'Massinha de modelar infantil'})" calcext:value-type="string">
            <text:p>CREATE (massinha:Produto {id:30, produto:'massinha de modelar', descricao:'Massinha de modelar infantil'}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pasta documentos</text:p>
          </table:table-cell>
          <table:table-cell office:value-type="string" calcext:value-type="string">
            <text:p>Pasta plástica para documentos</text:p>
          </table:table-cell>
          <table:table-cell/>
          <table:table-cell table:formula="of:=COM.MICROSOFT.CONCAT(&quot;CREATE (&quot;;[.B32];&quot;:Produto {id:&quot;;[.A32];&quot;, produto:'&quot;;[.C32];&quot;', descricao:'&quot;;[.D32];&quot;'})&quot;)" office:value-type="string" office:string-value="CREATE (pasta:Produto {id:31, produto:'pasta documentos', descricao:'Pasta plástica para documentos'})" calcext:value-type="string">
            <text:p>CREATE (pasta:Produto {id:31, produto:'pasta documentos', descricao:'Pasta plástica para documentos'}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incel</text:p>
          </table:table-cell>
          <table:table-cell office:value-type="string" calcext:value-type="string">
            <text:p>pincel fino</text:p>
          </table:table-cell>
          <table:table-cell office:value-type="string" calcext:value-type="string">
            <text:p>Pincel fino para pintura com guache</text:p>
          </table:table-cell>
          <table:table-cell/>
          <table:table-cell table:formula="of:=COM.MICROSOFT.CONCAT(&quot;CREATE (&quot;;[.B33];&quot;:Produto {id:&quot;;[.A33];&quot;, produto:'&quot;;[.C33];&quot;', descricao:'&quot;;[.D33];&quot;'})&quot;)" office:value-type="string" office:string-value="CREATE (pincel:Produto {id:32, produto:'pincel fino', descricao:'Pincel fino para pintura com guache'})" calcext:value-type="string">
            <text:p>CREATE (pincel:Produto {id:32, produto:'pincel fino', descricao:'Pincel fino para pintura com guache'})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rancheta</text:p>
          </table:table-cell>
          <table:table-cell office:value-type="string" calcext:value-type="string">
            <text:p>prancheta a4</text:p>
          </table:table-cell>
          <table:table-cell office:value-type="string" calcext:value-type="string">
            <text:p>Prancheta comum para papel A4</text:p>
          </table:table-cell>
          <table:table-cell/>
          <table:table-cell table:formula="of:=COM.MICROSOFT.CONCAT(&quot;CREATE (&quot;;[.B34];&quot;:Produto {id:&quot;;[.A34];&quot;, produto:'&quot;;[.C34];&quot;', descricao:'&quot;;[.D34];&quot;'})&quot;)" office:value-type="string" office:string-value="CREATE (prancheta:Produto {id:33, produto:'prancheta a4', descricao:'Prancheta comum para papel A4'})" calcext:value-type="string">
            <text:p>CREATE (prancheta:Produto {id:33, produto:'prancheta a4', descricao:'Prancheta comum para papel A4'})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aco</text:p>
          </table:table-cell>
          <table:table-cell office:value-type="string" calcext:value-type="string">
            <text:p>saco de lixo</text:p>
          </table:table-cell>
          <table:table-cell office:value-type="string" calcext:value-type="string">
            <text:p>Saco de lixo preto 15 litros</text:p>
          </table:table-cell>
          <table:table-cell/>
          <table:table-cell table:formula="of:=COM.MICROSOFT.CONCAT(&quot;CREATE (&quot;;[.B35];&quot;:Produto {id:&quot;;[.A35];&quot;, produto:'&quot;;[.C35];&quot;', descricao:'&quot;;[.D35];&quot;'})&quot;)" office:value-type="string" office:string-value="CREATE (saco:Produto {id:34, produto:'saco de lixo', descricao:'Saco de lixo preto 15 litros'})" calcext:value-type="string">
            <text:p>CREATE (saco:Produto {id:34, produto:'saco de lixo', descricao:'Saco de lixo preto 15 litros'})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ixeira</text:p>
          </table:table-cell>
          <table:table-cell office:value-type="string" calcext:value-type="string">
            <text:p>lixeira plastica</text:p>
          </table:table-cell>
          <table:table-cell office:value-type="string" calcext:value-type="string">
            <text:p>Lixeira plástica branca comum</text:p>
          </table:table-cell>
          <table:table-cell/>
          <table:table-cell table:formula="of:=COM.MICROSOFT.CONCAT(&quot;CREATE (&quot;;[.B36];&quot;:Produto {id:&quot;;[.A36];&quot;, produto:'&quot;;[.C36];&quot;', descricao:'&quot;;[.D36];&quot;'})&quot;)" office:value-type="string" office:string-value="CREATE (lixeira:Produto {id:35, produto:'lixeira plastica', descricao:'Lixeira plástica branca comum'})" calcext:value-type="string">
            <text:p>CREATE (lixeira:Produto {id:35, produto:'lixeira plastica', descricao:'Lixeira plástica branca comum'})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caixa de madeira</text:p>
          </table:table-cell>
          <table:table-cell office:value-type="string" calcext:value-type="string">
            <text:p>Caixa de madeira para arquivo</text:p>
          </table:table-cell>
          <table:table-cell/>
          <table:table-cell table:formula="of:=COM.MICROSOFT.CONCAT(&quot;CREATE (&quot;;[.B37];&quot;:Produto {id:&quot;;[.A37];&quot;, produto:'&quot;;[.C37];&quot;', descricao:'&quot;;[.D37];&quot;'})&quot;)" office:value-type="string" office:string-value="CREATE (caixa:Produto {id:36, produto:'caixa de madeira', descricao:'Caixa de madeira para arquivo'})" calcext:value-type="string">
            <text:p>CREATE (caixa:Produto {id:36, produto:'caixa de madeira', descricao:'Caixa de madeira para arquivo'})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rimbo</text:p>
          </table:table-cell>
          <table:table-cell office:value-type="string" calcext:value-type="string">
            <text:p>carimbo personalizado</text:p>
          </table:table-cell>
          <table:table-cell office:value-type="string" calcext:value-type="string">
            <text:p>Carimbo para empresa personalizado</text:p>
          </table:table-cell>
          <table:table-cell/>
          <table:table-cell table:formula="of:=COM.MICROSOFT.CONCAT(&quot;CREATE (&quot;;[.B38];&quot;:Produto {id:&quot;;[.A38];&quot;, produto:'&quot;;[.C38];&quot;', descricao:'&quot;;[.D38];&quot;'})&quot;)" office:value-type="string" office:string-value="CREATE (carimbo:Produto {id:37, produto:'carimbo personalizado', descricao:'Carimbo para empresa personalizado'})" calcext:value-type="string">
            <text:p>CREATE (carimbo:Produto {id:37, produto:'carimbo personalizado', descricao:'Carimbo para empresa personalizado'})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arbante</text:p>
          </table:table-cell>
          <table:table-cell office:value-type="string" calcext:value-type="string">
            <text:p>barbante algodao</text:p>
          </table:table-cell>
          <table:table-cell office:value-type="string" calcext:value-type="string">
            <text:p>Barbante de algodão</text:p>
          </table:table-cell>
          <table:table-cell/>
          <table:table-cell table:formula="of:=COM.MICROSOFT.CONCAT(&quot;CREATE (&quot;;[.B39];&quot;:Produto {id:&quot;;[.A39];&quot;, produto:'&quot;;[.C39];&quot;', descricao:'&quot;;[.D39];&quot;'})&quot;)" office:value-type="string" office:string-value="CREATE (barbante:Produto {id:38, produto:'barbante algodao', descricao:'Barbante de algodão'})" calcext:value-type="string">
            <text:p>CREATE (barbante:Produto {id:38, produto:'barbante algodao', descricao:'Barbante de algodão'})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talogo</text:p>
          </table:table-cell>
          <table:table-cell office:value-type="string" calcext:value-type="string">
            <text:p>catalogo comum</text:p>
          </table:table-cell>
          <table:table-cell office:value-type="string" calcext:value-type="string">
            <text:p>Catálogo de papel comum</text:p>
          </table:table-cell>
          <table:table-cell/>
          <table:table-cell table:formula="of:=COM.MICROSOFT.CONCAT(&quot;CREATE (&quot;;[.B40];&quot;:Produto {id:&quot;;[.A40];&quot;, produto:'&quot;;[.C40];&quot;', descricao:'&quot;;[.D40];&quot;'})&quot;)" office:value-type="string" office:string-value="CREATE (catalogo:Produto {id:39, produto:'catalogo comum', descricao:'Catálogo de papel comum'})" calcext:value-type="string">
            <text:p>CREATE (catalogo:Produto {id:39, produto:'catalogo comum', descricao:'Catálogo de papel comum'})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pagador</text:p>
          </table:table-cell>
          <table:table-cell office:value-type="string" calcext:value-type="string">
            <text:p>apagador quadro negro</text:p>
          </table:table-cell>
          <table:table-cell office:value-type="string" calcext:value-type="string">
            <text:p>Apagador de espuma para quadro negro</text:p>
          </table:table-cell>
          <table:table-cell/>
          <table:table-cell table:formula="of:=COM.MICROSOFT.CONCAT(&quot;CREATE (&quot;;[.B41];&quot;:Produto {id:&quot;;[.A41];&quot;, produto:'&quot;;[.C41];&quot;', descricao:'&quot;;[.D41];&quot;'})&quot;)" office:value-type="string" office:string-value="CREATE (apagador:Produto {id:40, produto:'apagador quadro negro', descricao:'Apagador de espuma para quadro negro'})" calcext:value-type="string">
            <text:p>CREATE (apagador:Produto {id:40, produto:'apagador quadro negro', descricao:'Apagador de espuma para quadro negro'})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ma</text:p>
          </table:table-cell>
          <table:table-cell office:value-type="string" calcext:value-type="string">
            <text:p>ima quadro branco</text:p>
          </table:table-cell>
          <table:table-cell office:value-type="string" calcext:value-type="string">
            <text:p>Conjunto de ímas para quadro branco magnético</text:p>
          </table:table-cell>
          <table:table-cell/>
          <table:table-cell table:formula="of:=COM.MICROSOFT.CONCAT(&quot;CREATE (&quot;;[.B42];&quot;:Produto {id:&quot;;[.A42];&quot;, produto:'&quot;;[.C42];&quot;', descricao:'&quot;;[.D42];&quot;'})&quot;)" office:value-type="string" office:string-value="CREATE (ima:Produto {id:41, produto:'ima quadro branco', descricao:'Conjunto de ímas para quadro branco magnético'})" calcext:value-type="string">
            <text:p>CREATE (ima:Produto {id:41, produto:'ima quadro branco', descricao:'Conjunto de ímas para quadro branco magnético'})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ilhaA</text:p>
          </table:table-cell>
          <table:table-cell office:value-type="string" calcext:value-type="string">
            <text:p>pilha grande</text:p>
          </table:table-cell>
          <table:table-cell office:value-type="string" calcext:value-type="string">
            <text:p>Pilha alcalina grande</text:p>
          </table:table-cell>
          <table:table-cell/>
          <table:table-cell table:formula="of:=COM.MICROSOFT.CONCAT(&quot;CREATE (&quot;;[.B43];&quot;:Produto {id:&quot;;[.A43];&quot;, produto:'&quot;;[.C43];&quot;', descricao:'&quot;;[.D43];&quot;'})&quot;)" office:value-type="string" office:string-value="CREATE (pilhaA:Produto {id:42, produto:'pilha grande', descricao:'Pilha alcalina grande'})" calcext:value-type="string">
            <text:p>CREATE (pilhaA:Produto {id:42, produto:'pilha grande', descricao:'Pilha alcalina grande'})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ilhaAA</text:p>
          </table:table-cell>
          <table:table-cell office:value-type="string" calcext:value-type="string">
            <text:p>pilha comum</text:p>
          </table:table-cell>
          <table:table-cell office:value-type="string" calcext:value-type="string">
            <text:p>Pilha alcalina comum</text:p>
          </table:table-cell>
          <table:table-cell/>
          <table:table-cell table:formula="of:=COM.MICROSOFT.CONCAT(&quot;CREATE (&quot;;[.B44];&quot;:Produto {id:&quot;;[.A44];&quot;, produto:'&quot;;[.C44];&quot;', descricao:'&quot;;[.D44];&quot;'})&quot;)" office:value-type="string" office:string-value="CREATE (pilhaAA:Produto {id:43, produto:'pilha comum', descricao:'Pilha alcalina comum'})" calcext:value-type="string">
            <text:p>CREATE (pilhaAA:Produto {id:43, produto:'pilha comum', descricao:'Pilha alcalina comum'})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ilhaAAA</text:p>
          </table:table-cell>
          <table:table-cell office:value-type="string" calcext:value-type="string">
            <text:p>pilha palito</text:p>
          </table:table-cell>
          <table:table-cell office:value-type="string" calcext:value-type="string">
            <text:p>Pilha alcalina palito</text:p>
          </table:table-cell>
          <table:table-cell/>
          <table:table-cell table:formula="of:=COM.MICROSOFT.CONCAT(&quot;CREATE (&quot;;[.B45];&quot;:Produto {id:&quot;;[.A45];&quot;, produto:'&quot;;[.C45];&quot;', descricao:'&quot;;[.D45];&quot;'})&quot;)" office:value-type="string" office:string-value="CREATE (pilhaAAA:Produto {id:44, produto:'pilha palito', descricao:'Pilha alcalina palito'})" calcext:value-type="string">
            <text:p>CREATE (pilhaAAA:Produto {id:44, produto:'pilha palito', descricao:'Pilha alcalina palito'})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ousa</text:p>
          </table:table-cell>
          <table:table-cell office:value-type="string" calcext:value-type="string">
            <text:p>lousa branca</text:p>
          </table:table-cell>
          <table:table-cell office:value-type="string" calcext:value-type="string">
            <text:p>Lousa branca comum</text:p>
          </table:table-cell>
          <table:table-cell/>
          <table:table-cell table:formula="of:=COM.MICROSOFT.CONCAT(&quot;CREATE (&quot;;[.B46];&quot;:Produto {id:&quot;;[.A46];&quot;, produto:'&quot;;[.C46];&quot;', descricao:'&quot;;[.D46];&quot;'})&quot;)" office:value-type="string" office:string-value="CREATE (lousa:Produto {id:45, produto:'lousa branca', descricao:'Lousa branca comum'})" calcext:value-type="string">
            <text:p>CREATE (lousa:Produto {id:45, produto:'lousa branca', descricao:'Lousa branca comum'})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leta</text:p>
          </table:table-cell>
          <table:table-cell office:value-type="string" calcext:value-type="string">
            <text:p>maleta comum</text:p>
          </table:table-cell>
          <table:table-cell office:value-type="string" calcext:value-type="string">
            <text:p>Maleta de plástico comum</text:p>
          </table:table-cell>
          <table:table-cell/>
          <table:table-cell table:formula="of:=COM.MICROSOFT.CONCAT(&quot;CREATE (&quot;;[.B47];&quot;:Produto {id:&quot;;[.A47];&quot;, produto:'&quot;;[.C47];&quot;', descricao:'&quot;;[.D47];&quot;'})&quot;)" office:value-type="string" office:string-value="CREATE (maleta:Produto {id:46, produto:'maleta comum', descricao:'Maleta de plástico comum'})" calcext:value-type="string">
            <text:p>CREATE (maleta:Produto {id:46, produto:'maleta comum', descricao:'Maleta de plástico comum'})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stilete</text:p>
          </table:table-cell>
          <table:table-cell office:value-type="string" calcext:value-type="string">
            <text:p>estilete pequeno</text:p>
          </table:table-cell>
          <table:table-cell office:value-type="string" calcext:value-type="string">
            <text:p>Estilete pequeno comum</text:p>
          </table:table-cell>
          <table:table-cell/>
          <table:table-cell table:formula="of:=COM.MICROSOFT.CONCAT(&quot;CREATE (&quot;;[.B48];&quot;:Produto {id:&quot;;[.A48];&quot;, produto:'&quot;;[.C48];&quot;', descricao:'&quot;;[.D48];&quot;'})&quot;)" office:value-type="string" office:string-value="CREATE (estilete:Produto {id:47, produto:'estilete pequeno', descricao:'Estilete pequeno comum'})" calcext:value-type="string">
            <text:p>CREATE (estilete:Produto {id:47, produto:'estilete pequeno', descricao:'Estilete pequeno comum'})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ompasso</text:p>
          </table:table-cell>
          <table:table-cell office:value-type="string" calcext:value-type="string">
            <text:p>compasso metal</text:p>
          </table:table-cell>
          <table:table-cell office:value-type="string" calcext:value-type="string">
            <text:p>Compasso de metal com grafite</text:p>
          </table:table-cell>
          <table:table-cell/>
          <table:table-cell table:formula="of:=COM.MICROSOFT.CONCAT(&quot;CREATE (&quot;;[.B49];&quot;:Produto {id:&quot;;[.A49];&quot;, produto:'&quot;;[.C49];&quot;', descricao:'&quot;;[.D49];&quot;'})&quot;)" office:value-type="string" office:string-value="CREATE (compasso:Produto {id:48, produto:'compasso metal', descricao:'Compasso de metal com grafite'})" calcext:value-type="string">
            <text:p>CREATE (compasso:Produto {id:48, produto:'compasso metal', descricao:'Compasso de metal com grafite'})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stojo</text:p>
          </table:table-cell>
          <table:table-cell office:value-type="string" calcext:value-type="string">
            <text:p>estojo flexivel</text:p>
          </table:table-cell>
          <table:table-cell office:value-type="string" calcext:value-type="string">
            <text:p>Estojo flexível comum preto</text:p>
          </table:table-cell>
          <table:table-cell/>
          <table:table-cell table:formula="of:=COM.MICROSOFT.CONCAT(&quot;CREATE (&quot;;[.B50];&quot;:Produto {id:&quot;;[.A50];&quot;, produto:'&quot;;[.C50];&quot;', descricao:'&quot;;[.D50];&quot;'})&quot;)" office:value-type="string" office:string-value="CREATE (estojo:Produto {id:49, produto:'estojo flexivel', descricao:'Estojo flexível comum preto'})" calcext:value-type="string">
            <text:p>CREATE (estojo:Produto {id:49, produto:'estojo flexivel', descricao:'Estojo flexível comum preto'}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durex</text:p>
          </table:table-cell>
          <table:table-cell office:value-type="string" calcext:value-type="string">
            <text:p>Fita adesiva transparente tipo durex</text:p>
          </table:table-cell>
          <table:table-cell/>
          <table:table-cell table:formula="of:=COM.MICROSOFT.CONCAT(&quot;CREATE (&quot;;[.B51];&quot;:Produto {id:&quot;;[.A51];&quot;, produto:'&quot;;[.C51];&quot;', descricao:'&quot;;[.D51];&quot;'})&quot;)" office:value-type="string" office:string-value="CREATE (durex:Produto {id:50, produto:'durex', descricao:'Fita adesiva transparente tipo durex'})" calcext:value-type="string">
            <text:p>CREATE (durex:Produto {id:50, produto:'durex', descricao:'Fita adesiva transparente tipo durex'})</text:p>
          </table:table-cell>
        </table:table-row>
      </table:table>
      <table:table table:name="Distribuidores" table:style-name="ta1"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pelido</text:p>
          </table:table-cell>
          <table:table-cell table:style-name="ce1" office:value-type="string" calcext:value-type="string">
            <text:p>distribuidor</text:p>
          </table:table-cell>
          <table:table-cell table:style-name="ce1" office:value-type="string" calcext:value-type="string">
            <text:p>create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rfes</text:p>
          </table:table-cell>
          <table:table-cell office:value-type="string" calcext:value-type="string">
            <text:p>Gorfes</text:p>
          </table:table-cell>
          <table:table-cell table:formula="of:=COM.MICROSOFT.CONCAT(&quot;CREATE (&quot;;[.B2];&quot;:Distribuidor {id:&quot;;[.A2];&quot;, nome:'&quot;;[.C2];&quot;'})&quot;)" office:value-type="string" office:string-value="CREATE (gorfes:Distribuidor {id:1, nome:'Gorfes'})" calcext:value-type="string">
            <text:p>CREATE (gorfes:Distribuidor {id:1, nome:'Gorfes'}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ldia</text:p>
          </table:table-cell>
          <table:table-cell office:value-type="string" calcext:value-type="string">
            <text:p>Baldia</text:p>
          </table:table-cell>
          <table:table-cell table:formula="of:=COM.MICROSOFT.CONCAT(&quot;CREATE (&quot;;[.B3];&quot;:Distribuidor {id:&quot;;[.A3];&quot;, nome:'&quot;;[.C3];&quot;'})&quot;)" office:value-type="string" office:string-value="CREATE (baldia:Distribuidor {id:2, nome:'Baldia'})" calcext:value-type="string">
            <text:p>CREATE (baldia:Distribuidor {id:2, nome:'Baldia'})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aparrau</text:p>
          </table:table-cell>
          <table:table-cell office:value-type="string" calcext:value-type="string">
            <text:p>Chaparrau</text:p>
          </table:table-cell>
          <table:table-cell table:formula="of:=COM.MICROSOFT.CONCAT(&quot;CREATE (&quot;;[.B4];&quot;:Distribuidor {id:&quot;;[.A4];&quot;, nome:'&quot;;[.C4];&quot;'})&quot;)" office:value-type="string" office:string-value="CREATE (chaparrau:Distribuidor {id:3, nome:'Chaparrau'})" calcext:value-type="string">
            <text:p>CREATE (chaparrau:Distribuidor {id:3, nome:'Chaparrau'})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bom</text:p>
          </table:table-cell>
          <table:table-cell office:value-type="string" calcext:value-type="string">
            <text:p>Exbom</text:p>
          </table:table-cell>
          <table:table-cell table:formula="of:=COM.MICROSOFT.CONCAT(&quot;CREATE (&quot;;[.B5];&quot;:Distribuidor {id:&quot;;[.A5];&quot;, nome:'&quot;;[.C5];&quot;'})&quot;)" office:value-type="string" office:string-value="CREATE (exbom:Distribuidor {id:4, nome:'Exbom'})" calcext:value-type="string">
            <text:p>CREATE (exbom:Distribuidor {id:4, nome:'Exbom'})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xcel</text:p>
          </table:table-cell>
          <table:table-cell office:value-type="string" calcext:value-type="string">
            <text:p>Axcel</text:p>
          </table:table-cell>
          <table:table-cell table:formula="of:=COM.MICROSOFT.CONCAT(&quot;CREATE (&quot;;[.B6];&quot;:Distribuidor {id:&quot;;[.A6];&quot;, nome:'&quot;;[.C6];&quot;'})&quot;)" office:value-type="string" office:string-value="CREATE (axcel:Distribuidor {id:5, nome:'Axcel'})" calcext:value-type="string">
            <text:p>CREATE (axcel:Distribuidor {id:5, nome:'Axcel'})</text:p>
          </table:table-cell>
          <table:table-cell/>
        </table:table-row>
      </table:table>
      <table:table table:name="Lojas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pelido</text:p>
          </table:table-cell>
          <table:table-cell table:style-name="ce1" office:value-type="string" calcext:value-type="string">
            <text:p>loja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estado</text:p>
          </table:table-cell>
          <table:table-cell/>
          <table:table-cell table:style-name="ce1" office:value-type="string" calcext:value-type="string">
            <text:p>CYPH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ulista</text:p>
          </table:table-cell>
          <table:table-cell office:value-type="string" calcext:value-type="string">
            <text:p>Paulistinh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/>
          <table:table-cell table:formula="of:=COM.MICROSOFT.CONCAT(&quot;CREATE (&quot;;[.B2];&quot;:Loja {id:&quot;;[.A2];&quot;, nome:'&quot;;[.C2];&quot;', cidade:'&quot;;[.D2];&quot;', estado:'&quot;;[.E2];&quot;'})&quot;)" office:value-type="string" office:string-value="CREATE (paulista:Loja {id:1, nome:'Paulistinha', cidade:'São Paulo', estado:'SP'})" calcext:value-type="string">
            <text:p>CREATE (paulista:Loja {id:1, nome:'Paulistinha', cidade:'São Paulo', estado:'SP'}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iocentro</text:p>
          </table:table-cell>
          <table:table-cell office:value-type="string" calcext:value-type="string">
            <text:p>Faixa de Gaza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/>
          <table:table-cell table:formula="of:=COM.MICROSOFT.CONCAT(&quot;CREATE (&quot;;[.B3];&quot;:Loja {id:&quot;;[.A3];&quot;, nome:'&quot;;[.C3];&quot;', cidade:'&quot;;[.D3];&quot;', estado:'&quot;;[.E3];&quot;'})&quot;)" office:value-type="string" office:string-value="CREATE (riocentro:Loja {id:2, nome:'Faixa de Gaza', cidade:'Rio de Janeiro', estado:'RJ'})" calcext:value-type="string">
            <text:p>CREATE (riocentro:Loja {id:2, nome:'Faixa de Gaza', cidade:'Rio de Janeiro', estado:'RJ'}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Pão de queijo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MG</text:p>
          </table:table-cell>
          <table:table-cell/>
          <table:table-cell table:formula="of:=COM.MICROSOFT.CONCAT(&quot;CREATE (&quot;;[.B4];&quot;:Loja {id:&quot;;[.A4];&quot;, nome:'&quot;;[.C4];&quot;', cidade:'&quot;;[.D4];&quot;', estado:'&quot;;[.E4];&quot;'})&quot;)" office:value-type="string" office:string-value="CREATE (bh:Loja {id:3, nome:'Pão de queijo', cidade:'Belo Horizonte', estado:'MG'})" calcext:value-type="string">
            <text:p>CREATE (bh:Loja {id:3, nome:'Pão de queijo', cidade:'Belo Horizonte', estado:'MG'}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a</text:p>
          </table:table-cell>
          <table:table-cell office:value-type="string" calcext:value-type="string">
            <text:p>Cabra Macho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RS</text:p>
          </table:table-cell>
          <table:table-cell/>
          <table:table-cell table:formula="of:=COM.MICROSOFT.CONCAT(&quot;CREATE (&quot;;[.B5];&quot;:Loja {id:&quot;;[.A5];&quot;, nome:'&quot;;[.C5];&quot;', cidade:'&quot;;[.D5];&quot;', estado:'&quot;;[.E5];&quot;'})&quot;)" office:value-type="string" office:string-value="CREATE (poa:Loja {id:4, nome:'Cabra Macho', cidade:'Porto Alegre', estado:'RS'})" calcext:value-type="string">
            <text:p>CREATE (poa:Loja {id:4, nome:'Cabra Macho', cidade:'Porto Alegre', estado:'RS'})</text:p>
          </table:table-cell>
        </table:table-row>
      </table:table>
      <table:table table:name="Vendedores" table:style-name="ta1"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pelido</text:p>
          </table:table-cell>
          <table:table-cell table:style-name="ce1" office:value-type="string" calcext:value-type="string">
            <text:p>nome</text:p>
          </table:table-cell>
          <table:table-cell/>
          <table:table-cell table:style-name="ce1" office:value-type="string" calcext:value-type="string">
            <text:p>CYPH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e</text:p>
          </table:table-cell>
          <table:table-cell office:value-type="string" calcext:value-type="string">
            <text:p>José Pilintra</text:p>
          </table:table-cell>
          <table:table-cell/>
          <table:table-cell table:formula="of:=COM.MICROSOFT.CONCAT(&quot;CREATE (&quot;;[.B2];&quot;:Vendedor {id:&quot;;[.A2];&quot;, nome:'&quot;;[.C2];&quot;'})&quot;)" office:value-type="string" office:string-value="CREATE (ze:Vendedor {id:1, nome:'José Pilintra'})" calcext:value-type="string">
            <text:p>CREATE (ze:Vendedor {id:1, nome:'José Pilintra'}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o</text:p>
          </table:table-cell>
          <table:table-cell office:value-type="string" calcext:value-type="string">
            <text:p>João Flávio da Cunha</text:p>
          </table:table-cell>
          <table:table-cell/>
          <table:table-cell table:formula="of:=COM.MICROSOFT.CONCAT(&quot;CREATE (&quot;;[.B3];&quot;:Vendedor {id:&quot;;[.A3];&quot;, nome:'&quot;;[.C3];&quot;'})&quot;)" office:value-type="string" office:string-value="CREATE (jao:Vendedor {id:2, nome:'João Flávio da Cunha'})" calcext:value-type="string">
            <text:p>CREATE (jao:Vendedor {id:2, nome:'João Flávio da Cunha'}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ciana Andrade</text:p>
          </table:table-cell>
          <table:table-cell/>
          <table:table-cell table:formula="of:=COM.MICROSOFT.CONCAT(&quot;CREATE (&quot;;[.B4];&quot;:Vendedor {id:&quot;;[.A4];&quot;, nome:'&quot;;[.C4];&quot;'})&quot;)" office:value-type="string" office:string-value="CREATE (lu:Vendedor {id:3, nome:'Luciana Andrade'})" calcext:value-type="string">
            <text:p>CREATE (lu:Vendedor {id:3, nome:'Luciana Andrade'}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e</text:p>
          </table:table-cell>
          <table:table-cell office:value-type="string" calcext:value-type="string">
            <text:p>Alcebíades Pignatary</text:p>
          </table:table-cell>
          <table:table-cell/>
          <table:table-cell table:formula="of:=COM.MICROSOFT.CONCAT(&quot;CREATE (&quot;;[.B5];&quot;:Vendedor {id:&quot;;[.A5];&quot;, nome:'&quot;;[.C5];&quot;'})&quot;)" office:value-type="string" office:string-value="CREATE (alce:Vendedor {id:4, nome:'Alcebíades Pignatary'})" calcext:value-type="string">
            <text:p>CREATE (alce:Vendedor {id:4, nome:'Alcebíades Pignatary'}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ka</text:p>
          </table:table-cell>
          <table:table-cell office:value-type="string" calcext:value-type="string">
            <text:p>Alessandra Kamargo</text:p>
          </table:table-cell>
          <table:table-cell/>
          <table:table-cell table:formula="of:=COM.MICROSOFT.CONCAT(&quot;CREATE (&quot;;[.B6];&quot;:Vendedor {id:&quot;;[.A6];&quot;, nome:'&quot;;[.C6];&quot;'})&quot;)" office:value-type="string" office:string-value="CREATE (leka:Vendedor {id:5, nome:'Alessandra Kamargo'})" calcext:value-type="string">
            <text:p>CREATE (leka:Vendedor {id:5, nome:'Alessandra Kamargo'}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Christina Macky</text:p>
          </table:table-cell>
          <table:table-cell/>
          <table:table-cell table:formula="of:=COM.MICROSOFT.CONCAT(&quot;CREATE (&quot;;[.B7];&quot;:Vendedor {id:&quot;;[.A7];&quot;, nome:'&quot;;[.C7];&quot;'})&quot;)" office:value-type="string" office:string-value="CREATE (chris:Vendedor {id:6, nome:'Christina Macky'})" calcext:value-type="string">
            <text:p>CREATE (chris:Vendedor {id:6, nome:'Christina Macky'}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tuca</text:p>
          </table:table-cell>
          <table:table-cell office:value-type="string" calcext:value-type="string">
            <text:p>Rogério Azevedo</text:p>
          </table:table-cell>
          <table:table-cell/>
          <table:table-cell table:formula="of:=COM.MICROSOFT.CONCAT(&quot;CREATE (&quot;;[.B8];&quot;:Vendedor {id:&quot;;[.A8];&quot;, nome:'&quot;;[.C8];&quot;'})&quot;)" office:value-type="string" office:string-value="CREATE (bituca:Vendedor {id:7, nome:'Rogério Azevedo'})" calcext:value-type="string">
            <text:p>CREATE (bituca:Vendedor {id:7, nome:'Rogério Azevedo'}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ulao</text:p>
          </table:table-cell>
          <table:table-cell office:value-type="string" calcext:value-type="string">
            <text:p>Ricardo Quaresma</text:p>
          </table:table-cell>
          <table:table-cell/>
          <table:table-cell table:formula="of:=COM.MICROSOFT.CONCAT(&quot;CREATE (&quot;;[.B9];&quot;:Vendedor {id:&quot;;[.A9];&quot;, nome:'&quot;;[.C9];&quot;'})&quot;)" office:value-type="string" office:string-value="CREATE (paulao:Vendedor {id:8, nome:'Ricardo Quaresma'})" calcext:value-type="string">
            <text:p>CREATE (paulao:Vendedor {id:8, nome:'Ricardo Quaresma'}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a</text:p>
          </table:table-cell>
          <table:table-cell office:value-type="string" calcext:value-type="string">
            <text:p>Beatriz Segal</text:p>
          </table:table-cell>
          <table:table-cell/>
          <table:table-cell table:formula="of:=COM.MICROSOFT.CONCAT(&quot;CREATE (&quot;;[.B10];&quot;:Vendedor {id:&quot;;[.A10];&quot;, nome:'&quot;;[.C10];&quot;'})&quot;)" office:value-type="string" office:string-value="CREATE (bia:Vendedor {id:9, nome:'Beatriz Segal'})" calcext:value-type="string">
            <text:p>CREATE (bia:Vendedor {id:9, nome:'Beatriz Segal'}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lvia Saint</text:p>
          </table:table-cell>
          <table:table-cell/>
          <table:table-cell table:formula="of:=COM.MICROSOFT.CONCAT(&quot;CREATE (&quot;;[.B11];&quot;:Vendedor {id:&quot;;[.A11];&quot;, nome:'&quot;;[.C11];&quot;'})&quot;)" office:value-type="string" office:string-value="CREATE (sil:Vendedor {id:10, nome:'Silvia Saint'})" calcext:value-type="string">
            <text:p>CREATE (sil:Vendedor {id:10, nome:'Silvia Saint'})</text:p>
          </table:table-cell>
        </table:table-row>
      </table:table>
      <table:table table:name="Clientes" table:style-name="ta1"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pelido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CYPH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nto</text:p>
          </table:table-cell>
          <table:table-cell office:value-type="string" calcext:value-type="string">
            <text:p>Felipe Menezes</text:p>
          </table:table-cell>
          <table:table-cell table:formula="of:=COM.MICROSOFT.CONCAT(&quot;CREATE (&quot;;[.B2];&quot;:Cliente {id:&quot;;[.A2];&quot;, nome:'&quot;;[.C2];&quot;'})&quot;)" office:value-type="string" office:string-value="CREATE (lento:Cliente {id:1, nome:'Felipe Menezes'})" calcext:value-type="string">
            <text:p>CREATE (lento:Cliente {id:1, nome:'Felipe Menezes'}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cutor</text:p>
          </table:table-cell>
          <table:table-cell office:value-type="string" calcext:value-type="string">
            <text:p>Domenico Gato</text:p>
          </table:table-cell>
          <table:table-cell table:formula="of:=COM.MICROSOFT.CONCAT(&quot;CREATE (&quot;;[.B3];&quot;:Cliente {id:&quot;;[.A3];&quot;, nome:'&quot;;[.C3];&quot;'})&quot;)" office:value-type="string" office:string-value="CREATE (locutor:Cliente {id:2, nome:'Domenico Gato'})" calcext:value-type="string">
            <text:p>CREATE (locutor:Cliente {id:2, nome:'Domenico Gato'}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rniceiro</text:p>
          </table:table-cell>
          <table:table-cell office:value-type="string" calcext:value-type="string">
            <text:p>Felipe Melo</text:p>
          </table:table-cell>
          <table:table-cell table:formula="of:=COM.MICROSOFT.CONCAT(&quot;CREATE (&quot;;[.B4];&quot;:Cliente {id:&quot;;[.A4];&quot;, nome:'&quot;;[.C4];&quot;'})&quot;)" office:value-type="string" office:string-value="CREATE (carniceiro:Cliente {id:3, nome:'Felipe Melo'})" calcext:value-type="string">
            <text:p>CREATE (carniceiro:Cliente {id:3, nome:'Felipe Melo'}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cartes</text:p>
          </table:table-cell>
          <table:table-cell office:value-type="string" calcext:value-type="string">
            <text:p>Toninho Cecilio</text:p>
          </table:table-cell>
          <table:table-cell table:formula="of:=COM.MICROSOFT.CONCAT(&quot;CREATE (&quot;;[.B5];&quot;:Cliente {id:&quot;;[.A5];&quot;, nome:'&quot;;[.C5];&quot;'})&quot;)" office:value-type="string" office:string-value="CREATE (descartes:Cliente {id:4, nome:'Toninho Cecilio'})" calcext:value-type="string">
            <text:p>CREATE (descartes:Cliente {id:4, nome:'Toninho Cecilio'}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tardado</text:p>
          </table:table-cell>
          <table:table-cell office:value-type="string" calcext:value-type="string">
            <text:p>Deyverson</text:p>
          </table:table-cell>
          <table:table-cell table:formula="of:=COM.MICROSOFT.CONCAT(&quot;CREATE (&quot;;[.B6];&quot;:Cliente {id:&quot;;[.A6];&quot;, nome:'&quot;;[.C6];&quot;'})&quot;)" office:value-type="string" office:string-value="CREATE (retardado:Cliente {id:5, nome:'Deyverson'})" calcext:value-type="string">
            <text:p>CREATE (retardado:Cliente {id:5, nome:'Deyverson'}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mba</text:p>
          </table:table-cell>
          <table:table-cell office:value-type="string" calcext:value-type="string">
            <text:p>Bruno Henrique</text:p>
          </table:table-cell>
          <table:table-cell table:formula="of:=COM.MICROSOFT.CONCAT(&quot;CREATE (&quot;;[.B7];&quot;:Cliente {id:&quot;;[.A7];&quot;, nome:'&quot;;[.C7];&quot;'})&quot;)" office:value-type="string" office:string-value="CREATE (gamba:Cliente {id:6, nome:'Bruno Henrique'})" calcext:value-type="string">
            <text:p>CREATE (gamba:Cliente {id:6, nome:'Bruno Henrique'}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Fernando Prass</text:p>
          </table:table-cell>
          <table:table-cell table:formula="of:=COM.MICROSOFT.CONCAT(&quot;CREATE (&quot;;[.B8];&quot;:Cliente {id:&quot;;[.A8];&quot;, nome:'&quot;;[.C8];&quot;'})&quot;)" office:value-type="string" office:string-value="CREATE (avo:Cliente {id:7, nome:'Fernando Prass'})" calcext:value-type="string">
            <text:p>CREATE (avo:Cliente {id:7, nome:'Fernando Prass'}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igode</text:p>
          </table:table-cell>
          <table:table-cell office:value-type="string" calcext:value-type="string">
            <text:p>Luis Felipe Scolari</text:p>
          </table:table-cell>
          <table:table-cell table:formula="of:=COM.MICROSOFT.CONCAT(&quot;CREATE (&quot;;[.B9];&quot;:Cliente {id:&quot;;[.A9];&quot;, nome:'&quot;;[.C9];&quot;'})&quot;)" office:value-type="string" office:string-value="CREATE (bigode:Cliente {id:8, nome:'Luis Felipe Scolari'})" calcext:value-type="string">
            <text:p>CREATE (bigode:Cliente {id:8, nome:'Luis Felipe Scolari'}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gregado</text:p>
          </table:table-cell>
          <table:table-cell office:value-type="string" calcext:value-type="string">
            <text:p>Murtosa</text:p>
          </table:table-cell>
          <table:table-cell table:formula="of:=COM.MICROSOFT.CONCAT(&quot;CREATE (&quot;;[.B10];&quot;:Cliente {id:&quot;;[.A10];&quot;, nome:'&quot;;[.C10];&quot;'})&quot;)" office:value-type="string" office:string-value="CREATE (agregado:Cliente {id:9, nome:'Murtosa'})" calcext:value-type="string">
            <text:p>CREATE (agregado:Cliente {id:9, nome:'Murtosa'})</text:p>
          </table:table-cell>
        </table:table-row>
      </table:table>
      <table:table table:name="Relacoes Distribuidore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distribuidor</text:p>
          </table:table-cell>
          <table:table-cell table:style-name="ce1" office:value-type="string" calcext:value-type="string">
            <text:p>produto</text:p>
          </table:table-cell>
          <table:table-cell table:style-name="ce1"/>
          <table:table-cell table:style-name="ce1" office:value-type="string" calcext:value-type="string">
            <text:p>CYPHER</text:p>
          </table:table-cell>
        </table:table-row>
        <table:table-row table:style-name="ro1">
          <table:table-cell table:formula="of:=[Distribuidores.$B$2]" office:value-type="string" office:string-value="gorfes" calcext:value-type="string">
            <text:p>gorfes</text:p>
          </table:table-cell>
          <table:table-cell table:formula="of:=[Produtos.B2]" office:value-type="string" office:string-value="papel" calcext:value-type="string">
            <text:p>papel</text:p>
          </table:table-cell>
          <table:table-cell/>
          <table:table-cell table:formula="of:=COM.MICROSOFT.CONCAT(&quot;(&quot;;[.A2];&quot;)-[:DISTRIBUI]-&gt;(&quot;;[.B2];&quot;),&quot;)" office:value-type="string" office:string-value="(gorfes)-[:DISTRIBUI]-&gt;(papel)," calcext:value-type="string">
            <text:p>(gorfes)-[:DISTRIBUI]-&gt;(papel),</text:p>
          </table:table-cell>
        </table:table-row>
        <table:table-row table:style-name="ro1">
          <table:table-cell table:formula="of:=[Distribuidores.$B$2]" office:value-type="string" office:string-value="gorfes" calcext:value-type="string">
            <text:p>gorfes</text:p>
          </table:table-cell>
          <table:table-cell table:formula="of:=[Produtos.B3]" office:value-type="string" office:string-value="cola" calcext:value-type="string">
            <text:p>cola</text:p>
          </table:table-cell>
          <table:table-cell/>
          <table:table-cell table:formula="of:=COM.MICROSOFT.CONCAT(&quot;(&quot;;[.A3];&quot;)-[:DISTRIBUI]-&gt;(&quot;;[.B3];&quot;),&quot;)" office:value-type="string" office:string-value="(gorfes)-[:DISTRIBUI]-&gt;(cola)," calcext:value-type="string">
            <text:p>(gorfes)-[:DISTRIBUI]-&gt;(cola),</text:p>
          </table:table-cell>
        </table:table-row>
        <table:table-row table:style-name="ro1">
          <table:table-cell table:formula="of:=[Distribuidores.$B$2]" office:value-type="string" office:string-value="gorfes" calcext:value-type="string">
            <text:p>gorfes</text:p>
          </table:table-cell>
          <table:table-cell table:formula="of:=[Produtos.B4]" office:value-type="string" office:string-value="tesoura" calcext:value-type="string">
            <text:p>tesoura</text:p>
          </table:table-cell>
          <table:table-cell/>
          <table:table-cell table:formula="of:=COM.MICROSOFT.CONCAT(&quot;(&quot;;[.A4];&quot;)-[:DISTRIBUI]-&gt;(&quot;;[.B4];&quot;),&quot;)" office:value-type="string" office:string-value="(gorfes)-[:DISTRIBUI]-&gt;(tesoura)," calcext:value-type="string">
            <text:p>(gorfes)-[:DISTRIBUI]-&gt;(tesoura),</text:p>
          </table:table-cell>
        </table:table-row>
        <table:table-row table:style-name="ro1">
          <table:table-cell table:formula="of:=[Distribuidores.$B$2]" office:value-type="string" office:string-value="gorfes" calcext:value-type="string">
            <text:p>gorfes</text:p>
          </table:table-cell>
          <table:table-cell table:formula="of:=[Produtos.B5]" office:value-type="string" office:string-value="lapiseira" calcext:value-type="string">
            <text:p>lapiseira</text:p>
          </table:table-cell>
          <table:table-cell/>
          <table:table-cell table:formula="of:=COM.MICROSOFT.CONCAT(&quot;(&quot;;[.A5];&quot;)-[:DISTRIBUI]-&gt;(&quot;;[.B5];&quot;),&quot;)" office:value-type="string" office:string-value="(gorfes)-[:DISTRIBUI]-&gt;(lapiseira)," calcext:value-type="string">
            <text:p>(gorfes)-[:DISTRIBUI]-&gt;(lapiseira),</text:p>
          </table:table-cell>
        </table:table-row>
        <table:table-row table:style-name="ro1">
          <table:table-cell table:formula="of:=[Distribuidores.$B$2]" office:value-type="string" office:string-value="gorfes" calcext:value-type="string">
            <text:p>gorfes</text:p>
          </table:table-cell>
          <table:table-cell table:formula="of:=[Produtos.B6]" office:value-type="string" office:string-value="cartolina" calcext:value-type="string">
            <text:p>cartolina</text:p>
          </table:table-cell>
          <table:table-cell/>
          <table:table-cell table:formula="of:=COM.MICROSOFT.CONCAT(&quot;(&quot;;[.A6];&quot;)-[:DISTRIBUI]-&gt;(&quot;;[.B6];&quot;),&quot;)" office:value-type="string" office:string-value="(gorfes)-[:DISTRIBUI]-&gt;(cartolina)," calcext:value-type="string">
            <text:p>(gorfes)-[:DISTRIBUI]-&gt;(cartolina),</text:p>
          </table:table-cell>
        </table:table-row>
        <table:table-row table:style-name="ro1">
          <table:table-cell table:formula="of:=[Distribuidores.$B$2]" office:value-type="string" office:string-value="gorfes" calcext:value-type="string">
            <text:p>gorfes</text:p>
          </table:table-cell>
          <table:table-cell table:formula="of:=[Produtos.B7]" office:value-type="string" office:string-value="alcool" calcext:value-type="string">
            <text:p>alcool</text:p>
          </table:table-cell>
          <table:table-cell/>
          <table:table-cell table:formula="of:=COM.MICROSOFT.CONCAT(&quot;(&quot;;[.A7];&quot;)-[:DISTRIBUI]-&gt;(&quot;;[.B7];&quot;),&quot;)" office:value-type="string" office:string-value="(gorfes)-[:DISTRIBUI]-&gt;(alcool)," calcext:value-type="string">
            <text:p>(gorfes)-[:DISTRIBUI]-&gt;(alcool),</text:p>
          </table:table-cell>
        </table:table-row>
        <table:table-row table:style-name="ro1">
          <table:table-cell table:formula="of:=[Distribuidores.$B$2]" office:value-type="string" office:string-value="gorfes" calcext:value-type="string">
            <text:p>gorfes</text:p>
          </table:table-cell>
          <table:table-cell table:formula="of:=[Produtos.B8]" office:value-type="string" office:string-value="regua" calcext:value-type="string">
            <text:p>regua</text:p>
          </table:table-cell>
          <table:table-cell/>
          <table:table-cell table:formula="of:=COM.MICROSOFT.CONCAT(&quot;(&quot;;[.A8];&quot;)-[:DISTRIBUI]-&gt;(&quot;;[.B8];&quot;),&quot;)" office:value-type="string" office:string-value="(gorfes)-[:DISTRIBUI]-&gt;(regua)," calcext:value-type="string">
            <text:p>(gorfes)-[:DISTRIBUI]-&gt;(regua),</text:p>
          </table:table-cell>
        </table:table-row>
        <table:table-row table:style-name="ro1">
          <table:table-cell table:formula="of:=[Distribuidores.$B$2]" office:value-type="string" office:string-value="gorfes" calcext:value-type="string">
            <text:p>gorfes</text:p>
          </table:table-cell>
          <table:table-cell table:formula="of:=[Produtos.B9]" office:value-type="string" office:string-value="reguaGrande" calcext:value-type="string">
            <text:p>reguaGrande</text:p>
          </table:table-cell>
          <table:table-cell/>
          <table:table-cell table:formula="of:=COM.MICROSOFT.CONCAT(&quot;(&quot;;[.A9];&quot;)-[:DISTRIBUI]-&gt;(&quot;;[.B9];&quot;),&quot;)" office:value-type="string" office:string-value="(gorfes)-[:DISTRIBUI]-&gt;(reguaGrande)," calcext:value-type="string">
            <text:p>(gorfes)-[:DISTRIBUI]-&gt;(reguaGrande),</text:p>
          </table:table-cell>
        </table:table-row>
        <table:table-row table:style-name="ro1">
          <table:table-cell table:formula="of:=[Distribuidores.$B$2]" office:value-type="string" office:string-value="gorfes" calcext:value-type="string">
            <text:p>gorfes</text:p>
          </table:table-cell>
          <table:table-cell table:formula="of:=[Produtos.B10]" office:value-type="string" office:string-value="canson" calcext:value-type="string">
            <text:p>canson</text:p>
          </table:table-cell>
          <table:table-cell/>
          <table:table-cell table:formula="of:=COM.MICROSOFT.CONCAT(&quot;(&quot;;[.A10];&quot;)-[:DISTRIBUI]-&gt;(&quot;;[.B10];&quot;),&quot;)" office:value-type="string" office:string-value="(gorfes)-[:DISTRIBUI]-&gt;(canson)," calcext:value-type="string">
            <text:p>(gorfes)-[:DISTRIBUI]-&gt;(canson),</text:p>
          </table:table-cell>
        </table:table-row>
        <table:table-row table:style-name="ro1">
          <table:table-cell table:formula="of:=[Distribuidores.$B$2]" office:value-type="string" office:string-value="gorfes" calcext:value-type="string">
            <text:p>gorfes</text:p>
          </table:table-cell>
          <table:table-cell table:formula="of:=[Produtos.B11]" office:value-type="string" office:string-value="adesivo" calcext:value-type="string">
            <text:p>adesivo</text:p>
          </table:table-cell>
          <table:table-cell/>
          <table:table-cell table:formula="of:=COM.MICROSOFT.CONCAT(&quot;(&quot;;[.A11];&quot;)-[:DISTRIBUI]-&gt;(&quot;;[.B11];&quot;),&quot;)" office:value-type="string" office:string-value="(gorfes)-[:DISTRIBUI]-&gt;(adesivo)," calcext:value-type="string">
            <text:p>(gorfes)-[:DISTRIBUI]-&gt;(adesivo),</text:p>
          </table:table-cell>
        </table:table-row>
        <table:table-row table:style-name="ro1">
          <table:table-cell table:formula="of:=[Distribuidores.$B$2]" office:value-type="string" office:string-value="gorfes" calcext:value-type="string">
            <text:p>gorfes</text:p>
          </table:table-cell>
          <table:table-cell table:formula="of:=[Produtos.B12]" office:value-type="string" office:string-value="apontador" calcext:value-type="string">
            <text:p>apontador</text:p>
          </table:table-cell>
          <table:table-cell/>
          <table:table-cell table:formula="of:=COM.MICROSOFT.CONCAT(&quot;(&quot;;[.A12];&quot;)-[:DISTRIBUI]-&gt;(&quot;;[.B12];&quot;),&quot;)" office:value-type="string" office:string-value="(gorfes)-[:DISTRIBUI]-&gt;(apontador)," calcext:value-type="string">
            <text:p>(gorfes)-[:DISTRIBUI]-&gt;(apontador),</text:p>
          </table:table-cell>
        </table:table-row>
        <table:table-row table:style-name="ro1">
          <table:table-cell table:formula="of:=[Distribuidores.$B$2]" office:value-type="string" office:string-value="gorfes" calcext:value-type="string">
            <text:p>gorfes</text:p>
          </table:table-cell>
          <table:table-cell table:formula="of:=[Produtos.B13]" office:value-type="string" office:string-value="borracha" calcext:value-type="string">
            <text:p>borracha</text:p>
          </table:table-cell>
          <table:table-cell/>
          <table:table-cell table:formula="of:=COM.MICROSOFT.CONCAT(&quot;(&quot;;[.A13];&quot;)-[:DISTRIBUI]-&gt;(&quot;;[.B13];&quot;),&quot;)" office:value-type="string" office:string-value="(gorfes)-[:DISTRIBUI]-&gt;(borracha)," calcext:value-type="string">
            <text:p>(gorfes)-[:DISTRIBUI]-&gt;(borracha),</text:p>
          </table:table-cell>
        </table:table-row>
        <table:table-row table:style-name="ro1">
          <table:table-cell table:formula="of:=[Distribuidores.$B$2]" office:value-type="string" office:string-value="gorfes" calcext:value-type="string">
            <text:p>gorfes</text:p>
          </table:table-cell>
          <table:table-cell table:formula="of:=[Produtos.B14]" office:value-type="string" office:string-value="cadernoBrochura" calcext:value-type="string">
            <text:p>cadernoBrochura</text:p>
          </table:table-cell>
          <table:table-cell/>
          <table:table-cell table:formula="of:=COM.MICROSOFT.CONCAT(&quot;(&quot;;[.A14];&quot;)-[:DISTRIBUI]-&gt;(&quot;;[.B14];&quot;),&quot;)" office:value-type="string" office:string-value="(gorfes)-[:DISTRIBUI]-&gt;(cadernoBrochura)," calcext:value-type="string">
            <text:p>(gorfes)-[:DISTRIBUI]-&gt;(cadernoBrochura),</text:p>
          </table:table-cell>
        </table:table-row>
        <table:table-row table:style-name="ro1">
          <table:table-cell table:formula="of:=[Distribuidores.$B$2]" office:value-type="string" office:string-value="gorfes" calcext:value-type="string">
            <text:p>gorfes</text:p>
          </table:table-cell>
          <table:table-cell table:formula="of:=[Produtos.B15]" office:value-type="string" office:string-value="cadernoGrande" calcext:value-type="string">
            <text:p>cadernoGrande</text:p>
          </table:table-cell>
          <table:table-cell/>
          <table:table-cell table:formula="of:=COM.MICROSOFT.CONCAT(&quot;(&quot;;[.A15];&quot;)-[:DISTRIBUI]-&gt;(&quot;;[.B15];&quot;),&quot;)" office:value-type="string" office:string-value="(gorfes)-[:DISTRIBUI]-&gt;(cadernoGrande)," calcext:value-type="string">
            <text:p>(gorfes)-[:DISTRIBUI]-&gt;(cadernoGrande),</text:p>
          </table:table-cell>
        </table:table-row>
        <table:table-row table:style-name="ro1">
          <table:table-cell table:formula="of:=[Distribuidores.$B$2]" office:value-type="string" office:string-value="gorfes" calcext:value-type="string">
            <text:p>gorfes</text:p>
          </table:table-cell>
          <table:table-cell table:formula="of:=[Produtos.B16]" office:value-type="string" office:string-value="caneta" calcext:value-type="string">
            <text:p>caneta</text:p>
          </table:table-cell>
          <table:table-cell/>
          <table:table-cell table:formula="of:=COM.MICROSOFT.CONCAT(&quot;(&quot;;[.A16];&quot;)-[:DISTRIBUI]-&gt;(&quot;;[.B16];&quot;),&quot;)" office:value-type="string" office:string-value="(gorfes)-[:DISTRIBUI]-&gt;(caneta)," calcext:value-type="string">
            <text:p>(gorfes)-[:DISTRIBUI]-&gt;(caneta),</text:p>
          </table:table-cell>
        </table:table-row>
        <table:table-row table:style-name="ro1">
          <table:table-cell table:formula="of:=[Distribuidores.$B$2]" office:value-type="string" office:string-value="gorfes" calcext:value-type="string">
            <text:p>gorfes</text:p>
          </table:table-cell>
          <table:table-cell table:formula="of:=[Produtos.B17]" office:value-type="string" office:string-value="calculadora" calcext:value-type="string">
            <text:p>calculadora</text:p>
          </table:table-cell>
          <table:table-cell/>
          <table:table-cell table:formula="of:=COM.MICROSOFT.CONCAT(&quot;(&quot;;[.A17];&quot;)-[:DISTRIBUI]-&gt;(&quot;;[.B17];&quot;),&quot;)" office:value-type="string" office:string-value="(gorfes)-[:DISTRIBUI]-&gt;(calculadora)," calcext:value-type="string">
            <text:p>(gorfes)-[:DISTRIBUI]-&gt;(calculadora),</text:p>
          </table:table-cell>
        </table:table-row>
        <table:table-row table:style-name="ro1">
          <table:table-cell table:formula="of:=[Distribuidores.$B$2]" office:value-type="string" office:string-value="gorfes" calcext:value-type="string">
            <text:p>gorfes</text:p>
          </table:table-cell>
          <table:table-cell table:formula="of:=[Produtos.B18]" office:value-type="string" office:string-value="clipes" calcext:value-type="string">
            <text:p>clipes</text:p>
          </table:table-cell>
          <table:table-cell/>
          <table:table-cell table:formula="of:=COM.MICROSOFT.CONCAT(&quot;(&quot;;[.A18];&quot;)-[:DISTRIBUI]-&gt;(&quot;;[.B18];&quot;),&quot;)" office:value-type="string" office:string-value="(gorfes)-[:DISTRIBUI]-&gt;(clipes)," calcext:value-type="string">
            <text:p>(gorfes)-[:DISTRIBUI]-&gt;(clipes),</text:p>
          </table:table-cell>
        </table:table-row>
        <table:table-row table:style-name="ro1">
          <table:table-cell table:formula="of:=[Distribuidores.$B$2]" office:value-type="string" office:string-value="gorfes" calcext:value-type="string">
            <text:p>gorfes</text:p>
          </table:table-cell>
          <table:table-cell table:formula="of:=[Produtos.B19]" office:value-type="string" office:string-value="corretivo" calcext:value-type="string">
            <text:p>corretivo</text:p>
          </table:table-cell>
          <table:table-cell/>
          <table:table-cell table:formula="of:=COM.MICROSOFT.CONCAT(&quot;(&quot;;[.A19];&quot;)-[:DISTRIBUI]-&gt;(&quot;;[.B19];&quot;),&quot;)" office:value-type="string" office:string-value="(gorfes)-[:DISTRIBUI]-&gt;(corretivo)," calcext:value-type="string">
            <text:p>(gorfes)-[:DISTRIBUI]-&gt;(corretivo),</text:p>
          </table:table-cell>
        </table:table-row>
        <table:table-row table:style-name="ro1">
          <table:table-cell table:formula="of:=[Distribuidores.$B$2]" office:value-type="string" office:string-value="gorfes" calcext:value-type="string">
            <text:p>gorfes</text:p>
          </table:table-cell>
          <table:table-cell table:formula="of:=[Produtos.B20]" office:value-type="string" office:string-value="elastico" calcext:value-type="string">
            <text:p>elastico</text:p>
          </table:table-cell>
          <table:table-cell/>
          <table:table-cell table:formula="of:=COM.MICROSOFT.CONCAT(&quot;(&quot;;[.A20];&quot;)-[:DISTRIBUI]-&gt;(&quot;;[.B20];&quot;),&quot;)" office:value-type="string" office:string-value="(gorfes)-[:DISTRIBUI]-&gt;(elastico)," calcext:value-type="string">
            <text:p>(gorfes)-[:DISTRIBUI]-&gt;(elastico),</text:p>
          </table:table-cell>
        </table:table-row>
        <table:table-row table:style-name="ro1">
          <table:table-cell table:formula="of:=[Distribuidores.$B$2]" office:value-type="string" office:string-value="gorfes" calcext:value-type="string">
            <text:p>gorfes</text:p>
          </table:table-cell>
          <table:table-cell table:formula="of:=[Produtos.B21]" office:value-type="string" office:string-value="envelope" calcext:value-type="string">
            <text:p>envelope</text:p>
          </table:table-cell>
          <table:table-cell/>
          <table:table-cell table:formula="of:=COM.MICROSOFT.CONCAT(&quot;(&quot;;[.A21];&quot;)-[:DISTRIBUI]-&gt;(&quot;;[.B21];&quot;),&quot;)" office:value-type="string" office:string-value="(gorfes)-[:DISTRIBUI]-&gt;(envelope)," calcext:value-type="string">
            <text:p>(gorfes)-[:DISTRIBUI]-&gt;(envelope),</text:p>
          </table:table-cell>
        </table:table-row>
        <table:table-row table:style-name="ro1">
          <table:table-cell table:formula="of:=[Distribuidores.$B$2]" office:value-type="string" office:string-value="gorfes" calcext:value-type="string">
            <text:p>gorfes</text:p>
          </table:table-cell>
          <table:table-cell table:formula="of:=[Produtos.B22]" office:value-type="string" office:string-value="esquadro" calcext:value-type="string">
            <text:p>esquadro</text:p>
          </table:table-cell>
          <table:table-cell/>
          <table:table-cell table:formula="of:=COM.MICROSOFT.CONCAT(&quot;(&quot;;[.A22];&quot;)-[:DISTRIBUI]-&gt;(&quot;;[.B22];&quot;),&quot;)" office:value-type="string" office:string-value="(gorfes)-[:DISTRIBUI]-&gt;(esquadro)," calcext:value-type="string">
            <text:p>(gorfes)-[:DISTRIBUI]-&gt;(esquadro),</text:p>
          </table:table-cell>
        </table:table-row>
        <table:table-row table:style-name="ro1">
          <table:table-cell table:formula="of:=[Distribuidores.$B$2]" office:value-type="string" office:string-value="gorfes" calcext:value-type="string">
            <text:p>gorfes</text:p>
          </table:table-cell>
          <table:table-cell table:formula="of:=[Produtos.B23]" office:value-type="string" office:string-value="giz" calcext:value-type="string">
            <text:p>giz</text:p>
          </table:table-cell>
          <table:table-cell/>
          <table:table-cell table:formula="of:=COM.MICROSOFT.CONCAT(&quot;(&quot;;[.A23];&quot;)-[:DISTRIBUI]-&gt;(&quot;;[.B23];&quot;),&quot;)" office:value-type="string" office:string-value="(gorfes)-[:DISTRIBUI]-&gt;(giz)," calcext:value-type="string">
            <text:p>(gorfes)-[:DISTRIBUI]-&gt;(giz),</text:p>
          </table:table-cell>
        </table:table-row>
        <table:table-row table:style-name="ro1">
          <table:table-cell table:formula="of:=[Distribuidores.$B$2]" office:value-type="string" office:string-value="gorfes" calcext:value-type="string">
            <text:p>gorfes</text:p>
          </table:table-cell>
          <table:table-cell table:formula="of:=[Produtos.B24]" office:value-type="string" office:string-value="grampeador" calcext:value-type="string">
            <text:p>grampeador</text:p>
          </table:table-cell>
          <table:table-cell/>
          <table:table-cell table:formula="of:=COM.MICROSOFT.CONCAT(&quot;(&quot;;[.A24];&quot;)-[:DISTRIBUI]-&gt;(&quot;;[.B24];&quot;),&quot;)" office:value-type="string" office:string-value="(gorfes)-[:DISTRIBUI]-&gt;(grampeador)," calcext:value-type="string">
            <text:p>(gorfes)-[:DISTRIBUI]-&gt;(grampeador),</text:p>
          </table:table-cell>
        </table:table-row>
        <table:table-row table:style-name="ro1">
          <table:table-cell table:formula="of:=[Distribuidores.$B$2]" office:value-type="string" office:string-value="gorfes" calcext:value-type="string">
            <text:p>gorfes</text:p>
          </table:table-cell>
          <table:table-cell table:formula="of:=[Produtos.B25]" office:value-type="string" office:string-value="grampo" calcext:value-type="string">
            <text:p>grampo</text:p>
          </table:table-cell>
          <table:table-cell/>
          <table:table-cell table:formula="of:=COM.MICROSOFT.CONCAT(&quot;(&quot;;[.A25];&quot;)-[:DISTRIBUI]-&gt;(&quot;;[.B25];&quot;),&quot;)" office:value-type="string" office:string-value="(gorfes)-[:DISTRIBUI]-&gt;(grampo)," calcext:value-type="string">
            <text:p>(gorfes)-[:DISTRIBUI]-&gt;(grampo),</text:p>
          </table:table-cell>
        </table:table-row>
        <table:table-row table:style-name="ro1">
          <table:table-cell table:formula="of:=[Distribuidores.$B$2]" office:value-type="string" office:string-value="gorfes" calcext:value-type="string">
            <text:p>gorfes</text:p>
          </table:table-cell>
          <table:table-cell table:formula="of:=[Produtos.B26]" office:value-type="string" office:string-value="guache" calcext:value-type="string">
            <text:p>guache</text:p>
          </table:table-cell>
          <table:table-cell/>
          <table:table-cell table:formula="of:=COM.MICROSOFT.CONCAT(&quot;(&quot;;[.A26];&quot;)-[:DISTRIBUI]-&gt;(&quot;;[.B26];&quot;),&quot;)" office:value-type="string" office:string-value="(gorfes)-[:DISTRIBUI]-&gt;(guache)," calcext:value-type="string">
            <text:p>(gorfes)-[:DISTRIBUI]-&gt;(guache),</text:p>
          </table:table-cell>
        </table:table-row>
        <table:table-row table:style-name="ro1">
          <table:table-cell table:formula="of:=[Distribuidores.$B$2]" office:value-type="string" office:string-value="gorfes" calcext:value-type="string">
            <text:p>gorfes</text:p>
          </table:table-cell>
          <table:table-cell table:formula="of:=[Produtos.B27]" office:value-type="string" office:string-value="lancheira" calcext:value-type="string">
            <text:p>lancheira</text:p>
          </table:table-cell>
          <table:table-cell/>
          <table:table-cell table:formula="of:=COM.MICROSOFT.CONCAT(&quot;(&quot;;[.A27];&quot;)-[:DISTRIBUI]-&gt;(&quot;;[.B27];&quot;),&quot;)" office:value-type="string" office:string-value="(gorfes)-[:DISTRIBUI]-&gt;(lancheira)," calcext:value-type="string">
            <text:p>(gorfes)-[:DISTRIBUI]-&gt;(lancheira),</text:p>
          </table:table-cell>
        </table:table-row>
        <table:table-row table:style-name="ro1">
          <table:table-cell table:formula="of:=[Distribuidores.$B$2]" office:value-type="string" office:string-value="gorfes" calcext:value-type="string">
            <text:p>gorfes</text:p>
          </table:table-cell>
          <table:table-cell table:formula="of:=[Produtos.B28]" office:value-type="string" office:string-value="lapisCor12" calcext:value-type="string">
            <text:p>lapisCor12</text:p>
          </table:table-cell>
          <table:table-cell/>
          <table:table-cell table:formula="of:=COM.MICROSOFT.CONCAT(&quot;(&quot;;[.A28];&quot;)-[:DISTRIBUI]-&gt;(&quot;;[.B28];&quot;),&quot;)" office:value-type="string" office:string-value="(gorfes)-[:DISTRIBUI]-&gt;(lapisCor12)," calcext:value-type="string">
            <text:p>(gorfes)-[:DISTRIBUI]-&gt;(lapisCor12),</text:p>
          </table:table-cell>
        </table:table-row>
        <table:table-row table:style-name="ro1">
          <table:table-cell table:formula="of:=[Distribuidores.$B$2]" office:value-type="string" office:string-value="gorfes" calcext:value-type="string">
            <text:p>gorfes</text:p>
          </table:table-cell>
          <table:table-cell table:formula="of:=[Produtos.B29]" office:value-type="string" office:string-value="lapisCor24" calcext:value-type="string">
            <text:p>lapisCor24</text:p>
          </table:table-cell>
          <table:table-cell/>
          <table:table-cell table:formula="of:=COM.MICROSOFT.CONCAT(&quot;(&quot;;[.A29];&quot;)-[:DISTRIBUI]-&gt;(&quot;;[.B29];&quot;),&quot;)" office:value-type="string" office:string-value="(gorfes)-[:DISTRIBUI]-&gt;(lapisCor24)," calcext:value-type="string">
            <text:p>(gorfes)-[:DISTRIBUI]-&gt;(lapisCor24),</text:p>
          </table:table-cell>
        </table:table-row>
        <table:table-row table:style-name="ro1">
          <table:table-cell table:formula="of:=[Distribuidores.$B$2]" office:value-type="string" office:string-value="gorfes" calcext:value-type="string">
            <text:p>gorfes</text:p>
          </table:table-cell>
          <table:table-cell table:formula="of:=[Produtos.B30]" office:value-type="string" office:string-value="lapisCor48" calcext:value-type="string">
            <text:p>lapisCor48</text:p>
          </table:table-cell>
          <table:table-cell/>
          <table:table-cell table:formula="of:=COM.MICROSOFT.CONCAT(&quot;(&quot;;[.A30];&quot;)-[:DISTRIBUI]-&gt;(&quot;;[.B30];&quot;),&quot;)" office:value-type="string" office:string-value="(gorfes)-[:DISTRIBUI]-&gt;(lapisCor48)," calcext:value-type="string">
            <text:p>(gorfes)-[:DISTRIBUI]-&gt;(lapisCor48),</text:p>
          </table:table-cell>
        </table:table-row>
        <table:table-row table:style-name="ro1">
          <table:table-cell table:formula="of:=[Distribuidores.$B$2]" office:value-type="string" office:string-value="gorfes" calcext:value-type="string">
            <text:p>gorfes</text:p>
          </table:table-cell>
          <table:table-cell table:formula="of:=[Produtos.B31]" office:value-type="string" office:string-value="massinha" calcext:value-type="string">
            <text:p>massinha</text:p>
          </table:table-cell>
          <table:table-cell/>
          <table:table-cell table:formula="of:=COM.MICROSOFT.CONCAT(&quot;(&quot;;[.A31];&quot;)-[:DISTRIBUI]-&gt;(&quot;;[.B31];&quot;),&quot;)" office:value-type="string" office:string-value="(gorfes)-[:DISTRIBUI]-&gt;(massinha)," calcext:value-type="string">
            <text:p>(gorfes)-[:DISTRIBUI]-&gt;(massinha),</text:p>
          </table:table-cell>
        </table:table-row>
        <table:table-row table:style-name="ro1">
          <table:table-cell table:formula="of:=[Distribuidores.$B$2]" office:value-type="string" office:string-value="gorfes" calcext:value-type="string">
            <text:p>gorfes</text:p>
          </table:table-cell>
          <table:table-cell table:formula="of:=[Produtos.B32]" office:value-type="string" office:string-value="pasta" calcext:value-type="string">
            <text:p>pasta</text:p>
          </table:table-cell>
          <table:table-cell/>
          <table:table-cell table:formula="of:=COM.MICROSOFT.CONCAT(&quot;(&quot;;[.A32];&quot;)-[:DISTRIBUI]-&gt;(&quot;;[.B32];&quot;),&quot;)" office:value-type="string" office:string-value="(gorfes)-[:DISTRIBUI]-&gt;(pasta)," calcext:value-type="string">
            <text:p>(gorfes)-[:DISTRIBUI]-&gt;(pasta),</text:p>
          </table:table-cell>
        </table:table-row>
        <table:table-row table:style-name="ro1">
          <table:table-cell table:formula="of:=[Distribuidores.$B$2]" office:value-type="string" office:string-value="gorfes" calcext:value-type="string">
            <text:p>gorfes</text:p>
          </table:table-cell>
          <table:table-cell table:formula="of:=[Produtos.B33]" office:value-type="string" office:string-value="pincel" calcext:value-type="string">
            <text:p>pincel</text:p>
          </table:table-cell>
          <table:table-cell/>
          <table:table-cell table:formula="of:=COM.MICROSOFT.CONCAT(&quot;(&quot;;[.A33];&quot;)-[:DISTRIBUI]-&gt;(&quot;;[.B33];&quot;),&quot;)" office:value-type="string" office:string-value="(gorfes)-[:DISTRIBUI]-&gt;(pincel)," calcext:value-type="string">
            <text:p>(gorfes)-[:DISTRIBUI]-&gt;(pincel),</text:p>
          </table:table-cell>
        </table:table-row>
        <table:table-row table:style-name="ro1">
          <table:table-cell table:formula="of:=[Distribuidores.$B$2]" office:value-type="string" office:string-value="gorfes" calcext:value-type="string">
            <text:p>gorfes</text:p>
          </table:table-cell>
          <table:table-cell table:formula="of:=[Produtos.B34]" office:value-type="string" office:string-value="prancheta" calcext:value-type="string">
            <text:p>prancheta</text:p>
          </table:table-cell>
          <table:table-cell/>
          <table:table-cell table:formula="of:=COM.MICROSOFT.CONCAT(&quot;(&quot;;[.A34];&quot;)-[:DISTRIBUI]-&gt;(&quot;;[.B34];&quot;),&quot;)" office:value-type="string" office:string-value="(gorfes)-[:DISTRIBUI]-&gt;(prancheta)," calcext:value-type="string">
            <text:p>(gorfes)-[:DISTRIBUI]-&gt;(prancheta),</text:p>
          </table:table-cell>
        </table:table-row>
        <table:table-row table:style-name="ro1">
          <table:table-cell table:formula="of:=[Distribuidores.$B$2]" office:value-type="string" office:string-value="gorfes" calcext:value-type="string">
            <text:p>gorfes</text:p>
          </table:table-cell>
          <table:table-cell table:formula="of:=[Produtos.B35]" office:value-type="string" office:string-value="saco" calcext:value-type="string">
            <text:p>saco</text:p>
          </table:table-cell>
          <table:table-cell/>
          <table:table-cell table:formula="of:=COM.MICROSOFT.CONCAT(&quot;(&quot;;[.A35];&quot;)-[:DISTRIBUI]-&gt;(&quot;;[.B35];&quot;),&quot;)" office:value-type="string" office:string-value="(gorfes)-[:DISTRIBUI]-&gt;(saco)," calcext:value-type="string">
            <text:p>(gorfes)-[:DISTRIBUI]-&gt;(saco),</text:p>
          </table:table-cell>
        </table:table-row>
        <table:table-row table:style-name="ro1">
          <table:table-cell table:formula="of:=[Distribuidores.$B$2]" office:value-type="string" office:string-value="gorfes" calcext:value-type="string">
            <text:p>gorfes</text:p>
          </table:table-cell>
          <table:table-cell table:formula="of:=[Produtos.B36]" office:value-type="string" office:string-value="lixeira" calcext:value-type="string">
            <text:p>lixeira</text:p>
          </table:table-cell>
          <table:table-cell/>
          <table:table-cell table:formula="of:=COM.MICROSOFT.CONCAT(&quot;(&quot;;[.A36];&quot;)-[:DISTRIBUI]-&gt;(&quot;;[.B36];&quot;),&quot;)" office:value-type="string" office:string-value="(gorfes)-[:DISTRIBUI]-&gt;(lixeira)," calcext:value-type="string">
            <text:p>(gorfes)-[:DISTRIBUI]-&gt;(lixeira),</text:p>
          </table:table-cell>
        </table:table-row>
        <table:table-row table:style-name="ro1">
          <table:table-cell table:formula="of:=[Distribuidores.$B$3]" office:value-type="string" office:string-value="baldia" calcext:value-type="string">
            <text:p>baldia</text:p>
          </table:table-cell>
          <table:table-cell table:formula="of:=[Produtos.B32]" office:value-type="string" office:string-value="pasta" calcext:value-type="string">
            <text:p>pasta</text:p>
          </table:table-cell>
          <table:table-cell/>
          <table:table-cell table:formula="of:=COM.MICROSOFT.CONCAT(&quot;(&quot;;[.A37];&quot;)-[:DISTRIBUI]-&gt;(&quot;;[.B37];&quot;),&quot;)" office:value-type="string" office:string-value="(baldia)-[:DISTRIBUI]-&gt;(pasta)," calcext:value-type="string">
            <text:p>(baldia)-[:DISTRIBUI]-&gt;(pasta),</text:p>
          </table:table-cell>
        </table:table-row>
        <table:table-row table:style-name="ro1">
          <table:table-cell table:formula="of:=[Distribuidores.$B$3]" office:value-type="string" office:string-value="baldia" calcext:value-type="string">
            <text:p>baldia</text:p>
          </table:table-cell>
          <table:table-cell table:formula="of:=[Produtos.B33]" office:value-type="string" office:string-value="pincel" calcext:value-type="string">
            <text:p>pincel</text:p>
          </table:table-cell>
          <table:table-cell/>
          <table:table-cell table:formula="of:=COM.MICROSOFT.CONCAT(&quot;(&quot;;[.A38];&quot;)-[:DISTRIBUI]-&gt;(&quot;;[.B38];&quot;),&quot;)" office:value-type="string" office:string-value="(baldia)-[:DISTRIBUI]-&gt;(pincel)," calcext:value-type="string">
            <text:p>(baldia)-[:DISTRIBUI]-&gt;(pincel),</text:p>
          </table:table-cell>
        </table:table-row>
        <table:table-row table:style-name="ro1">
          <table:table-cell table:formula="of:=[Distribuidores.$B$3]" office:value-type="string" office:string-value="baldia" calcext:value-type="string">
            <text:p>baldia</text:p>
          </table:table-cell>
          <table:table-cell table:formula="of:=[Produtos.B34]" office:value-type="string" office:string-value="prancheta" calcext:value-type="string">
            <text:p>prancheta</text:p>
          </table:table-cell>
          <table:table-cell/>
          <table:table-cell table:formula="of:=COM.MICROSOFT.CONCAT(&quot;(&quot;;[.A39];&quot;)-[:DISTRIBUI]-&gt;(&quot;;[.B39];&quot;),&quot;)" office:value-type="string" office:string-value="(baldia)-[:DISTRIBUI]-&gt;(prancheta)," calcext:value-type="string">
            <text:p>(baldia)-[:DISTRIBUI]-&gt;(prancheta),</text:p>
          </table:table-cell>
        </table:table-row>
        <table:table-row table:style-name="ro1">
          <table:table-cell table:formula="of:=[Distribuidores.$B$3]" office:value-type="string" office:string-value="baldia" calcext:value-type="string">
            <text:p>baldia</text:p>
          </table:table-cell>
          <table:table-cell table:formula="of:=[Produtos.B35]" office:value-type="string" office:string-value="saco" calcext:value-type="string">
            <text:p>saco</text:p>
          </table:table-cell>
          <table:table-cell/>
          <table:table-cell table:formula="of:=COM.MICROSOFT.CONCAT(&quot;(&quot;;[.A40];&quot;)-[:DISTRIBUI]-&gt;(&quot;;[.B40];&quot;),&quot;)" office:value-type="string" office:string-value="(baldia)-[:DISTRIBUI]-&gt;(saco)," calcext:value-type="string">
            <text:p>(baldia)-[:DISTRIBUI]-&gt;(saco),</text:p>
          </table:table-cell>
        </table:table-row>
        <table:table-row table:style-name="ro1">
          <table:table-cell table:formula="of:=[Distribuidores.$B$3]" office:value-type="string" office:string-value="baldia" calcext:value-type="string">
            <text:p>baldia</text:p>
          </table:table-cell>
          <table:table-cell table:formula="of:=[Produtos.B36]" office:value-type="string" office:string-value="lixeira" calcext:value-type="string">
            <text:p>lixeira</text:p>
          </table:table-cell>
          <table:table-cell/>
          <table:table-cell table:formula="of:=COM.MICROSOFT.CONCAT(&quot;(&quot;;[.A41];&quot;)-[:DISTRIBUI]-&gt;(&quot;;[.B41];&quot;),&quot;)" office:value-type="string" office:string-value="(baldia)-[:DISTRIBUI]-&gt;(lixeira)," calcext:value-type="string">
            <text:p>(baldia)-[:DISTRIBUI]-&gt;(lixeira),</text:p>
          </table:table-cell>
        </table:table-row>
        <table:table-row table:style-name="ro1">
          <table:table-cell table:formula="of:=[Distribuidores.$B$3]" office:value-type="string" office:string-value="baldia" calcext:value-type="string">
            <text:p>baldia</text:p>
          </table:table-cell>
          <table:table-cell table:formula="of:=[Produtos.B37]" office:value-type="string" office:string-value="caixa" calcext:value-type="string">
            <text:p>caixa</text:p>
          </table:table-cell>
          <table:table-cell/>
          <table:table-cell table:formula="of:=COM.MICROSOFT.CONCAT(&quot;(&quot;;[.A42];&quot;)-[:DISTRIBUI]-&gt;(&quot;;[.B42];&quot;),&quot;)" office:value-type="string" office:string-value="(baldia)-[:DISTRIBUI]-&gt;(caixa)," calcext:value-type="string">
            <text:p>(baldia)-[:DISTRIBUI]-&gt;(caixa),</text:p>
          </table:table-cell>
        </table:table-row>
        <table:table-row table:style-name="ro1">
          <table:table-cell table:formula="of:=[Distribuidores.$B$3]" office:value-type="string" office:string-value="baldia" calcext:value-type="string">
            <text:p>baldia</text:p>
          </table:table-cell>
          <table:table-cell table:formula="of:=[Produtos.B38]" office:value-type="string" office:string-value="carimbo" calcext:value-type="string">
            <text:p>carimbo</text:p>
          </table:table-cell>
          <table:table-cell/>
          <table:table-cell table:formula="of:=COM.MICROSOFT.CONCAT(&quot;(&quot;;[.A43];&quot;)-[:DISTRIBUI]-&gt;(&quot;;[.B43];&quot;),&quot;)" office:value-type="string" office:string-value="(baldia)-[:DISTRIBUI]-&gt;(carimbo)," calcext:value-type="string">
            <text:p>(baldia)-[:DISTRIBUI]-&gt;(carimbo),</text:p>
          </table:table-cell>
        </table:table-row>
        <table:table-row table:style-name="ro1">
          <table:table-cell table:formula="of:=[Distribuidores.$B$3]" office:value-type="string" office:string-value="baldia" calcext:value-type="string">
            <text:p>baldia</text:p>
          </table:table-cell>
          <table:table-cell table:formula="of:=[Produtos.B39]" office:value-type="string" office:string-value="barbante" calcext:value-type="string">
            <text:p>barbante</text:p>
          </table:table-cell>
          <table:table-cell/>
          <table:table-cell table:formula="of:=COM.MICROSOFT.CONCAT(&quot;(&quot;;[.A44];&quot;)-[:DISTRIBUI]-&gt;(&quot;;[.B44];&quot;),&quot;)" office:value-type="string" office:string-value="(baldia)-[:DISTRIBUI]-&gt;(barbante)," calcext:value-type="string">
            <text:p>(baldia)-[:DISTRIBUI]-&gt;(barbante),</text:p>
          </table:table-cell>
        </table:table-row>
        <table:table-row table:style-name="ro1">
          <table:table-cell table:formula="of:=[Distribuidores.$B$3]" office:value-type="string" office:string-value="baldia" calcext:value-type="string">
            <text:p>baldia</text:p>
          </table:table-cell>
          <table:table-cell table:formula="of:=[Produtos.B40]" office:value-type="string" office:string-value="catalogo" calcext:value-type="string">
            <text:p>catalogo</text:p>
          </table:table-cell>
          <table:table-cell/>
          <table:table-cell table:formula="of:=COM.MICROSOFT.CONCAT(&quot;(&quot;;[.A45];&quot;)-[:DISTRIBUI]-&gt;(&quot;;[.B45];&quot;),&quot;)" office:value-type="string" office:string-value="(baldia)-[:DISTRIBUI]-&gt;(catalogo)," calcext:value-type="string">
            <text:p>(baldia)-[:DISTRIBUI]-&gt;(catalogo),</text:p>
          </table:table-cell>
        </table:table-row>
        <table:table-row table:style-name="ro1">
          <table:table-cell table:formula="of:=[Distribuidores.$B$3]" office:value-type="string" office:string-value="baldia" calcext:value-type="string">
            <text:p>baldia</text:p>
          </table:table-cell>
          <table:table-cell table:formula="of:=[Produtos.B41]" office:value-type="string" office:string-value="apagador" calcext:value-type="string">
            <text:p>apagador</text:p>
          </table:table-cell>
          <table:table-cell/>
          <table:table-cell table:formula="of:=COM.MICROSOFT.CONCAT(&quot;(&quot;;[.A46];&quot;)-[:DISTRIBUI]-&gt;(&quot;;[.B46];&quot;),&quot;)" office:value-type="string" office:string-value="(baldia)-[:DISTRIBUI]-&gt;(apagador)," calcext:value-type="string">
            <text:p>(baldia)-[:DISTRIBUI]-&gt;(apagador),</text:p>
          </table:table-cell>
        </table:table-row>
        <table:table-row table:style-name="ro1">
          <table:table-cell table:formula="of:=[Distribuidores.$B$4]" office:value-type="string" office:string-value="chaparrau" calcext:value-type="string">
            <text:p>chaparrau</text:p>
          </table:table-cell>
          <table:table-cell table:formula="of:=[Produtos.B37]" office:value-type="string" office:string-value="caixa" calcext:value-type="string">
            <text:p>caixa</text:p>
          </table:table-cell>
          <table:table-cell/>
          <table:table-cell table:formula="of:=COM.MICROSOFT.CONCAT(&quot;(&quot;;[.A47];&quot;)-[:DISTRIBUI]-&gt;(&quot;;[.B47];&quot;),&quot;)" office:value-type="string" office:string-value="(chaparrau)-[:DISTRIBUI]-&gt;(caixa)," calcext:value-type="string">
            <text:p>(chaparrau)-[:DISTRIBUI]-&gt;(caixa),</text:p>
          </table:table-cell>
        </table:table-row>
        <table:table-row table:style-name="ro1">
          <table:table-cell table:formula="of:=[Distribuidores.$B$4]" office:value-type="string" office:string-value="chaparrau" calcext:value-type="string">
            <text:p>chaparrau</text:p>
          </table:table-cell>
          <table:table-cell table:formula="of:=[Produtos.B38]" office:value-type="string" office:string-value="carimbo" calcext:value-type="string">
            <text:p>carimbo</text:p>
          </table:table-cell>
          <table:table-cell/>
          <table:table-cell table:formula="of:=COM.MICROSOFT.CONCAT(&quot;(&quot;;[.A48];&quot;)-[:DISTRIBUI]-&gt;(&quot;;[.B48];&quot;),&quot;)" office:value-type="string" office:string-value="(chaparrau)-[:DISTRIBUI]-&gt;(carimbo)," calcext:value-type="string">
            <text:p>(chaparrau)-[:DISTRIBUI]-&gt;(carimbo),</text:p>
          </table:table-cell>
        </table:table-row>
        <table:table-row table:style-name="ro1">
          <table:table-cell table:formula="of:=[Distribuidores.$B$4]" office:value-type="string" office:string-value="chaparrau" calcext:value-type="string">
            <text:p>chaparrau</text:p>
          </table:table-cell>
          <table:table-cell table:formula="of:=[Produtos.B39]" office:value-type="string" office:string-value="barbante" calcext:value-type="string">
            <text:p>barbante</text:p>
          </table:table-cell>
          <table:table-cell/>
          <table:table-cell table:formula="of:=COM.MICROSOFT.CONCAT(&quot;(&quot;;[.A49];&quot;)-[:DISTRIBUI]-&gt;(&quot;;[.B49];&quot;),&quot;)" office:value-type="string" office:string-value="(chaparrau)-[:DISTRIBUI]-&gt;(barbante)," calcext:value-type="string">
            <text:p>(chaparrau)-[:DISTRIBUI]-&gt;(barbante),</text:p>
          </table:table-cell>
        </table:table-row>
        <table:table-row table:style-name="ro1">
          <table:table-cell table:formula="of:=[Distribuidores.$B$4]" office:value-type="string" office:string-value="chaparrau" calcext:value-type="string">
            <text:p>chaparrau</text:p>
          </table:table-cell>
          <table:table-cell table:formula="of:=[Produtos.B40]" office:value-type="string" office:string-value="catalogo" calcext:value-type="string">
            <text:p>catalogo</text:p>
          </table:table-cell>
          <table:table-cell/>
          <table:table-cell table:formula="of:=COM.MICROSOFT.CONCAT(&quot;(&quot;;[.A50];&quot;)-[:DISTRIBUI]-&gt;(&quot;;[.B50];&quot;),&quot;)" office:value-type="string" office:string-value="(chaparrau)-[:DISTRIBUI]-&gt;(catalogo)," calcext:value-type="string">
            <text:p>(chaparrau)-[:DISTRIBUI]-&gt;(catalogo),</text:p>
          </table:table-cell>
        </table:table-row>
        <table:table-row table:style-name="ro1">
          <table:table-cell table:formula="of:=[Distribuidores.$B$4]" office:value-type="string" office:string-value="chaparrau" calcext:value-type="string">
            <text:p>chaparrau</text:p>
          </table:table-cell>
          <table:table-cell table:formula="of:=[Produtos.B41]" office:value-type="string" office:string-value="apagador" calcext:value-type="string">
            <text:p>apagador</text:p>
          </table:table-cell>
          <table:table-cell/>
          <table:table-cell table:formula="of:=COM.MICROSOFT.CONCAT(&quot;(&quot;;[.A51];&quot;)-[:DISTRIBUI]-&gt;(&quot;;[.B51];&quot;),&quot;)" office:value-type="string" office:string-value="(chaparrau)-[:DISTRIBUI]-&gt;(apagador)," calcext:value-type="string">
            <text:p>(chaparrau)-[:DISTRIBUI]-&gt;(apagador),</text:p>
          </table:table-cell>
        </table:table-row>
        <table:table-row table:style-name="ro1">
          <table:table-cell table:formula="of:=[Distribuidores.$B$4]" office:value-type="string" office:string-value="chaparrau" calcext:value-type="string">
            <text:p>chaparrau</text:p>
          </table:table-cell>
          <table:table-cell table:formula="of:=[Produtos.B42]" office:value-type="string" office:string-value="ima" calcext:value-type="string">
            <text:p>ima</text:p>
          </table:table-cell>
          <table:table-cell/>
          <table:table-cell table:formula="of:=COM.MICROSOFT.CONCAT(&quot;(&quot;;[.A52];&quot;)-[:DISTRIBUI]-&gt;(&quot;;[.B52];&quot;),&quot;)" office:value-type="string" office:string-value="(chaparrau)-[:DISTRIBUI]-&gt;(ima)," calcext:value-type="string">
            <text:p>(chaparrau)-[:DISTRIBUI]-&gt;(ima),</text:p>
          </table:table-cell>
        </table:table-row>
        <table:table-row table:style-name="ro1">
          <table:table-cell table:formula="of:=[Distribuidores.$B$4]" office:value-type="string" office:string-value="chaparrau" calcext:value-type="string">
            <text:p>chaparrau</text:p>
          </table:table-cell>
          <table:table-cell table:formula="of:=[Produtos.B43]" office:value-type="string" office:string-value="pilhaA" calcext:value-type="string">
            <text:p>pilhaA</text:p>
          </table:table-cell>
          <table:table-cell/>
          <table:table-cell table:formula="of:=COM.MICROSOFT.CONCAT(&quot;(&quot;;[.A53];&quot;)-[:DISTRIBUI]-&gt;(&quot;;[.B53];&quot;),&quot;)" office:value-type="string" office:string-value="(chaparrau)-[:DISTRIBUI]-&gt;(pilhaA)," calcext:value-type="string">
            <text:p>(chaparrau)-[:DISTRIBUI]-&gt;(pilhaA),</text:p>
          </table:table-cell>
        </table:table-row>
        <table:table-row table:style-name="ro1">
          <table:table-cell table:formula="of:=[Distribuidores.$B$4]" office:value-type="string" office:string-value="chaparrau" calcext:value-type="string">
            <text:p>chaparrau</text:p>
          </table:table-cell>
          <table:table-cell table:formula="of:=[Produtos.B44]" office:value-type="string" office:string-value="pilhaAA" calcext:value-type="string">
            <text:p>pilhaAA</text:p>
          </table:table-cell>
          <table:table-cell/>
          <table:table-cell table:formula="of:=COM.MICROSOFT.CONCAT(&quot;(&quot;;[.A54];&quot;)-[:DISTRIBUI]-&gt;(&quot;;[.B54];&quot;),&quot;)" office:value-type="string" office:string-value="(chaparrau)-[:DISTRIBUI]-&gt;(pilhaAA)," calcext:value-type="string">
            <text:p>(chaparrau)-[:DISTRIBUI]-&gt;(pilhaAA),</text:p>
          </table:table-cell>
        </table:table-row>
        <table:table-row table:style-name="ro1">
          <table:table-cell table:formula="of:=[Distribuidores.$B$4]" office:value-type="string" office:string-value="chaparrau" calcext:value-type="string">
            <text:p>chaparrau</text:p>
          </table:table-cell>
          <table:table-cell table:formula="of:=[Produtos.B45]" office:value-type="string" office:string-value="pilhaAAA" calcext:value-type="string">
            <text:p>pilhaAAA</text:p>
          </table:table-cell>
          <table:table-cell/>
          <table:table-cell table:formula="of:=COM.MICROSOFT.CONCAT(&quot;(&quot;;[.A55];&quot;)-[:DISTRIBUI]-&gt;(&quot;;[.B55];&quot;),&quot;)" office:value-type="string" office:string-value="(chaparrau)-[:DISTRIBUI]-&gt;(pilhaAAA)," calcext:value-type="string">
            <text:p>(chaparrau)-[:DISTRIBUI]-&gt;(pilhaAAA),</text:p>
          </table:table-cell>
        </table:table-row>
        <table:table-row table:style-name="ro1">
          <table:table-cell table:formula="of:=[Distribuidores.$B$4]" office:value-type="string" office:string-value="chaparrau" calcext:value-type="string">
            <text:p>chaparrau</text:p>
          </table:table-cell>
          <table:table-cell table:formula="of:=[Produtos.B46]" office:value-type="string" office:string-value="lousa" calcext:value-type="string">
            <text:p>lousa</text:p>
          </table:table-cell>
          <table:table-cell/>
          <table:table-cell table:formula="of:=COM.MICROSOFT.CONCAT(&quot;(&quot;;[.A56];&quot;)-[:DISTRIBUI]-&gt;(&quot;;[.B56];&quot;),&quot;)" office:value-type="string" office:string-value="(chaparrau)-[:DISTRIBUI]-&gt;(lousa)," calcext:value-type="string">
            <text:p>(chaparrau)-[:DISTRIBUI]-&gt;(lousa),</text:p>
          </table:table-cell>
        </table:table-row>
        <table:table-row table:style-name="ro1">
          <table:table-cell table:formula="of:=[Distribuidores.$B$5]" office:value-type="string" office:string-value="exbom" calcext:value-type="string">
            <text:p>exbom</text:p>
          </table:table-cell>
          <table:table-cell table:formula="of:=[Produtos.B42]" office:value-type="string" office:string-value="ima" calcext:value-type="string">
            <text:p>ima</text:p>
          </table:table-cell>
          <table:table-cell/>
          <table:table-cell table:formula="of:=COM.MICROSOFT.CONCAT(&quot;(&quot;;[.A57];&quot;)-[:DISTRIBUI]-&gt;(&quot;;[.B57];&quot;),&quot;)" office:value-type="string" office:string-value="(exbom)-[:DISTRIBUI]-&gt;(ima)," calcext:value-type="string">
            <text:p>(exbom)-[:DISTRIBUI]-&gt;(ima),</text:p>
          </table:table-cell>
        </table:table-row>
        <table:table-row table:style-name="ro1">
          <table:table-cell table:formula="of:=[Distribuidores.$B$5]" office:value-type="string" office:string-value="exbom" calcext:value-type="string">
            <text:p>exbom</text:p>
          </table:table-cell>
          <table:table-cell table:formula="of:=[Produtos.B43]" office:value-type="string" office:string-value="pilhaA" calcext:value-type="string">
            <text:p>pilhaA</text:p>
          </table:table-cell>
          <table:table-cell/>
          <table:table-cell table:formula="of:=COM.MICROSOFT.CONCAT(&quot;(&quot;;[.A58];&quot;)-[:DISTRIBUI]-&gt;(&quot;;[.B58];&quot;),&quot;)" office:value-type="string" office:string-value="(exbom)-[:DISTRIBUI]-&gt;(pilhaA)," calcext:value-type="string">
            <text:p>(exbom)-[:DISTRIBUI]-&gt;(pilhaA),</text:p>
          </table:table-cell>
        </table:table-row>
        <table:table-row table:style-name="ro1">
          <table:table-cell table:formula="of:=[Distribuidores.$B$5]" office:value-type="string" office:string-value="exbom" calcext:value-type="string">
            <text:p>exbom</text:p>
          </table:table-cell>
          <table:table-cell table:formula="of:=[Produtos.B44]" office:value-type="string" office:string-value="pilhaAA" calcext:value-type="string">
            <text:p>pilhaAA</text:p>
          </table:table-cell>
          <table:table-cell/>
          <table:table-cell table:formula="of:=COM.MICROSOFT.CONCAT(&quot;(&quot;;[.A59];&quot;)-[:DISTRIBUI]-&gt;(&quot;;[.B59];&quot;),&quot;)" office:value-type="string" office:string-value="(exbom)-[:DISTRIBUI]-&gt;(pilhaAA)," calcext:value-type="string">
            <text:p>(exbom)-[:DISTRIBUI]-&gt;(pilhaAA),</text:p>
          </table:table-cell>
        </table:table-row>
        <table:table-row table:style-name="ro1">
          <table:table-cell table:formula="of:=[Distribuidores.$B$5]" office:value-type="string" office:string-value="exbom" calcext:value-type="string">
            <text:p>exbom</text:p>
          </table:table-cell>
          <table:table-cell table:formula="of:=[Produtos.B45]" office:value-type="string" office:string-value="pilhaAAA" calcext:value-type="string">
            <text:p>pilhaAAA</text:p>
          </table:table-cell>
          <table:table-cell/>
          <table:table-cell table:formula="of:=COM.MICROSOFT.CONCAT(&quot;(&quot;;[.A60];&quot;)-[:DISTRIBUI]-&gt;(&quot;;[.B60];&quot;),&quot;)" office:value-type="string" office:string-value="(exbom)-[:DISTRIBUI]-&gt;(pilhaAAA)," calcext:value-type="string">
            <text:p>(exbom)-[:DISTRIBUI]-&gt;(pilhaAAA),</text:p>
          </table:table-cell>
        </table:table-row>
        <table:table-row table:style-name="ro1">
          <table:table-cell table:formula="of:=[Distribuidores.$B$5]" office:value-type="string" office:string-value="exbom" calcext:value-type="string">
            <text:p>exbom</text:p>
          </table:table-cell>
          <table:table-cell table:formula="of:=[Produtos.B46]" office:value-type="string" office:string-value="lousa" calcext:value-type="string">
            <text:p>lousa</text:p>
          </table:table-cell>
          <table:table-cell/>
          <table:table-cell table:formula="of:=COM.MICROSOFT.CONCAT(&quot;(&quot;;[.A61];&quot;)-[:DISTRIBUI]-&gt;(&quot;;[.B61];&quot;),&quot;)" office:value-type="string" office:string-value="(exbom)-[:DISTRIBUI]-&gt;(lousa)," calcext:value-type="string">
            <text:p>(exbom)-[:DISTRIBUI]-&gt;(lousa),</text:p>
          </table:table-cell>
        </table:table-row>
        <table:table-row table:style-name="ro1">
          <table:table-cell table:formula="of:=[Distribuidores.$B$5]" office:value-type="string" office:string-value="exbom" calcext:value-type="string">
            <text:p>exbom</text:p>
          </table:table-cell>
          <table:table-cell table:formula="of:=[Produtos.B47]" office:value-type="string" office:string-value="maleta" calcext:value-type="string">
            <text:p>maleta</text:p>
          </table:table-cell>
          <table:table-cell/>
          <table:table-cell table:formula="of:=COM.MICROSOFT.CONCAT(&quot;(&quot;;[.A62];&quot;)-[:DISTRIBUI]-&gt;(&quot;;[.B62];&quot;),&quot;)" office:value-type="string" office:string-value="(exbom)-[:DISTRIBUI]-&gt;(maleta)," calcext:value-type="string">
            <text:p>(exbom)-[:DISTRIBUI]-&gt;(maleta),</text:p>
          </table:table-cell>
        </table:table-row>
        <table:table-row table:style-name="ro1">
          <table:table-cell table:formula="of:=[Distribuidores.$B$5]" office:value-type="string" office:string-value="exbom" calcext:value-type="string">
            <text:p>exbom</text:p>
          </table:table-cell>
          <table:table-cell table:formula="of:=[Produtos.B48]" office:value-type="string" office:string-value="estilete" calcext:value-type="string">
            <text:p>estilete</text:p>
          </table:table-cell>
          <table:table-cell/>
          <table:table-cell table:formula="of:=COM.MICROSOFT.CONCAT(&quot;(&quot;;[.A63];&quot;)-[:DISTRIBUI]-&gt;(&quot;;[.B63];&quot;),&quot;)" office:value-type="string" office:string-value="(exbom)-[:DISTRIBUI]-&gt;(estilete)," calcext:value-type="string">
            <text:p>(exbom)-[:DISTRIBUI]-&gt;(estilete),</text:p>
          </table:table-cell>
        </table:table-row>
        <table:table-row table:style-name="ro1">
          <table:table-cell table:formula="of:=[Distribuidores.$B$5]" office:value-type="string" office:string-value="exbom" calcext:value-type="string">
            <text:p>exbom</text:p>
          </table:table-cell>
          <table:table-cell table:formula="of:=[Produtos.B49]" office:value-type="string" office:string-value="compasso" calcext:value-type="string">
            <text:p>compasso</text:p>
          </table:table-cell>
          <table:table-cell/>
          <table:table-cell table:formula="of:=COM.MICROSOFT.CONCAT(&quot;(&quot;;[.A64];&quot;)-[:DISTRIBUI]-&gt;(&quot;;[.B64];&quot;),&quot;)" office:value-type="string" office:string-value="(exbom)-[:DISTRIBUI]-&gt;(compasso)," calcext:value-type="string">
            <text:p>(exbom)-[:DISTRIBUI]-&gt;(compasso),</text:p>
          </table:table-cell>
        </table:table-row>
        <table:table-row table:style-name="ro1">
          <table:table-cell table:formula="of:=[Distribuidores.$B$5]" office:value-type="string" office:string-value="exbom" calcext:value-type="string">
            <text:p>exbom</text:p>
          </table:table-cell>
          <table:table-cell table:formula="of:=[Produtos.B50]" office:value-type="string" office:string-value="estojo" calcext:value-type="string">
            <text:p>estojo</text:p>
          </table:table-cell>
          <table:table-cell/>
          <table:table-cell table:formula="of:=COM.MICROSOFT.CONCAT(&quot;(&quot;;[.A65];&quot;)-[:DISTRIBUI]-&gt;(&quot;;[.B65];&quot;),&quot;)" office:value-type="string" office:string-value="(exbom)-[:DISTRIBUI]-&gt;(estojo)," calcext:value-type="string">
            <text:p>(exbom)-[:DISTRIBUI]-&gt;(estojo),</text:p>
          </table:table-cell>
        </table:table-row>
        <table:table-row table:style-name="ro1">
          <table:table-cell table:formula="of:=[Distribuidores.$B$5]" office:value-type="string" office:string-value="exbom" calcext:value-type="string">
            <text:p>exbom</text:p>
          </table:table-cell>
          <table:table-cell table:formula="of:=[Produtos.B51]" office:value-type="string" office:string-value="durex" calcext:value-type="string">
            <text:p>durex</text:p>
          </table:table-cell>
          <table:table-cell/>
          <table:table-cell table:formula="of:=COM.MICROSOFT.CONCAT(&quot;(&quot;;[.A66];&quot;)-[:DISTRIBUI]-&gt;(&quot;;[.B66];&quot;),&quot;)" office:value-type="string" office:string-value="(exbom)-[:DISTRIBUI]-&gt;(durex)," calcext:value-type="string">
            <text:p>(exbom)-[:DISTRIBUI]-&gt;(durex),</text:p>
          </table:table-cell>
        </table:table-row>
        <table:table-row table:style-name="ro1">
          <table:table-cell table:formula="of:=[Distribuidores.$B$6]" office:value-type="string" office:string-value="axcel" calcext:value-type="string">
            <text:p>axcel</text:p>
          </table:table-cell>
          <table:table-cell table:formula="of:=[Produtos.B47]" office:value-type="string" office:string-value="maleta" calcext:value-type="string">
            <text:p>maleta</text:p>
          </table:table-cell>
          <table:table-cell/>
          <table:table-cell table:formula="of:=COM.MICROSOFT.CONCAT(&quot;(&quot;;[.A67];&quot;)-[:DISTRIBUI]-&gt;(&quot;;[.B67];&quot;),&quot;)" office:value-type="string" office:string-value="(axcel)-[:DISTRIBUI]-&gt;(maleta)," calcext:value-type="string">
            <text:p>(axcel)-[:DISTRIBUI]-&gt;(maleta),</text:p>
          </table:table-cell>
        </table:table-row>
        <table:table-row table:style-name="ro1">
          <table:table-cell table:formula="of:=[Distribuidores.$B$6]" office:value-type="string" office:string-value="axcel" calcext:value-type="string">
            <text:p>axcel</text:p>
          </table:table-cell>
          <table:table-cell table:formula="of:=[Produtos.B48]" office:value-type="string" office:string-value="estilete" calcext:value-type="string">
            <text:p>estilete</text:p>
          </table:table-cell>
          <table:table-cell/>
          <table:table-cell table:formula="of:=COM.MICROSOFT.CONCAT(&quot;(&quot;;[.A68];&quot;)-[:DISTRIBUI]-&gt;(&quot;;[.B68];&quot;),&quot;)" office:value-type="string" office:string-value="(axcel)-[:DISTRIBUI]-&gt;(estilete)," calcext:value-type="string">
            <text:p>(axcel)-[:DISTRIBUI]-&gt;(estilete),</text:p>
          </table:table-cell>
        </table:table-row>
        <table:table-row table:style-name="ro1">
          <table:table-cell table:formula="of:=[Distribuidores.$B$6]" office:value-type="string" office:string-value="axcel" calcext:value-type="string">
            <text:p>axcel</text:p>
          </table:table-cell>
          <table:table-cell table:formula="of:=[Produtos.B49]" office:value-type="string" office:string-value="compasso" calcext:value-type="string">
            <text:p>compasso</text:p>
          </table:table-cell>
          <table:table-cell/>
          <table:table-cell table:formula="of:=COM.MICROSOFT.CONCAT(&quot;(&quot;;[.A69];&quot;)-[:DISTRIBUI]-&gt;(&quot;;[.B69];&quot;),&quot;)" office:value-type="string" office:string-value="(axcel)-[:DISTRIBUI]-&gt;(compasso)," calcext:value-type="string">
            <text:p>(axcel)-[:DISTRIBUI]-&gt;(compasso),</text:p>
          </table:table-cell>
        </table:table-row>
        <table:table-row table:style-name="ro1">
          <table:table-cell table:formula="of:=[Distribuidores.$B$6]" office:value-type="string" office:string-value="axcel" calcext:value-type="string">
            <text:p>axcel</text:p>
          </table:table-cell>
          <table:table-cell table:formula="of:=[Produtos.B50]" office:value-type="string" office:string-value="estojo" calcext:value-type="string">
            <text:p>estojo</text:p>
          </table:table-cell>
          <table:table-cell/>
          <table:table-cell table:formula="of:=COM.MICROSOFT.CONCAT(&quot;(&quot;;[.A70];&quot;)-[:DISTRIBUI]-&gt;(&quot;;[.B70];&quot;),&quot;)" office:value-type="string" office:string-value="(axcel)-[:DISTRIBUI]-&gt;(estojo)," calcext:value-type="string">
            <text:p>(axcel)-[:DISTRIBUI]-&gt;(estojo),</text:p>
          </table:table-cell>
        </table:table-row>
        <table:table-row table:style-name="ro1">
          <table:table-cell table:formula="of:=[Distribuidores.$B$6]" office:value-type="string" office:string-value="axcel" calcext:value-type="string">
            <text:p>axcel</text:p>
          </table:table-cell>
          <table:table-cell table:formula="of:=[Produtos.B51]" office:value-type="string" office:string-value="durex" calcext:value-type="string">
            <text:p>durex</text:p>
          </table:table-cell>
          <table:table-cell/>
          <table:table-cell table:formula="of:=COM.MICROSOFT.CONCAT(&quot;(&quot;;[.A71];&quot;)-[:DISTRIBUI]-&gt;(&quot;;[.B71];&quot;),&quot;)" office:value-type="string" office:string-value="(axcel)-[:DISTRIBUI]-&gt;(durex)," calcext:value-type="string">
            <text:p>(axcel)-[:DISTRIBUI]-&gt;(durex),</text:p>
          </table:table-cell>
        </table:table-row>
      </table:table>
      <table:table table:name="Relacoes Vendedores" table:style-name="ta1">
        <table:table-column table:style-name="co1" table:number-columns-repeated="4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VENDEDOR</text:p>
          </table:table-cell>
          <table:table-cell table:style-name="ce1" office:value-type="string" calcext:value-type="string">
            <text:p>LOJA</text:p>
          </table:table-cell>
          <table:table-cell table:number-columns-repeated="2"/>
          <table:table-cell table:style-name="ce1" office:value-type="string" calcext:value-type="string">
            <text:p>CYPHER</text:p>
          </table:table-cell>
        </table:table-row>
        <table:table-row table:style-name="ro1">
          <table:table-cell table:formula="of:=[Vendedores.B2]" office:value-type="string" office:string-value="ze" calcext:value-type="string">
            <text:p>ze</text:p>
          </table:table-cell>
          <table:table-cell table:formula="of:=[Lojas.B2]" office:value-type="string" office:string-value="paulista" calcext:value-type="string">
            <text:p>paulista</text:p>
          </table:table-cell>
          <table:table-cell table:number-columns-repeated="2"/>
          <table:table-cell table:formula="of:=COM.MICROSOFT.CONCAT(&quot;(&quot;;[.A2];&quot;)-[:TRABALHA_EM]-&gt;(&quot;;[.B2];&quot;),&quot;)" office:value-type="string" office:string-value="(ze)-[:TRABALHA_EM]-&gt;(paulista)," calcext:value-type="string">
            <text:p>(ze)-[:TRABALHA_EM]-&gt;(paulista),</text:p>
          </table:table-cell>
        </table:table-row>
        <table:table-row table:style-name="ro1">
          <table:table-cell table:formula="of:=[Vendedores.B3]" office:value-type="string" office:string-value="jao" calcext:value-type="string">
            <text:p>jao</text:p>
          </table:table-cell>
          <table:table-cell table:formula="of:=[Lojas.B2]" office:value-type="string" office:string-value="paulista" calcext:value-type="string">
            <text:p>paulista</text:p>
          </table:table-cell>
          <table:table-cell table:number-columns-repeated="2"/>
          <table:table-cell table:formula="of:=COM.MICROSOFT.CONCAT(&quot;(&quot;;[.A3];&quot;)-[:TRABALHA_EM]-&gt;(&quot;;[.B3];&quot;),&quot;)" office:value-type="string" office:string-value="(jao)-[:TRABALHA_EM]-&gt;(paulista)," calcext:value-type="string">
            <text:p>(jao)-[:TRABALHA_EM]-&gt;(paulista),</text:p>
          </table:table-cell>
        </table:table-row>
        <table:table-row table:style-name="ro1">
          <table:table-cell table:formula="of:=[Vendedores.B4]" office:value-type="string" office:string-value="lu" calcext:value-type="string">
            <text:p>lu</text:p>
          </table:table-cell>
          <table:table-cell table:formula="of:=[Lojas.B2]" office:value-type="string" office:string-value="paulista" calcext:value-type="string">
            <text:p>paulista</text:p>
          </table:table-cell>
          <table:table-cell table:number-columns-repeated="2"/>
          <table:table-cell table:formula="of:=COM.MICROSOFT.CONCAT(&quot;(&quot;;[.A4];&quot;)-[:TRABALHA_EM]-&gt;(&quot;;[.B4];&quot;),&quot;)" office:value-type="string" office:string-value="(lu)-[:TRABALHA_EM]-&gt;(paulista)," calcext:value-type="string">
            <text:p>(lu)-[:TRABALHA_EM]-&gt;(paulista),</text:p>
          </table:table-cell>
        </table:table-row>
        <table:table-row table:style-name="ro1">
          <table:table-cell table:formula="of:=[Vendedores.B5]" office:value-type="string" office:string-value="alce" calcext:value-type="string">
            <text:p>alce</text:p>
          </table:table-cell>
          <table:table-cell table:formula="of:=[Lojas.B3]" office:value-type="string" office:string-value="riocentro" calcext:value-type="string">
            <text:p>riocentro</text:p>
          </table:table-cell>
          <table:table-cell table:number-columns-repeated="2"/>
          <table:table-cell table:formula="of:=COM.MICROSOFT.CONCAT(&quot;(&quot;;[.A5];&quot;)-[:TRABALHA_EM]-&gt;(&quot;;[.B5];&quot;),&quot;)" office:value-type="string" office:string-value="(alce)-[:TRABALHA_EM]-&gt;(riocentro)," calcext:value-type="string">
            <text:p>(alce)-[:TRABALHA_EM]-&gt;(riocentro),</text:p>
          </table:table-cell>
        </table:table-row>
        <table:table-row table:style-name="ro1">
          <table:table-cell table:formula="of:=[Vendedores.B6]" office:value-type="string" office:string-value="leka" calcext:value-type="string">
            <text:p>leka</text:p>
          </table:table-cell>
          <table:table-cell table:formula="of:=[Lojas.B3]" office:value-type="string" office:string-value="riocentro" calcext:value-type="string">
            <text:p>riocentro</text:p>
          </table:table-cell>
          <table:table-cell table:number-columns-repeated="2"/>
          <table:table-cell table:formula="of:=COM.MICROSOFT.CONCAT(&quot;(&quot;;[.A6];&quot;)-[:TRABALHA_EM]-&gt;(&quot;;[.B6];&quot;),&quot;)" office:value-type="string" office:string-value="(leka)-[:TRABALHA_EM]-&gt;(riocentro)," calcext:value-type="string">
            <text:p>(leka)-[:TRABALHA_EM]-&gt;(riocentro),</text:p>
          </table:table-cell>
        </table:table-row>
        <table:table-row table:style-name="ro1">
          <table:table-cell table:formula="of:=[Vendedores.B7]" office:value-type="string" office:string-value="chris" calcext:value-type="string">
            <text:p>chris</text:p>
          </table:table-cell>
          <table:table-cell table:formula="of:=[Lojas.B3]" office:value-type="string" office:string-value="riocentro" calcext:value-type="string">
            <text:p>riocentro</text:p>
          </table:table-cell>
          <table:table-cell table:number-columns-repeated="2"/>
          <table:table-cell table:formula="of:=COM.MICROSOFT.CONCAT(&quot;(&quot;;[.A7];&quot;)-[:TRABALHA_EM]-&gt;(&quot;;[.B7];&quot;),&quot;)" office:value-type="string" office:string-value="(chris)-[:TRABALHA_EM]-&gt;(riocentro)," calcext:value-type="string">
            <text:p>(chris)-[:TRABALHA_EM]-&gt;(riocentro),</text:p>
          </table:table-cell>
        </table:table-row>
        <table:table-row table:style-name="ro1">
          <table:table-cell table:formula="of:=[Vendedores.B8]" office:value-type="string" office:string-value="bituca" calcext:value-type="string">
            <text:p>bituca</text:p>
          </table:table-cell>
          <table:table-cell table:formula="of:=[Lojas.B4]" office:value-type="string" office:string-value="bh" calcext:value-type="string">
            <text:p>bh</text:p>
          </table:table-cell>
          <table:table-cell table:number-columns-repeated="2"/>
          <table:table-cell table:formula="of:=COM.MICROSOFT.CONCAT(&quot;(&quot;;[.A8];&quot;)-[:TRABALHA_EM]-&gt;(&quot;;[.B8];&quot;),&quot;)" office:value-type="string" office:string-value="(bituca)-[:TRABALHA_EM]-&gt;(bh)," calcext:value-type="string">
            <text:p>(bituca)-[:TRABALHA_EM]-&gt;(bh),</text:p>
          </table:table-cell>
        </table:table-row>
        <table:table-row table:style-name="ro1">
          <table:table-cell table:formula="of:=[Vendedores.B9]" office:value-type="string" office:string-value="paulao" calcext:value-type="string">
            <text:p>paulao</text:p>
          </table:table-cell>
          <table:table-cell table:formula="of:=[Lojas.B4]" office:value-type="string" office:string-value="bh" calcext:value-type="string">
            <text:p>bh</text:p>
          </table:table-cell>
          <table:table-cell table:number-columns-repeated="2"/>
          <table:table-cell table:formula="of:=COM.MICROSOFT.CONCAT(&quot;(&quot;;[.A9];&quot;)-[:TRABALHA_EM]-&gt;(&quot;;[.B9];&quot;),&quot;)" office:value-type="string" office:string-value="(paulao)-[:TRABALHA_EM]-&gt;(bh)," calcext:value-type="string">
            <text:p>(paulao)-[:TRABALHA_EM]-&gt;(bh),</text:p>
          </table:table-cell>
        </table:table-row>
        <table:table-row table:style-name="ro1">
          <table:table-cell table:formula="of:=[Vendedores.B10]" office:value-type="string" office:string-value="bia" calcext:value-type="string">
            <text:p>bia</text:p>
          </table:table-cell>
          <table:table-cell table:formula="of:=[Lojas.B5]" office:value-type="string" office:string-value="poa" calcext:value-type="string">
            <text:p>poa</text:p>
          </table:table-cell>
          <table:table-cell table:number-columns-repeated="2"/>
          <table:table-cell table:formula="of:=COM.MICROSOFT.CONCAT(&quot;(&quot;;[.A10];&quot;)-[:TRABALHA_EM]-&gt;(&quot;;[.B10];&quot;),&quot;)" office:value-type="string" office:string-value="(bia)-[:TRABALHA_EM]-&gt;(poa)," calcext:value-type="string">
            <text:p>(bia)-[:TRABALHA_EM]-&gt;(poa),</text:p>
          </table:table-cell>
        </table:table-row>
        <table:table-row table:style-name="ro1">
          <table:table-cell table:formula="of:=[Vendedores.B11]" office:value-type="string" office:string-value="sil" calcext:value-type="string">
            <text:p>sil</text:p>
          </table:table-cell>
          <table:table-cell table:formula="of:=[Lojas.B5]" office:value-type="string" office:string-value="poa" calcext:value-type="string">
            <text:p>poa</text:p>
          </table:table-cell>
          <table:table-cell table:number-columns-repeated="2"/>
          <table:table-cell table:formula="of:=COM.MICROSOFT.CONCAT(&quot;(&quot;;[.A11];&quot;)-[:TRABALHA_EM]-&gt;(&quot;;[.B11];&quot;),&quot;)" office:value-type="string" office:string-value="(sil)-[:TRABALHA_EM]-&gt;(poa)," calcext:value-type="string">
            <text:p>(sil)-[:TRABALHA_EM]-&gt;(poa),</text:p>
          </table:table-cell>
        </table:table-row>
      </table:table>
      <table:table table:name="Relacoes Produtos" table:style-name="ta1">
        <table:table-column table:style-name="co2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PRODUTO</text:p>
          </table:table-cell>
          <table:table-cell table:style-name="ce1" office:value-type="string" calcext:value-type="string">
            <text:p>LOJA</text:p>
          </table:table-cell>
          <table:table-cell table:style-name="ce1" office:value-type="string" calcext:value-type="string">
            <text:p>VENDEDOR</text:p>
          </table:table-cell>
          <table:table-cell/>
          <table:table-cell table:style-name="ce1" office:value-type="string" calcext:value-type="string">
            <text:p>CYPHER COMERCIALIZA</text:p>
          </table:table-cell>
          <table:table-cell/>
          <table:table-cell table:style-name="ce1" office:value-type="string" calcext:value-type="string">
            <text:p>CYPHER COMPRA DE</text:p>
          </table:table-cell>
          <table:table-cell/>
          <table:table-cell table:style-name="ce1" office:value-type="string" calcext:value-type="string">
            <text:p>CYPHER VENDEU</text:p>
          </table:table-cell>
        </table:table-row>
        <table:table-row table:style-name="ro1">
          <table:table-cell table:formula="of:=[Produtos.B2]" office:value-type="string" office:string-value="papel" calcext:value-type="string">
            <text:p>papel</text:p>
          </table:table-cell>
          <table:table-cell table:formula="of:=[Lojas.$B$2]" office:value-type="string" office:string-value="paulista" calcext:value-type="string">
            <text:p>paulista</text:p>
          </table:table-cell>
          <table:table-cell office:value-type="string" calcext:value-type="string">
            <text:p>ze</text:p>
          </table:table-cell>
          <table:table-cell/>
          <table:table-cell table:formula="of:=COM.MICROSOFT.CONCAT(&quot;(&quot;;[.B2];&quot;)-[:COMERCIALIZA]-&gt;(&quot;;[.A2];&quot;),&quot;)" office:value-type="string" office:string-value="(paulista)-[:COMERCIALIZA]-&gt;(papel)," calcext:value-type="string">
            <text:p>(paulista)-[:COMERCIALIZA]-&gt;(papel),</text:p>
          </table:table-cell>
          <table:table-cell/>
          <table:table-cell table:formula="of:=COM.MICROSOFT.CONCAT(&quot;(&quot;;[.$B$2];&quot;)-[:COMPRA_DE]-&gt;(&quot;;[Distribuidores.B2];&quot;),&quot;)" office:value-type="string" office:string-value="(paulista)-[:COMPRA_DE]-&gt;(gorfes)," calcext:value-type="string">
            <text:p>(paulista)-[:COMPRA_DE]-&gt;(gorfes),</text:p>
          </table:table-cell>
          <table:table-cell/>
          <table:table-cell table:formula="of:=COM.MICROSOFT.CONCAT(&quot;(&quot;;[.C2];&quot;)-[:VENDEU]-&gt;(&quot;;[.A2];&quot;),&quot;)" office:value-type="string" office:string-value="(ze)-[:VENDEU]-&gt;(papel)," calcext:value-type="string">
            <text:p>(ze)-[:VENDEU]-&gt;(papel),</text:p>
          </table:table-cell>
        </table:table-row>
        <table:table-row table:style-name="ro1">
          <table:table-cell table:formula="of:=[Produtos.B3]" office:value-type="string" office:string-value="cola" calcext:value-type="string">
            <text:p>cola</text:p>
          </table:table-cell>
          <table:table-cell table:formula="of:=[Lojas.$B$2]" office:value-type="string" office:string-value="paulista" calcext:value-type="string">
            <text:p>paulista</text:p>
          </table:table-cell>
          <table:table-cell office:value-type="string" calcext:value-type="string">
            <text:p>ze</text:p>
          </table:table-cell>
          <table:table-cell/>
          <table:table-cell table:formula="of:=COM.MICROSOFT.CONCAT(&quot;(&quot;;[.B3];&quot;)-[:COMERCIALIZA]-&gt;(&quot;;[.A3];&quot;),&quot;)" office:value-type="string" office:string-value="(paulista)-[:COMERCIALIZA]-&gt;(cola)," calcext:value-type="string">
            <text:p>(paulista)-[:COMERCIALIZA]-&gt;(cola),</text:p>
          </table:table-cell>
          <table:table-cell/>
          <table:table-cell table:formula="of:=COM.MICROSOFT.CONCAT(&quot;(&quot;;[.$B$2];&quot;)-[:COMPRA_DE]-&gt;(&quot;;[Distribuidores.B3];&quot;),&quot;)" office:value-type="string" office:string-value="(paulista)-[:COMPRA_DE]-&gt;(baldia)," calcext:value-type="string">
            <text:p>(paulista)-[:COMPRA_DE]-&gt;(baldia),</text:p>
          </table:table-cell>
          <table:table-cell/>
          <table:table-cell table:formula="of:=COM.MICROSOFT.CONCAT(&quot;(&quot;;[.C3];&quot;)-[:VENDEU]-&gt;(&quot;;[.A3];&quot;),&quot;)" office:value-type="string" office:string-value="(ze)-[:VENDEU]-&gt;(cola)," calcext:value-type="string">
            <text:p>(ze)-[:VENDEU]-&gt;(cola),</text:p>
          </table:table-cell>
        </table:table-row>
        <table:table-row table:style-name="ro1">
          <table:table-cell table:formula="of:=[Produtos.B4]" office:value-type="string" office:string-value="tesoura" calcext:value-type="string">
            <text:p>tesoura</text:p>
          </table:table-cell>
          <table:table-cell table:formula="of:=[Lojas.$B$2]" office:value-type="string" office:string-value="paulista" calcext:value-type="string">
            <text:p>paulista</text:p>
          </table:table-cell>
          <table:table-cell office:value-type="string" calcext:value-type="string">
            <text:p>jao</text:p>
          </table:table-cell>
          <table:table-cell/>
          <table:table-cell table:formula="of:=COM.MICROSOFT.CONCAT(&quot;(&quot;;[.B4];&quot;)-[:COMERCIALIZA]-&gt;(&quot;;[.A4];&quot;),&quot;)" office:value-type="string" office:string-value="(paulista)-[:COMERCIALIZA]-&gt;(tesoura)," calcext:value-type="string">
            <text:p>(paulista)-[:COMERCIALIZA]-&gt;(tesoura),</text:p>
          </table:table-cell>
          <table:table-cell/>
          <table:table-cell table:formula="of:=COM.MICROSOFT.CONCAT(&quot;(&quot;;[.$B$2];&quot;)-[:COMPRA_DE]-&gt;(&quot;;[Distribuidores.B4];&quot;),&quot;)" office:value-type="string" office:string-value="(paulista)-[:COMPRA_DE]-&gt;(chaparrau)," calcext:value-type="string">
            <text:p>(paulista)-[:COMPRA_DE]-&gt;(chaparrau),</text:p>
          </table:table-cell>
          <table:table-cell/>
          <table:table-cell table:formula="of:=COM.MICROSOFT.CONCAT(&quot;(&quot;;[.C4];&quot;)-[:VENDEU]-&gt;(&quot;;[.A4];&quot;),&quot;)" office:value-type="string" office:string-value="(jao)-[:VENDEU]-&gt;(tesoura)," calcext:value-type="string">
            <text:p>(jao)-[:VENDEU]-&gt;(tesoura),</text:p>
          </table:table-cell>
        </table:table-row>
        <table:table-row table:style-name="ro1">
          <table:table-cell table:formula="of:=[Produtos.B5]" office:value-type="string" office:string-value="lapiseira" calcext:value-type="string">
            <text:p>lapiseira</text:p>
          </table:table-cell>
          <table:table-cell table:formula="of:=[Lojas.$B$2]" office:value-type="string" office:string-value="paulista" calcext:value-type="string">
            <text:p>paulista</text:p>
          </table:table-cell>
          <table:table-cell office:value-type="string" calcext:value-type="string">
            <text:p>lu</text:p>
          </table:table-cell>
          <table:table-cell/>
          <table:table-cell table:formula="of:=COM.MICROSOFT.CONCAT(&quot;(&quot;;[.B5];&quot;)-[:COMERCIALIZA]-&gt;(&quot;;[.A5];&quot;),&quot;)" office:value-type="string" office:string-value="(paulista)-[:COMERCIALIZA]-&gt;(lapiseira)," calcext:value-type="string">
            <text:p>(paulista)-[:COMERCIALIZA]-&gt;(lapiseira),</text:p>
          </table:table-cell>
          <table:table-cell/>
          <table:table-cell table:formula="of:=COM.MICROSOFT.CONCAT(&quot;(&quot;;[.$B$2];&quot;)-[:COMPRA_DE]-&gt;(&quot;;[Distribuidores.B5];&quot;),&quot;)" office:value-type="string" office:string-value="(paulista)-[:COMPRA_DE]-&gt;(exbom)," calcext:value-type="string">
            <text:p>(paulista)-[:COMPRA_DE]-&gt;(exbom),</text:p>
          </table:table-cell>
          <table:table-cell/>
          <table:table-cell table:formula="of:=COM.MICROSOFT.CONCAT(&quot;(&quot;;[.C5];&quot;)-[:VENDEU]-&gt;(&quot;;[.A5];&quot;),&quot;)" office:value-type="string" office:string-value="(lu)-[:VENDEU]-&gt;(lapiseira)," calcext:value-type="string">
            <text:p>(lu)-[:VENDEU]-&gt;(lapiseira),</text:p>
          </table:table-cell>
        </table:table-row>
        <table:table-row table:style-name="ro1">
          <table:table-cell table:formula="of:=[Produtos.B6]" office:value-type="string" office:string-value="cartolina" calcext:value-type="string">
            <text:p>cartolina</text:p>
          </table:table-cell>
          <table:table-cell table:formula="of:=[Lojas.$B$2]" office:value-type="string" office:string-value="paulista" calcext:value-type="string">
            <text:p>paulista</text:p>
          </table:table-cell>
          <table:table-cell office:value-type="string" calcext:value-type="string">
            <text:p>lu</text:p>
          </table:table-cell>
          <table:table-cell/>
          <table:table-cell table:formula="of:=COM.MICROSOFT.CONCAT(&quot;(&quot;;[.B6];&quot;)-[:COMERCIALIZA]-&gt;(&quot;;[.A6];&quot;),&quot;)" office:value-type="string" office:string-value="(paulista)-[:COMERCIALIZA]-&gt;(cartolina)," calcext:value-type="string">
            <text:p>(paulista)-[:COMERCIALIZA]-&gt;(cartolina),</text:p>
          </table:table-cell>
          <table:table-cell/>
          <table:table-cell table:formula="of:=COM.MICROSOFT.CONCAT(&quot;(&quot;;[.$B$2];&quot;)-[:COMPRA_DE]-&gt;(&quot;;[Distribuidores.B6];&quot;),&quot;)" office:value-type="string" office:string-value="(paulista)-[:COMPRA_DE]-&gt;(axcel)," calcext:value-type="string">
            <text:p>(paulista)-[:COMPRA_DE]-&gt;(axcel),</text:p>
          </table:table-cell>
          <table:table-cell/>
          <table:table-cell table:formula="of:=COM.MICROSOFT.CONCAT(&quot;(&quot;;[.C6];&quot;)-[:VENDEU]-&gt;(&quot;;[.A6];&quot;),&quot;)" office:value-type="string" office:string-value="(lu)-[:VENDEU]-&gt;(cartolina)," calcext:value-type="string">
            <text:p>(lu)-[:VENDEU]-&gt;(cartolina),</text:p>
          </table:table-cell>
        </table:table-row>
        <table:table-row table:style-name="ro1">
          <table:table-cell table:formula="of:=[Produtos.B7]" office:value-type="string" office:string-value="alcool" calcext:value-type="string">
            <text:p>alcool</text:p>
          </table:table-cell>
          <table:table-cell table:formula="of:=[Lojas.$B$2]" office:value-type="string" office:string-value="paulista" calcext:value-type="string">
            <text:p>paulista</text:p>
          </table:table-cell>
          <table:table-cell office:value-type="string" calcext:value-type="string">
            <text:p>jao</text:p>
          </table:table-cell>
          <table:table-cell/>
          <table:table-cell table:formula="of:=COM.MICROSOFT.CONCAT(&quot;(&quot;;[.B7];&quot;)-[:COMERCIALIZA]-&gt;(&quot;;[.A7];&quot;),&quot;)" office:value-type="string" office:string-value="(paulista)-[:COMERCIALIZA]-&gt;(alcool)," calcext:value-type="string">
            <text:p>(paulista)-[:COMERCIALIZA]-&gt;(alcool),</text:p>
          </table:table-cell>
          <table:table-cell table:number-columns-repeated="3"/>
          <table:table-cell table:formula="of:=COM.MICROSOFT.CONCAT(&quot;(&quot;;[.C7];&quot;)-[:VENDEU]-&gt;(&quot;;[.A7];&quot;),&quot;)" office:value-type="string" office:string-value="(jao)-[:VENDEU]-&gt;(alcool)," calcext:value-type="string">
            <text:p>(jao)-[:VENDEU]-&gt;(alcool),</text:p>
          </table:table-cell>
        </table:table-row>
        <table:table-row table:style-name="ro1">
          <table:table-cell table:formula="of:=[Produtos.B8]" office:value-type="string" office:string-value="regua" calcext:value-type="string">
            <text:p>regua</text:p>
          </table:table-cell>
          <table:table-cell table:formula="of:=[Lojas.$B$2]" office:value-type="string" office:string-value="paulista" calcext:value-type="string">
            <text:p>paulista</text:p>
          </table:table-cell>
          <table:table-cell office:value-type="string" calcext:value-type="string">
            <text:p>ze</text:p>
          </table:table-cell>
          <table:table-cell/>
          <table:table-cell table:formula="of:=COM.MICROSOFT.CONCAT(&quot;(&quot;;[.B8];&quot;)-[:COMERCIALIZA]-&gt;(&quot;;[.A8];&quot;),&quot;)" office:value-type="string" office:string-value="(paulista)-[:COMERCIALIZA]-&gt;(regua)," calcext:value-type="string">
            <text:p>(paulista)-[:COMERCIALIZA]-&gt;(regua),</text:p>
          </table:table-cell>
          <table:table-cell table:number-columns-repeated="3"/>
          <table:table-cell table:formula="of:=COM.MICROSOFT.CONCAT(&quot;(&quot;;[.C8];&quot;)-[:VENDEU]-&gt;(&quot;;[.A8];&quot;),&quot;)" office:value-type="string" office:string-value="(ze)-[:VENDEU]-&gt;(regua)," calcext:value-type="string">
            <text:p>(ze)-[:VENDEU]-&gt;(regua),</text:p>
          </table:table-cell>
        </table:table-row>
        <table:table-row table:style-name="ro1">
          <table:table-cell table:formula="of:=[Produtos.B9]" office:value-type="string" office:string-value="reguaGrande" calcext:value-type="string">
            <text:p>reguaGrande</text:p>
          </table:table-cell>
          <table:table-cell table:formula="of:=[Lojas.$B$2]" office:value-type="string" office:string-value="paulista" calcext:value-type="string">
            <text:p>paulista</text:p>
          </table:table-cell>
          <table:table-cell office:value-type="string" calcext:value-type="string">
            <text:p>lu</text:p>
          </table:table-cell>
          <table:table-cell/>
          <table:table-cell table:formula="of:=COM.MICROSOFT.CONCAT(&quot;(&quot;;[.B9];&quot;)-[:COMERCIALIZA]-&gt;(&quot;;[.A9];&quot;),&quot;)" office:value-type="string" office:string-value="(paulista)-[:COMERCIALIZA]-&gt;(reguaGrande)," calcext:value-type="string">
            <text:p>(paulista)-[:COMERCIALIZA]-&gt;(reguaGrande),</text:p>
          </table:table-cell>
          <table:table-cell table:number-columns-repeated="3"/>
          <table:table-cell table:formula="of:=COM.MICROSOFT.CONCAT(&quot;(&quot;;[.C9];&quot;)-[:VENDEU]-&gt;(&quot;;[.A9];&quot;),&quot;)" office:value-type="string" office:string-value="(lu)-[:VENDEU]-&gt;(reguaGrande)," calcext:value-type="string">
            <text:p>(lu)-[:VENDEU]-&gt;(reguaGrande),</text:p>
          </table:table-cell>
        </table:table-row>
        <table:table-row table:style-name="ro1">
          <table:table-cell table:formula="of:=[Produtos.B10]" office:value-type="string" office:string-value="canson" calcext:value-type="string">
            <text:p>canson</text:p>
          </table:table-cell>
          <table:table-cell table:formula="of:=[Lojas.$B$2]" office:value-type="string" office:string-value="paulista" calcext:value-type="string">
            <text:p>paulista</text:p>
          </table:table-cell>
          <table:table-cell office:value-type="string" calcext:value-type="string">
            <text:p>jao</text:p>
          </table:table-cell>
          <table:table-cell/>
          <table:table-cell table:formula="of:=COM.MICROSOFT.CONCAT(&quot;(&quot;;[.B10];&quot;)-[:COMERCIALIZA]-&gt;(&quot;;[.A10];&quot;),&quot;)" office:value-type="string" office:string-value="(paulista)-[:COMERCIALIZA]-&gt;(canson)," calcext:value-type="string">
            <text:p>(paulista)-[:COMERCIALIZA]-&gt;(canson),</text:p>
          </table:table-cell>
          <table:table-cell table:number-columns-repeated="3"/>
          <table:table-cell table:formula="of:=COM.MICROSOFT.CONCAT(&quot;(&quot;;[.C10];&quot;)-[:VENDEU]-&gt;(&quot;;[.A10];&quot;),&quot;)" office:value-type="string" office:string-value="(jao)-[:VENDEU]-&gt;(canson)," calcext:value-type="string">
            <text:p>(jao)-[:VENDEU]-&gt;(canson),</text:p>
          </table:table-cell>
        </table:table-row>
        <table:table-row table:style-name="ro1">
          <table:table-cell table:formula="of:=[Produtos.B11]" office:value-type="string" office:string-value="adesivo" calcext:value-type="string">
            <text:p>adesivo</text:p>
          </table:table-cell>
          <table:table-cell table:formula="of:=[Lojas.$B$2]" office:value-type="string" office:string-value="paulista" calcext:value-type="string">
            <text:p>paulista</text:p>
          </table:table-cell>
          <table:table-cell office:value-type="string" calcext:value-type="string">
            <text:p>ze</text:p>
          </table:table-cell>
          <table:table-cell/>
          <table:table-cell table:formula="of:=COM.MICROSOFT.CONCAT(&quot;(&quot;;[.B11];&quot;)-[:COMERCIALIZA]-&gt;(&quot;;[.A11];&quot;),&quot;)" office:value-type="string" office:string-value="(paulista)-[:COMERCIALIZA]-&gt;(adesivo)," calcext:value-type="string">
            <text:p>(paulista)-[:COMERCIALIZA]-&gt;(adesivo),</text:p>
          </table:table-cell>
          <table:table-cell table:number-columns-repeated="3"/>
          <table:table-cell table:formula="of:=COM.MICROSOFT.CONCAT(&quot;(&quot;;[.C11];&quot;)-[:VENDEU]-&gt;(&quot;;[.A11];&quot;),&quot;)" office:value-type="string" office:string-value="(ze)-[:VENDEU]-&gt;(adesivo)," calcext:value-type="string">
            <text:p>(ze)-[:VENDEU]-&gt;(adesivo),</text:p>
          </table:table-cell>
        </table:table-row>
        <table:table-row table:style-name="ro1">
          <table:table-cell table:formula="of:=[Produtos.B12]" office:value-type="string" office:string-value="apontador" calcext:value-type="string">
            <text:p>apontador</text:p>
          </table:table-cell>
          <table:table-cell table:formula="of:=[Lojas.$B$2]" office:value-type="string" office:string-value="paulista" calcext:value-type="string">
            <text:p>paulista</text:p>
          </table:table-cell>
          <table:table-cell office:value-type="string" calcext:value-type="string">
            <text:p>ze</text:p>
          </table:table-cell>
          <table:table-cell/>
          <table:table-cell table:formula="of:=COM.MICROSOFT.CONCAT(&quot;(&quot;;[.B12];&quot;)-[:COMERCIALIZA]-&gt;(&quot;;[.A12];&quot;),&quot;)" office:value-type="string" office:string-value="(paulista)-[:COMERCIALIZA]-&gt;(apontador)," calcext:value-type="string">
            <text:p>(paulista)-[:COMERCIALIZA]-&gt;(apontador),</text:p>
          </table:table-cell>
          <table:table-cell table:number-columns-repeated="3"/>
          <table:table-cell table:formula="of:=COM.MICROSOFT.CONCAT(&quot;(&quot;;[.C12];&quot;)-[:VENDEU]-&gt;(&quot;;[.A12];&quot;),&quot;)" office:value-type="string" office:string-value="(ze)-[:VENDEU]-&gt;(apontador)," calcext:value-type="string">
            <text:p>(ze)-[:VENDEU]-&gt;(apontador),</text:p>
          </table:table-cell>
        </table:table-row>
        <table:table-row table:style-name="ro1">
          <table:table-cell table:formula="of:=[Produtos.B13]" office:value-type="string" office:string-value="borracha" calcext:value-type="string">
            <text:p>borracha</text:p>
          </table:table-cell>
          <table:table-cell table:formula="of:=[Lojas.$B$2]" office:value-type="string" office:string-value="paulista" calcext:value-type="string">
            <text:p>paulista</text:p>
          </table:table-cell>
          <table:table-cell office:value-type="string" calcext:value-type="string">
            <text:p>jao</text:p>
          </table:table-cell>
          <table:table-cell/>
          <table:table-cell table:formula="of:=COM.MICROSOFT.CONCAT(&quot;(&quot;;[.B13];&quot;)-[:COMERCIALIZA]-&gt;(&quot;;[.A13];&quot;),&quot;)" office:value-type="string" office:string-value="(paulista)-[:COMERCIALIZA]-&gt;(borracha)," calcext:value-type="string">
            <text:p>(paulista)-[:COMERCIALIZA]-&gt;(borracha),</text:p>
          </table:table-cell>
          <table:table-cell table:number-columns-repeated="3"/>
          <table:table-cell table:formula="of:=COM.MICROSOFT.CONCAT(&quot;(&quot;;[.C13];&quot;)-[:VENDEU]-&gt;(&quot;;[.A13];&quot;),&quot;)" office:value-type="string" office:string-value="(jao)-[:VENDEU]-&gt;(borracha)," calcext:value-type="string">
            <text:p>(jao)-[:VENDEU]-&gt;(borracha),</text:p>
          </table:table-cell>
        </table:table-row>
        <table:table-row table:style-name="ro1">
          <table:table-cell table:formula="of:=[Produtos.B14]" office:value-type="string" office:string-value="cadernoBrochura" calcext:value-type="string">
            <text:p>cadernoBrochura</text:p>
          </table:table-cell>
          <table:table-cell table:formula="of:=[Lojas.$B$2]" office:value-type="string" office:string-value="paulista" calcext:value-type="string">
            <text:p>paulista</text:p>
          </table:table-cell>
          <table:table-cell office:value-type="string" calcext:value-type="string">
            <text:p>lu</text:p>
          </table:table-cell>
          <table:table-cell/>
          <table:table-cell table:formula="of:=COM.MICROSOFT.CONCAT(&quot;(&quot;;[.B14];&quot;)-[:COMERCIALIZA]-&gt;(&quot;;[.A14];&quot;),&quot;)" office:value-type="string" office:string-value="(paulista)-[:COMERCIALIZA]-&gt;(cadernoBrochura)," calcext:value-type="string">
            <text:p>(paulista)-[:COMERCIALIZA]-&gt;(cadernoBrochura),</text:p>
          </table:table-cell>
          <table:table-cell table:number-columns-repeated="3"/>
          <table:table-cell table:formula="of:=COM.MICROSOFT.CONCAT(&quot;(&quot;;[.C14];&quot;)-[:VENDEU]-&gt;(&quot;;[.A14];&quot;),&quot;)" office:value-type="string" office:string-value="(lu)-[:VENDEU]-&gt;(cadernoBrochura)," calcext:value-type="string">
            <text:p>(lu)-[:VENDEU]-&gt;(cadernoBrochura),</text:p>
          </table:table-cell>
        </table:table-row>
        <table:table-row table:style-name="ro1">
          <table:table-cell table:formula="of:=[Produtos.B15]" office:value-type="string" office:string-value="cadernoGrande" calcext:value-type="string">
            <text:p>cadernoGrande</text:p>
          </table:table-cell>
          <table:table-cell table:formula="of:=[Lojas.$B$2]" office:value-type="string" office:string-value="paulista" calcext:value-type="string">
            <text:p>paulista</text:p>
          </table:table-cell>
          <table:table-cell office:value-type="string" calcext:value-type="string">
            <text:p>lu</text:p>
          </table:table-cell>
          <table:table-cell/>
          <table:table-cell table:formula="of:=COM.MICROSOFT.CONCAT(&quot;(&quot;;[.B15];&quot;)-[:COMERCIALIZA]-&gt;(&quot;;[.A15];&quot;),&quot;)" office:value-type="string" office:string-value="(paulista)-[:COMERCIALIZA]-&gt;(cadernoGrande)," calcext:value-type="string">
            <text:p>(paulista)-[:COMERCIALIZA]-&gt;(cadernoGrande),</text:p>
          </table:table-cell>
          <table:table-cell table:number-columns-repeated="3"/>
          <table:table-cell table:formula="of:=COM.MICROSOFT.CONCAT(&quot;(&quot;;[.C15];&quot;)-[:VENDEU]-&gt;(&quot;;[.A15];&quot;),&quot;)" office:value-type="string" office:string-value="(lu)-[:VENDEU]-&gt;(cadernoGrande)," calcext:value-type="string">
            <text:p>(lu)-[:VENDEU]-&gt;(cadernoGrande),</text:p>
          </table:table-cell>
        </table:table-row>
        <table:table-row table:style-name="ro1">
          <table:table-cell table:formula="of:=[Produtos.B16]" office:value-type="string" office:string-value="caneta" calcext:value-type="string">
            <text:p>caneta</text:p>
          </table:table-cell>
          <table:table-cell table:formula="of:=[Lojas.$B$2]" office:value-type="string" office:string-value="paulista" calcext:value-type="string">
            <text:p>paulista</text:p>
          </table:table-cell>
          <table:table-cell office:value-type="string" calcext:value-type="string">
            <text:p>jao</text:p>
          </table:table-cell>
          <table:table-cell/>
          <table:table-cell table:formula="of:=COM.MICROSOFT.CONCAT(&quot;(&quot;;[.B16];&quot;)-[:COMERCIALIZA]-&gt;(&quot;;[.A16];&quot;),&quot;)" office:value-type="string" office:string-value="(paulista)-[:COMERCIALIZA]-&gt;(caneta)," calcext:value-type="string">
            <text:p>(paulista)-[:COMERCIALIZA]-&gt;(caneta),</text:p>
          </table:table-cell>
          <table:table-cell table:number-columns-repeated="3"/>
          <table:table-cell table:formula="of:=COM.MICROSOFT.CONCAT(&quot;(&quot;;[.C16];&quot;)-[:VENDEU]-&gt;(&quot;;[.A16];&quot;),&quot;)" office:value-type="string" office:string-value="(jao)-[:VENDEU]-&gt;(caneta)," calcext:value-type="string">
            <text:p>(jao)-[:VENDEU]-&gt;(caneta),</text:p>
          </table:table-cell>
        </table:table-row>
        <table:table-row table:style-name="ro1">
          <table:table-cell table:formula="of:=[Produtos.B17]" office:value-type="string" office:string-value="calculadora" calcext:value-type="string">
            <text:p>calculadora</text:p>
          </table:table-cell>
          <table:table-cell table:formula="of:=[Lojas.$B$2]" office:value-type="string" office:string-value="paulista" calcext:value-type="string">
            <text:p>paulista</text:p>
          </table:table-cell>
          <table:table-cell office:value-type="string" calcext:value-type="string">
            <text:p>ze</text:p>
          </table:table-cell>
          <table:table-cell/>
          <table:table-cell table:formula="of:=COM.MICROSOFT.CONCAT(&quot;(&quot;;[.B17];&quot;)-[:COMERCIALIZA]-&gt;(&quot;;[.A17];&quot;),&quot;)" office:value-type="string" office:string-value="(paulista)-[:COMERCIALIZA]-&gt;(calculadora)," calcext:value-type="string">
            <text:p>(paulista)-[:COMERCIALIZA]-&gt;(calculadora),</text:p>
          </table:table-cell>
          <table:table-cell table:number-columns-repeated="3"/>
          <table:table-cell table:formula="of:=COM.MICROSOFT.CONCAT(&quot;(&quot;;[.C17];&quot;)-[:VENDEU]-&gt;(&quot;;[.A17];&quot;),&quot;)" office:value-type="string" office:string-value="(ze)-[:VENDEU]-&gt;(calculadora)," calcext:value-type="string">
            <text:p>(ze)-[:VENDEU]-&gt;(calculadora),</text:p>
          </table:table-cell>
        </table:table-row>
        <table:table-row table:style-name="ro1">
          <table:table-cell table:formula="of:=[Produtos.B18]" office:value-type="string" office:string-value="clipes" calcext:value-type="string">
            <text:p>clipes</text:p>
          </table:table-cell>
          <table:table-cell table:formula="of:=[Lojas.$B$2]" office:value-type="string" office:string-value="paulista" calcext:value-type="string">
            <text:p>paulista</text:p>
          </table:table-cell>
          <table:table-cell office:value-type="string" calcext:value-type="string">
            <text:p>lu</text:p>
          </table:table-cell>
          <table:table-cell/>
          <table:table-cell table:formula="of:=COM.MICROSOFT.CONCAT(&quot;(&quot;;[.B18];&quot;)-[:COMERCIALIZA]-&gt;(&quot;;[.A18];&quot;),&quot;)" office:value-type="string" office:string-value="(paulista)-[:COMERCIALIZA]-&gt;(clipes)," calcext:value-type="string">
            <text:p>(paulista)-[:COMERCIALIZA]-&gt;(clipes),</text:p>
          </table:table-cell>
          <table:table-cell table:number-columns-repeated="3"/>
          <table:table-cell table:formula="of:=COM.MICROSOFT.CONCAT(&quot;(&quot;;[.C18];&quot;)-[:VENDEU]-&gt;(&quot;;[.A18];&quot;),&quot;)" office:value-type="string" office:string-value="(lu)-[:VENDEU]-&gt;(clipes)," calcext:value-type="string">
            <text:p>(lu)-[:VENDEU]-&gt;(clipes),</text:p>
          </table:table-cell>
        </table:table-row>
        <table:table-row table:style-name="ro1">
          <table:table-cell table:formula="of:=[Produtos.B19]" office:value-type="string" office:string-value="corretivo" calcext:value-type="string">
            <text:p>corretivo</text:p>
          </table:table-cell>
          <table:table-cell table:formula="of:=[Lojas.$B$2]" office:value-type="string" office:string-value="paulista" calcext:value-type="string">
            <text:p>paulista</text:p>
          </table:table-cell>
          <table:table-cell office:value-type="string" calcext:value-type="string">
            <text:p>jao</text:p>
          </table:table-cell>
          <table:table-cell/>
          <table:table-cell table:formula="of:=COM.MICROSOFT.CONCAT(&quot;(&quot;;[.B19];&quot;)-[:COMERCIALIZA]-&gt;(&quot;;[.A19];&quot;),&quot;)" office:value-type="string" office:string-value="(paulista)-[:COMERCIALIZA]-&gt;(corretivo)," calcext:value-type="string">
            <text:p>(paulista)-[:COMERCIALIZA]-&gt;(corretivo),</text:p>
          </table:table-cell>
          <table:table-cell table:number-columns-repeated="3"/>
          <table:table-cell table:formula="of:=COM.MICROSOFT.CONCAT(&quot;(&quot;;[.C19];&quot;)-[:VENDEU]-&gt;(&quot;;[.A19];&quot;),&quot;)" office:value-type="string" office:string-value="(jao)-[:VENDEU]-&gt;(corretivo)," calcext:value-type="string">
            <text:p>(jao)-[:VENDEU]-&gt;(corretivo),</text:p>
          </table:table-cell>
        </table:table-row>
        <table:table-row table:style-name="ro1">
          <table:table-cell table:formula="of:=[Produtos.B20]" office:value-type="string" office:string-value="elastico" calcext:value-type="string">
            <text:p>elastico</text:p>
          </table:table-cell>
          <table:table-cell table:formula="of:=[Lojas.$B$2]" office:value-type="string" office:string-value="paulista" calcext:value-type="string">
            <text:p>paulista</text:p>
          </table:table-cell>
          <table:table-cell office:value-type="string" calcext:value-type="string">
            <text:p>ze</text:p>
          </table:table-cell>
          <table:table-cell/>
          <table:table-cell table:formula="of:=COM.MICROSOFT.CONCAT(&quot;(&quot;;[.B20];&quot;)-[:COMERCIALIZA]-&gt;(&quot;;[.A20];&quot;),&quot;)" office:value-type="string" office:string-value="(paulista)-[:COMERCIALIZA]-&gt;(elastico)," calcext:value-type="string">
            <text:p>(paulista)-[:COMERCIALIZA]-&gt;(elastico),</text:p>
          </table:table-cell>
          <table:table-cell table:number-columns-repeated="3"/>
          <table:table-cell table:formula="of:=COM.MICROSOFT.CONCAT(&quot;(&quot;;[.C20];&quot;)-[:VENDEU]-&gt;(&quot;;[.A20];&quot;),&quot;)" office:value-type="string" office:string-value="(ze)-[:VENDEU]-&gt;(elastico)," calcext:value-type="string">
            <text:p>(ze)-[:VENDEU]-&gt;(elastico),</text:p>
          </table:table-cell>
        </table:table-row>
        <table:table-row table:style-name="ro1">
          <table:table-cell table:formula="of:=[Produtos.B21]" office:value-type="string" office:string-value="envelope" calcext:value-type="string">
            <text:p>envelope</text:p>
          </table:table-cell>
          <table:table-cell table:formula="of:=[Lojas.$B$2]" office:value-type="string" office:string-value="paulista" calcext:value-type="string">
            <text:p>paulista</text:p>
          </table:table-cell>
          <table:table-cell office:value-type="string" calcext:value-type="string">
            <text:p>lu</text:p>
          </table:table-cell>
          <table:table-cell/>
          <table:table-cell table:formula="of:=COM.MICROSOFT.CONCAT(&quot;(&quot;;[.B21];&quot;)-[:COMERCIALIZA]-&gt;(&quot;;[.A21];&quot;),&quot;)" office:value-type="string" office:string-value="(paulista)-[:COMERCIALIZA]-&gt;(envelope)," calcext:value-type="string">
            <text:p>(paulista)-[:COMERCIALIZA]-&gt;(envelope),</text:p>
          </table:table-cell>
          <table:table-cell table:number-columns-repeated="3"/>
          <table:table-cell table:formula="of:=COM.MICROSOFT.CONCAT(&quot;(&quot;;[.C21];&quot;)-[:VENDEU]-&gt;(&quot;;[.A21];&quot;),&quot;)" office:value-type="string" office:string-value="(lu)-[:VENDEU]-&gt;(envelope)," calcext:value-type="string">
            <text:p>(lu)-[:VENDEU]-&gt;(envelope),</text:p>
          </table:table-cell>
        </table:table-row>
        <table:table-row table:style-name="ro1">
          <table:table-cell table:formula="of:=[Produtos.B22]" office:value-type="string" office:string-value="esquadro" calcext:value-type="string">
            <text:p>esquadro</text:p>
          </table:table-cell>
          <table:table-cell table:formula="of:=[Lojas.$B$2]" office:value-type="string" office:string-value="paulista" calcext:value-type="string">
            <text:p>paulista</text:p>
          </table:table-cell>
          <table:table-cell office:value-type="string" calcext:value-type="string">
            <text:p>jao</text:p>
          </table:table-cell>
          <table:table-cell/>
          <table:table-cell table:formula="of:=COM.MICROSOFT.CONCAT(&quot;(&quot;;[.B22];&quot;)-[:COMERCIALIZA]-&gt;(&quot;;[.A22];&quot;),&quot;)" office:value-type="string" office:string-value="(paulista)-[:COMERCIALIZA]-&gt;(esquadro)," calcext:value-type="string">
            <text:p>(paulista)-[:COMERCIALIZA]-&gt;(esquadro),</text:p>
          </table:table-cell>
          <table:table-cell table:number-columns-repeated="3"/>
          <table:table-cell table:formula="of:=COM.MICROSOFT.CONCAT(&quot;(&quot;;[.C22];&quot;)-[:VENDEU]-&gt;(&quot;;[.A22];&quot;),&quot;)" office:value-type="string" office:string-value="(jao)-[:VENDEU]-&gt;(esquadro)," calcext:value-type="string">
            <text:p>(jao)-[:VENDEU]-&gt;(esquadro),</text:p>
          </table:table-cell>
        </table:table-row>
        <table:table-row table:style-name="ro1">
          <table:table-cell table:formula="of:=[Produtos.B23]" office:value-type="string" office:string-value="giz" calcext:value-type="string">
            <text:p>giz</text:p>
          </table:table-cell>
          <table:table-cell table:formula="of:=[Lojas.$B$2]" office:value-type="string" office:string-value="paulista" calcext:value-type="string">
            <text:p>paulista</text:p>
          </table:table-cell>
          <table:table-cell office:value-type="string" calcext:value-type="string">
            <text:p>ze</text:p>
          </table:table-cell>
          <table:table-cell/>
          <table:table-cell table:formula="of:=COM.MICROSOFT.CONCAT(&quot;(&quot;;[.B23];&quot;)-[:COMERCIALIZA]-&gt;(&quot;;[.A23];&quot;),&quot;)" office:value-type="string" office:string-value="(paulista)-[:COMERCIALIZA]-&gt;(giz)," calcext:value-type="string">
            <text:p>(paulista)-[:COMERCIALIZA]-&gt;(giz),</text:p>
          </table:table-cell>
          <table:table-cell table:number-columns-repeated="3"/>
          <table:table-cell table:formula="of:=COM.MICROSOFT.CONCAT(&quot;(&quot;;[.C23];&quot;)-[:VENDEU]-&gt;(&quot;;[.A23];&quot;),&quot;)" office:value-type="string" office:string-value="(ze)-[:VENDEU]-&gt;(giz)," calcext:value-type="string">
            <text:p>(ze)-[:VENDEU]-&gt;(giz),</text:p>
          </table:table-cell>
        </table:table-row>
        <table:table-row table:style-name="ro1">
          <table:table-cell table:formula="of:=[Produtos.B24]" office:value-type="string" office:string-value="grampeador" calcext:value-type="string">
            <text:p>grampeador</text:p>
          </table:table-cell>
          <table:table-cell table:formula="of:=[Lojas.$B$2]" office:value-type="string" office:string-value="paulista" calcext:value-type="string">
            <text:p>paulista</text:p>
          </table:table-cell>
          <table:table-cell office:value-type="string" calcext:value-type="string">
            <text:p>ze</text:p>
          </table:table-cell>
          <table:table-cell/>
          <table:table-cell table:formula="of:=COM.MICROSOFT.CONCAT(&quot;(&quot;;[.B24];&quot;)-[:COMERCIALIZA]-&gt;(&quot;;[.A24];&quot;),&quot;)" office:value-type="string" office:string-value="(paulista)-[:COMERCIALIZA]-&gt;(grampeador)," calcext:value-type="string">
            <text:p>(paulista)-[:COMERCIALIZA]-&gt;(grampeador),</text:p>
          </table:table-cell>
          <table:table-cell table:number-columns-repeated="3"/>
          <table:table-cell table:formula="of:=COM.MICROSOFT.CONCAT(&quot;(&quot;;[.C24];&quot;)-[:VENDEU]-&gt;(&quot;;[.A24];&quot;),&quot;)" office:value-type="string" office:string-value="(ze)-[:VENDEU]-&gt;(grampeador)," calcext:value-type="string">
            <text:p>(ze)-[:VENDEU]-&gt;(grampeador),</text:p>
          </table:table-cell>
        </table:table-row>
        <table:table-row table:style-name="ro1">
          <table:table-cell table:formula="of:=[Produtos.B25]" office:value-type="string" office:string-value="grampo" calcext:value-type="string">
            <text:p>grampo</text:p>
          </table:table-cell>
          <table:table-cell table:formula="of:=[Lojas.$B$2]" office:value-type="string" office:string-value="paulista" calcext:value-type="string">
            <text:p>paulista</text:p>
          </table:table-cell>
          <table:table-cell office:value-type="string" calcext:value-type="string">
            <text:p>jao</text:p>
          </table:table-cell>
          <table:table-cell/>
          <table:table-cell table:formula="of:=COM.MICROSOFT.CONCAT(&quot;(&quot;;[.B25];&quot;)-[:COMERCIALIZA]-&gt;(&quot;;[.A25];&quot;),&quot;)" office:value-type="string" office:string-value="(paulista)-[:COMERCIALIZA]-&gt;(grampo)," calcext:value-type="string">
            <text:p>(paulista)-[:COMERCIALIZA]-&gt;(grampo),</text:p>
          </table:table-cell>
          <table:table-cell table:number-columns-repeated="3"/>
          <table:table-cell table:formula="of:=COM.MICROSOFT.CONCAT(&quot;(&quot;;[.C25];&quot;)-[:VENDEU]-&gt;(&quot;;[.A25];&quot;),&quot;)" office:value-type="string" office:string-value="(jao)-[:VENDEU]-&gt;(grampo)," calcext:value-type="string">
            <text:p>(jao)-[:VENDEU]-&gt;(grampo),</text:p>
          </table:table-cell>
        </table:table-row>
        <table:table-row table:style-name="ro1">
          <table:table-cell table:formula="of:=[Produtos.B26]" office:value-type="string" office:string-value="guache" calcext:value-type="string">
            <text:p>guache</text:p>
          </table:table-cell>
          <table:table-cell table:formula="of:=[Lojas.$B$2]" office:value-type="string" office:string-value="paulista" calcext:value-type="string">
            <text:p>paulista</text:p>
          </table:table-cell>
          <table:table-cell office:value-type="string" calcext:value-type="string">
            <text:p>lu</text:p>
          </table:table-cell>
          <table:table-cell/>
          <table:table-cell table:formula="of:=COM.MICROSOFT.CONCAT(&quot;(&quot;;[.B26];&quot;)-[:COMERCIALIZA]-&gt;(&quot;;[.A26];&quot;),&quot;)" office:value-type="string" office:string-value="(paulista)-[:COMERCIALIZA]-&gt;(guache)," calcext:value-type="string">
            <text:p>(paulista)-[:COMERCIALIZA]-&gt;(guache),</text:p>
          </table:table-cell>
          <table:table-cell table:number-columns-repeated="3"/>
          <table:table-cell table:formula="of:=COM.MICROSOFT.CONCAT(&quot;(&quot;;[.C26];&quot;)-[:VENDEU]-&gt;(&quot;;[.A26];&quot;),&quot;)" office:value-type="string" office:string-value="(lu)-[:VENDEU]-&gt;(guache)," calcext:value-type="string">
            <text:p>(lu)-[:VENDEU]-&gt;(guache),</text:p>
          </table:table-cell>
        </table:table-row>
        <table:table-row table:style-name="ro1">
          <table:table-cell table:formula="of:=[Produtos.B27]" office:value-type="string" office:string-value="lancheira" calcext:value-type="string">
            <text:p>lancheira</text:p>
          </table:table-cell>
          <table:table-cell table:formula="of:=[Lojas.$B$2]" office:value-type="string" office:string-value="paulista" calcext:value-type="string">
            <text:p>paulista</text:p>
          </table:table-cell>
          <table:table-cell office:value-type="string" calcext:value-type="string">
            <text:p>jao</text:p>
          </table:table-cell>
          <table:table-cell/>
          <table:table-cell table:formula="of:=COM.MICROSOFT.CONCAT(&quot;(&quot;;[.B27];&quot;)-[:COMERCIALIZA]-&gt;(&quot;;[.A27];&quot;),&quot;)" office:value-type="string" office:string-value="(paulista)-[:COMERCIALIZA]-&gt;(lancheira)," calcext:value-type="string">
            <text:p>(paulista)-[:COMERCIALIZA]-&gt;(lancheira),</text:p>
          </table:table-cell>
          <table:table-cell table:number-columns-repeated="3"/>
          <table:table-cell table:formula="of:=COM.MICROSOFT.CONCAT(&quot;(&quot;;[.C27];&quot;)-[:VENDEU]-&gt;(&quot;;[.A27];&quot;),&quot;)" office:value-type="string" office:string-value="(jao)-[:VENDEU]-&gt;(lancheira)," calcext:value-type="string">
            <text:p>(jao)-[:VENDEU]-&gt;(lancheira),</text:p>
          </table:table-cell>
        </table:table-row>
        <table:table-row table:style-name="ro1">
          <table:table-cell table:formula="of:=[Produtos.B28]" office:value-type="string" office:string-value="lapisCor12" calcext:value-type="string">
            <text:p>lapisCor12</text:p>
          </table:table-cell>
          <table:table-cell table:formula="of:=[Lojas.$B$2]" office:value-type="string" office:string-value="paulista" calcext:value-type="string">
            <text:p>paulista</text:p>
          </table:table-cell>
          <table:table-cell office:value-type="string" calcext:value-type="string">
            <text:p>ze</text:p>
          </table:table-cell>
          <table:table-cell/>
          <table:table-cell table:formula="of:=COM.MICROSOFT.CONCAT(&quot;(&quot;;[.B28];&quot;)-[:COMERCIALIZA]-&gt;(&quot;;[.A28];&quot;),&quot;)" office:value-type="string" office:string-value="(paulista)-[:COMERCIALIZA]-&gt;(lapisCor12)," calcext:value-type="string">
            <text:p>(paulista)-[:COMERCIALIZA]-&gt;(lapisCor12),</text:p>
          </table:table-cell>
          <table:table-cell table:number-columns-repeated="3"/>
          <table:table-cell table:formula="of:=COM.MICROSOFT.CONCAT(&quot;(&quot;;[.C28];&quot;)-[:VENDEU]-&gt;(&quot;;[.A28];&quot;),&quot;)" office:value-type="string" office:string-value="(ze)-[:VENDEU]-&gt;(lapisCor12)," calcext:value-type="string">
            <text:p>(ze)-[:VENDEU]-&gt;(lapisCor12),</text:p>
          </table:table-cell>
        </table:table-row>
        <table:table-row table:style-name="ro1">
          <table:table-cell table:formula="of:=[Produtos.B29]" office:value-type="string" office:string-value="lapisCor24" calcext:value-type="string">
            <text:p>lapisCor24</text:p>
          </table:table-cell>
          <table:table-cell table:formula="of:=[Lojas.$B$2]" office:value-type="string" office:string-value="paulista" calcext:value-type="string">
            <text:p>paulista</text:p>
          </table:table-cell>
          <table:table-cell office:value-type="string" calcext:value-type="string">
            <text:p>ze</text:p>
          </table:table-cell>
          <table:table-cell/>
          <table:table-cell table:formula="of:=COM.MICROSOFT.CONCAT(&quot;(&quot;;[.B29];&quot;)-[:COMERCIALIZA]-&gt;(&quot;;[.A29];&quot;),&quot;)" office:value-type="string" office:string-value="(paulista)-[:COMERCIALIZA]-&gt;(lapisCor24)," calcext:value-type="string">
            <text:p>(paulista)-[:COMERCIALIZA]-&gt;(lapisCor24),</text:p>
          </table:table-cell>
          <table:table-cell table:number-columns-repeated="3"/>
          <table:table-cell table:formula="of:=COM.MICROSOFT.CONCAT(&quot;(&quot;;[.C29];&quot;)-[:VENDEU]-&gt;(&quot;;[.A29];&quot;),&quot;)" office:value-type="string" office:string-value="(ze)-[:VENDEU]-&gt;(lapisCor24)," calcext:value-type="string">
            <text:p>(ze)-[:VENDEU]-&gt;(lapisCor24),</text:p>
          </table:table-cell>
        </table:table-row>
        <table:table-row table:style-name="ro1">
          <table:table-cell table:formula="of:=[Produtos.B30]" office:value-type="string" office:string-value="lapisCor48" calcext:value-type="string">
            <text:p>lapisCor48</text:p>
          </table:table-cell>
          <table:table-cell table:formula="of:=[Lojas.$B$2]" office:value-type="string" office:string-value="paulista" calcext:value-type="string">
            <text:p>paulista</text:p>
          </table:table-cell>
          <table:table-cell office:value-type="string" calcext:value-type="string">
            <text:p>jao</text:p>
          </table:table-cell>
          <table:table-cell/>
          <table:table-cell table:formula="of:=COM.MICROSOFT.CONCAT(&quot;(&quot;;[.B30];&quot;)-[:COMERCIALIZA]-&gt;(&quot;;[.A30];&quot;),&quot;)" office:value-type="string" office:string-value="(paulista)-[:COMERCIALIZA]-&gt;(lapisCor48)," calcext:value-type="string">
            <text:p>(paulista)-[:COMERCIALIZA]-&gt;(lapisCor48),</text:p>
          </table:table-cell>
          <table:table-cell table:number-columns-repeated="3"/>
          <table:table-cell table:formula="of:=COM.MICROSOFT.CONCAT(&quot;(&quot;;[.C30];&quot;)-[:VENDEU]-&gt;(&quot;;[.A30];&quot;),&quot;)" office:value-type="string" office:string-value="(jao)-[:VENDEU]-&gt;(lapisCor48)," calcext:value-type="string">
            <text:p>(jao)-[:VENDEU]-&gt;(lapisCor48),</text:p>
          </table:table-cell>
        </table:table-row>
        <table:table-row table:style-name="ro1">
          <table:table-cell table:formula="of:=[Produtos.B31]" office:value-type="string" office:string-value="massinha" calcext:value-type="string">
            <text:p>massinha</text:p>
          </table:table-cell>
          <table:table-cell table:formula="of:=[Lojas.$B$2]" office:value-type="string" office:string-value="paulista" calcext:value-type="string">
            <text:p>paulista</text:p>
          </table:table-cell>
          <table:table-cell office:value-type="string" calcext:value-type="string">
            <text:p>lu</text:p>
          </table:table-cell>
          <table:table-cell/>
          <table:table-cell table:formula="of:=COM.MICROSOFT.CONCAT(&quot;(&quot;;[.B31];&quot;)-[:COMERCIALIZA]-&gt;(&quot;;[.A31];&quot;),&quot;)" office:value-type="string" office:string-value="(paulista)-[:COMERCIALIZA]-&gt;(massinha)," calcext:value-type="string">
            <text:p>(paulista)-[:COMERCIALIZA]-&gt;(massinha),</text:p>
          </table:table-cell>
          <table:table-cell table:number-columns-repeated="3"/>
          <table:table-cell table:formula="of:=COM.MICROSOFT.CONCAT(&quot;(&quot;;[.C31];&quot;)-[:VENDEU]-&gt;(&quot;;[.A31];&quot;),&quot;)" office:value-type="string" office:string-value="(lu)-[:VENDEU]-&gt;(massinha)," calcext:value-type="string">
            <text:p>(lu)-[:VENDEU]-&gt;(massinha),</text:p>
          </table:table-cell>
        </table:table-row>
        <table:table-row table:style-name="ro1">
          <table:table-cell table:formula="of:=[Produtos.B32]" office:value-type="string" office:string-value="pasta" calcext:value-type="string">
            <text:p>pasta</text:p>
          </table:table-cell>
          <table:table-cell table:formula="of:=[Lojas.$B$2]" office:value-type="string" office:string-value="paulista" calcext:value-type="string">
            <text:p>paulista</text:p>
          </table:table-cell>
          <table:table-cell office:value-type="string" calcext:value-type="string">
            <text:p>lu</text:p>
          </table:table-cell>
          <table:table-cell/>
          <table:table-cell table:formula="of:=COM.MICROSOFT.CONCAT(&quot;(&quot;;[.B32];&quot;)-[:COMERCIALIZA]-&gt;(&quot;;[.A32];&quot;),&quot;)" office:value-type="string" office:string-value="(paulista)-[:COMERCIALIZA]-&gt;(pasta)," calcext:value-type="string">
            <text:p>(paulista)-[:COMERCIALIZA]-&gt;(pasta),</text:p>
          </table:table-cell>
          <table:table-cell table:number-columns-repeated="3"/>
          <table:table-cell table:formula="of:=COM.MICROSOFT.CONCAT(&quot;(&quot;;[.C32];&quot;)-[:VENDEU]-&gt;(&quot;;[.A32];&quot;),&quot;)" office:value-type="string" office:string-value="(lu)-[:VENDEU]-&gt;(pasta)," calcext:value-type="string">
            <text:p>(lu)-[:VENDEU]-&gt;(pasta),</text:p>
          </table:table-cell>
        </table:table-row>
        <table:table-row table:style-name="ro1">
          <table:table-cell table:formula="of:=[Produtos.B33]" office:value-type="string" office:string-value="pincel" calcext:value-type="string">
            <text:p>pincel</text:p>
          </table:table-cell>
          <table:table-cell table:formula="of:=[Lojas.$B$2]" office:value-type="string" office:string-value="paulista" calcext:value-type="string">
            <text:p>paulista</text:p>
          </table:table-cell>
          <table:table-cell office:value-type="string" calcext:value-type="string">
            <text:p>jao</text:p>
          </table:table-cell>
          <table:table-cell/>
          <table:table-cell table:formula="of:=COM.MICROSOFT.CONCAT(&quot;(&quot;;[.B33];&quot;)-[:COMERCIALIZA]-&gt;(&quot;;[.A33];&quot;),&quot;)" office:value-type="string" office:string-value="(paulista)-[:COMERCIALIZA]-&gt;(pincel)," calcext:value-type="string">
            <text:p>(paulista)-[:COMERCIALIZA]-&gt;(pincel),</text:p>
          </table:table-cell>
          <table:table-cell table:number-columns-repeated="3"/>
          <table:table-cell table:formula="of:=COM.MICROSOFT.CONCAT(&quot;(&quot;;[.C33];&quot;)-[:VENDEU]-&gt;(&quot;;[.A33];&quot;),&quot;)" office:value-type="string" office:string-value="(jao)-[:VENDEU]-&gt;(pincel)," calcext:value-type="string">
            <text:p>(jao)-[:VENDEU]-&gt;(pincel),</text:p>
          </table:table-cell>
        </table:table-row>
        <table:table-row table:style-name="ro1">
          <table:table-cell table:formula="of:=[Produtos.B34]" office:value-type="string" office:string-value="prancheta" calcext:value-type="string">
            <text:p>prancheta</text:p>
          </table:table-cell>
          <table:table-cell table:formula="of:=[Lojas.$B$2]" office:value-type="string" office:string-value="paulista" calcext:value-type="string">
            <text:p>paulista</text:p>
          </table:table-cell>
          <table:table-cell office:value-type="string" calcext:value-type="string">
            <text:p>ze</text:p>
          </table:table-cell>
          <table:table-cell/>
          <table:table-cell table:formula="of:=COM.MICROSOFT.CONCAT(&quot;(&quot;;[.B34];&quot;)-[:COMERCIALIZA]-&gt;(&quot;;[.A34];&quot;),&quot;)" office:value-type="string" office:string-value="(paulista)-[:COMERCIALIZA]-&gt;(prancheta)," calcext:value-type="string">
            <text:p>(paulista)-[:COMERCIALIZA]-&gt;(prancheta),</text:p>
          </table:table-cell>
          <table:table-cell table:number-columns-repeated="3"/>
          <table:table-cell table:formula="of:=COM.MICROSOFT.CONCAT(&quot;(&quot;;[.C34];&quot;)-[:VENDEU]-&gt;(&quot;;[.A34];&quot;),&quot;)" office:value-type="string" office:string-value="(ze)-[:VENDEU]-&gt;(prancheta)," calcext:value-type="string">
            <text:p>(ze)-[:VENDEU]-&gt;(prancheta),</text:p>
          </table:table-cell>
        </table:table-row>
        <table:table-row table:style-name="ro1">
          <table:table-cell table:formula="of:=[Produtos.B35]" office:value-type="string" office:string-value="saco" calcext:value-type="string">
            <text:p>saco</text:p>
          </table:table-cell>
          <table:table-cell table:formula="of:=[Lojas.$B$2]" office:value-type="string" office:string-value="paulista" calcext:value-type="string">
            <text:p>paulista</text:p>
          </table:table-cell>
          <table:table-cell office:value-type="string" calcext:value-type="string">
            <text:p>lu</text:p>
          </table:table-cell>
          <table:table-cell/>
          <table:table-cell table:formula="of:=COM.MICROSOFT.CONCAT(&quot;(&quot;;[.B35];&quot;)-[:COMERCIALIZA]-&gt;(&quot;;[.A35];&quot;),&quot;)" office:value-type="string" office:string-value="(paulista)-[:COMERCIALIZA]-&gt;(saco)," calcext:value-type="string">
            <text:p>(paulista)-[:COMERCIALIZA]-&gt;(saco),</text:p>
          </table:table-cell>
          <table:table-cell table:number-columns-repeated="3"/>
          <table:table-cell table:formula="of:=COM.MICROSOFT.CONCAT(&quot;(&quot;;[.C35];&quot;)-[:VENDEU]-&gt;(&quot;;[.A35];&quot;),&quot;)" office:value-type="string" office:string-value="(lu)-[:VENDEU]-&gt;(saco)," calcext:value-type="string">
            <text:p>(lu)-[:VENDEU]-&gt;(saco),</text:p>
          </table:table-cell>
        </table:table-row>
        <table:table-row table:style-name="ro1">
          <table:table-cell table:formula="of:=[Produtos.B36]" office:value-type="string" office:string-value="lixeira" calcext:value-type="string">
            <text:p>lixeira</text:p>
          </table:table-cell>
          <table:table-cell table:formula="of:=[Lojas.$B$2]" office:value-type="string" office:string-value="paulista" calcext:value-type="string">
            <text:p>paulista</text:p>
          </table:table-cell>
          <table:table-cell office:value-type="string" calcext:value-type="string">
            <text:p>jao</text:p>
          </table:table-cell>
          <table:table-cell/>
          <table:table-cell table:formula="of:=COM.MICROSOFT.CONCAT(&quot;(&quot;;[.B36];&quot;)-[:COMERCIALIZA]-&gt;(&quot;;[.A36];&quot;),&quot;)" office:value-type="string" office:string-value="(paulista)-[:COMERCIALIZA]-&gt;(lixeira)," calcext:value-type="string">
            <text:p>(paulista)-[:COMERCIALIZA]-&gt;(lixeira),</text:p>
          </table:table-cell>
          <table:table-cell table:number-columns-repeated="3"/>
          <table:table-cell table:formula="of:=COM.MICROSOFT.CONCAT(&quot;(&quot;;[.C36];&quot;)-[:VENDEU]-&gt;(&quot;;[.A36];&quot;),&quot;)" office:value-type="string" office:string-value="(jao)-[:VENDEU]-&gt;(lixeira)," calcext:value-type="string">
            <text:p>(jao)-[:VENDEU]-&gt;(lixeira),</text:p>
          </table:table-cell>
        </table:table-row>
        <table:table-row table:style-name="ro1">
          <table:table-cell table:formula="of:=[Produtos.B37]" office:value-type="string" office:string-value="caixa" calcext:value-type="string">
            <text:p>caixa</text:p>
          </table:table-cell>
          <table:table-cell table:formula="of:=[Lojas.$B$2]" office:value-type="string" office:string-value="paulista" calcext:value-type="string">
            <text:p>paulista</text:p>
          </table:table-cell>
          <table:table-cell office:value-type="string" calcext:value-type="string">
            <text:p>ze</text:p>
          </table:table-cell>
          <table:table-cell/>
          <table:table-cell table:formula="of:=COM.MICROSOFT.CONCAT(&quot;(&quot;;[.B37];&quot;)-[:COMERCIALIZA]-&gt;(&quot;;[.A37];&quot;),&quot;)" office:value-type="string" office:string-value="(paulista)-[:COMERCIALIZA]-&gt;(caixa)," calcext:value-type="string">
            <text:p>(paulista)-[:COMERCIALIZA]-&gt;(caixa),</text:p>
          </table:table-cell>
          <table:table-cell table:number-columns-repeated="3"/>
          <table:table-cell table:formula="of:=COM.MICROSOFT.CONCAT(&quot;(&quot;;[.C37];&quot;)-[:VENDEU]-&gt;(&quot;;[.A37];&quot;),&quot;)" office:value-type="string" office:string-value="(ze)-[:VENDEU]-&gt;(caixa)," calcext:value-type="string">
            <text:p>(ze)-[:VENDEU]-&gt;(caixa),</text:p>
          </table:table-cell>
        </table:table-row>
        <table:table-row table:style-name="ro1">
          <table:table-cell table:formula="of:=[Produtos.B38]" office:value-type="string" office:string-value="carimbo" calcext:value-type="string">
            <text:p>carimbo</text:p>
          </table:table-cell>
          <table:table-cell table:formula="of:=[Lojas.$B$2]" office:value-type="string" office:string-value="paulista" calcext:value-type="string">
            <text:p>paulista</text:p>
          </table:table-cell>
          <table:table-cell office:value-type="string" calcext:value-type="string">
            <text:p>lu</text:p>
          </table:table-cell>
          <table:table-cell/>
          <table:table-cell table:formula="of:=COM.MICROSOFT.CONCAT(&quot;(&quot;;[.B38];&quot;)-[:COMERCIALIZA]-&gt;(&quot;;[.A38];&quot;),&quot;)" office:value-type="string" office:string-value="(paulista)-[:COMERCIALIZA]-&gt;(carimbo)," calcext:value-type="string">
            <text:p>(paulista)-[:COMERCIALIZA]-&gt;(carimbo),</text:p>
          </table:table-cell>
          <table:table-cell table:number-columns-repeated="3"/>
          <table:table-cell table:formula="of:=COM.MICROSOFT.CONCAT(&quot;(&quot;;[.C38];&quot;)-[:VENDEU]-&gt;(&quot;;[.A38];&quot;),&quot;)" office:value-type="string" office:string-value="(lu)-[:VENDEU]-&gt;(carimbo)," calcext:value-type="string">
            <text:p>(lu)-[:VENDEU]-&gt;(carimbo),</text:p>
          </table:table-cell>
        </table:table-row>
        <table:table-row table:style-name="ro1">
          <table:table-cell table:formula="of:=[Produtos.B39]" office:value-type="string" office:string-value="barbante" calcext:value-type="string">
            <text:p>barbante</text:p>
          </table:table-cell>
          <table:table-cell table:formula="of:=[Lojas.$B$2]" office:value-type="string" office:string-value="paulista" calcext:value-type="string">
            <text:p>paulista</text:p>
          </table:table-cell>
          <table:table-cell office:value-type="string" calcext:value-type="string">
            <text:p>jao</text:p>
          </table:table-cell>
          <table:table-cell/>
          <table:table-cell table:formula="of:=COM.MICROSOFT.CONCAT(&quot;(&quot;;[.B39];&quot;)-[:COMERCIALIZA]-&gt;(&quot;;[.A39];&quot;),&quot;)" office:value-type="string" office:string-value="(paulista)-[:COMERCIALIZA]-&gt;(barbante)," calcext:value-type="string">
            <text:p>(paulista)-[:COMERCIALIZA]-&gt;(barbante),</text:p>
          </table:table-cell>
          <table:table-cell table:number-columns-repeated="3"/>
          <table:table-cell table:formula="of:=COM.MICROSOFT.CONCAT(&quot;(&quot;;[.C39];&quot;)-[:VENDEU]-&gt;(&quot;;[.A39];&quot;),&quot;)" office:value-type="string" office:string-value="(jao)-[:VENDEU]-&gt;(barbante)," calcext:value-type="string">
            <text:p>(jao)-[:VENDEU]-&gt;(barbante),</text:p>
          </table:table-cell>
        </table:table-row>
        <table:table-row table:style-name="ro1">
          <table:table-cell table:formula="of:=[Produtos.B40]" office:value-type="string" office:string-value="catalogo" calcext:value-type="string">
            <text:p>catalogo</text:p>
          </table:table-cell>
          <table:table-cell table:formula="of:=[Lojas.$B$2]" office:value-type="string" office:string-value="paulista" calcext:value-type="string">
            <text:p>paulista</text:p>
          </table:table-cell>
          <table:table-cell office:value-type="string" calcext:value-type="string">
            <text:p>ze</text:p>
          </table:table-cell>
          <table:table-cell/>
          <table:table-cell table:formula="of:=COM.MICROSOFT.CONCAT(&quot;(&quot;;[.B40];&quot;)-[:COMERCIALIZA]-&gt;(&quot;;[.A40];&quot;),&quot;)" office:value-type="string" office:string-value="(paulista)-[:COMERCIALIZA]-&gt;(catalogo)," calcext:value-type="string">
            <text:p>(paulista)-[:COMERCIALIZA]-&gt;(catalogo),</text:p>
          </table:table-cell>
          <table:table-cell table:number-columns-repeated="3"/>
          <table:table-cell table:formula="of:=COM.MICROSOFT.CONCAT(&quot;(&quot;;[.C40];&quot;)-[:VENDEU]-&gt;(&quot;;[.A40];&quot;),&quot;)" office:value-type="string" office:string-value="(ze)-[:VENDEU]-&gt;(catalogo)," calcext:value-type="string">
            <text:p>(ze)-[:VENDEU]-&gt;(catalogo),</text:p>
          </table:table-cell>
        </table:table-row>
        <table:table-row table:style-name="ro1">
          <table:table-cell table:formula="of:=[Produtos.B41]" office:value-type="string" office:string-value="apagador" calcext:value-type="string">
            <text:p>apagador</text:p>
          </table:table-cell>
          <table:table-cell table:formula="of:=[Lojas.$B$2]" office:value-type="string" office:string-value="paulista" calcext:value-type="string">
            <text:p>paulista</text:p>
          </table:table-cell>
          <table:table-cell office:value-type="string" calcext:value-type="string">
            <text:p>lu</text:p>
          </table:table-cell>
          <table:table-cell/>
          <table:table-cell table:formula="of:=COM.MICROSOFT.CONCAT(&quot;(&quot;;[.B41];&quot;)-[:COMERCIALIZA]-&gt;(&quot;;[.A41];&quot;),&quot;)" office:value-type="string" office:string-value="(paulista)-[:COMERCIALIZA]-&gt;(apagador)," calcext:value-type="string">
            <text:p>(paulista)-[:COMERCIALIZA]-&gt;(apagador),</text:p>
          </table:table-cell>
          <table:table-cell table:number-columns-repeated="3"/>
          <table:table-cell table:formula="of:=COM.MICROSOFT.CONCAT(&quot;(&quot;;[.C41];&quot;)-[:VENDEU]-&gt;(&quot;;[.A41];&quot;),&quot;)" office:value-type="string" office:string-value="(lu)-[:VENDEU]-&gt;(apagador)," calcext:value-type="string">
            <text:p>(lu)-[:VENDEU]-&gt;(apagador),</text:p>
          </table:table-cell>
        </table:table-row>
        <table:table-row table:style-name="ro1">
          <table:table-cell table:formula="of:=[Produtos.B42]" office:value-type="string" office:string-value="ima" calcext:value-type="string">
            <text:p>ima</text:p>
          </table:table-cell>
          <table:table-cell table:formula="of:=[Lojas.$B$2]" office:value-type="string" office:string-value="paulista" calcext:value-type="string">
            <text:p>paulista</text:p>
          </table:table-cell>
          <table:table-cell office:value-type="string" calcext:value-type="string">
            <text:p>jao</text:p>
          </table:table-cell>
          <table:table-cell/>
          <table:table-cell table:formula="of:=COM.MICROSOFT.CONCAT(&quot;(&quot;;[.B42];&quot;)-[:COMERCIALIZA]-&gt;(&quot;;[.A42];&quot;),&quot;)" office:value-type="string" office:string-value="(paulista)-[:COMERCIALIZA]-&gt;(ima)," calcext:value-type="string">
            <text:p>(paulista)-[:COMERCIALIZA]-&gt;(ima),</text:p>
          </table:table-cell>
          <table:table-cell table:number-columns-repeated="3"/>
          <table:table-cell table:formula="of:=COM.MICROSOFT.CONCAT(&quot;(&quot;;[.C42];&quot;)-[:VENDEU]-&gt;(&quot;;[.A42];&quot;),&quot;)" office:value-type="string" office:string-value="(jao)-[:VENDEU]-&gt;(ima)," calcext:value-type="string">
            <text:p>(jao)-[:VENDEU]-&gt;(ima),</text:p>
          </table:table-cell>
        </table:table-row>
        <table:table-row table:style-name="ro1">
          <table:table-cell table:formula="of:=[Produtos.B43]" office:value-type="string" office:string-value="pilhaA" calcext:value-type="string">
            <text:p>pilhaA</text:p>
          </table:table-cell>
          <table:table-cell table:formula="of:=[Lojas.$B$2]" office:value-type="string" office:string-value="paulista" calcext:value-type="string">
            <text:p>paulista</text:p>
          </table:table-cell>
          <table:table-cell office:value-type="string" calcext:value-type="string">
            <text:p>ze</text:p>
          </table:table-cell>
          <table:table-cell/>
          <table:table-cell table:formula="of:=COM.MICROSOFT.CONCAT(&quot;(&quot;;[.B43];&quot;)-[:COMERCIALIZA]-&gt;(&quot;;[.A43];&quot;),&quot;)" office:value-type="string" office:string-value="(paulista)-[:COMERCIALIZA]-&gt;(pilhaA)," calcext:value-type="string">
            <text:p>(paulista)-[:COMERCIALIZA]-&gt;(pilhaA),</text:p>
          </table:table-cell>
          <table:table-cell table:number-columns-repeated="3"/>
          <table:table-cell table:formula="of:=COM.MICROSOFT.CONCAT(&quot;(&quot;;[.C43];&quot;)-[:VENDEU]-&gt;(&quot;;[.A43];&quot;),&quot;)" office:value-type="string" office:string-value="(ze)-[:VENDEU]-&gt;(pilhaA)," calcext:value-type="string">
            <text:p>(ze)-[:VENDEU]-&gt;(pilhaA),</text:p>
          </table:table-cell>
        </table:table-row>
        <table:table-row table:style-name="ro1">
          <table:table-cell table:formula="of:=[Produtos.B44]" office:value-type="string" office:string-value="pilhaAA" calcext:value-type="string">
            <text:p>pilhaAA</text:p>
          </table:table-cell>
          <table:table-cell table:formula="of:=[Lojas.$B$2]" office:value-type="string" office:string-value="paulista" calcext:value-type="string">
            <text:p>paulista</text:p>
          </table:table-cell>
          <table:table-cell office:value-type="string" calcext:value-type="string">
            <text:p>lu</text:p>
          </table:table-cell>
          <table:table-cell/>
          <table:table-cell table:formula="of:=COM.MICROSOFT.CONCAT(&quot;(&quot;;[.B44];&quot;)-[:COMERCIALIZA]-&gt;(&quot;;[.A44];&quot;),&quot;)" office:value-type="string" office:string-value="(paulista)-[:COMERCIALIZA]-&gt;(pilhaAA)," calcext:value-type="string">
            <text:p>(paulista)-[:COMERCIALIZA]-&gt;(pilhaAA),</text:p>
          </table:table-cell>
          <table:table-cell table:number-columns-repeated="3"/>
          <table:table-cell table:formula="of:=COM.MICROSOFT.CONCAT(&quot;(&quot;;[.C44];&quot;)-[:VENDEU]-&gt;(&quot;;[.A44];&quot;),&quot;)" office:value-type="string" office:string-value="(lu)-[:VENDEU]-&gt;(pilhaAA)," calcext:value-type="string">
            <text:p>(lu)-[:VENDEU]-&gt;(pilhaAA),</text:p>
          </table:table-cell>
        </table:table-row>
        <table:table-row table:style-name="ro1">
          <table:table-cell table:formula="of:=[Produtos.B45]" office:value-type="string" office:string-value="pilhaAAA" calcext:value-type="string">
            <text:p>pilhaAAA</text:p>
          </table:table-cell>
          <table:table-cell table:formula="of:=[Lojas.$B$2]" office:value-type="string" office:string-value="paulista" calcext:value-type="string">
            <text:p>paulista</text:p>
          </table:table-cell>
          <table:table-cell office:value-type="string" calcext:value-type="string">
            <text:p>jao</text:p>
          </table:table-cell>
          <table:table-cell/>
          <table:table-cell table:formula="of:=COM.MICROSOFT.CONCAT(&quot;(&quot;;[.B45];&quot;)-[:COMERCIALIZA]-&gt;(&quot;;[.A45];&quot;),&quot;)" office:value-type="string" office:string-value="(paulista)-[:COMERCIALIZA]-&gt;(pilhaAAA)," calcext:value-type="string">
            <text:p>(paulista)-[:COMERCIALIZA]-&gt;(pilhaAAA),</text:p>
          </table:table-cell>
          <table:table-cell table:number-columns-repeated="3"/>
          <table:table-cell table:formula="of:=COM.MICROSOFT.CONCAT(&quot;(&quot;;[.C45];&quot;)-[:VENDEU]-&gt;(&quot;;[.A45];&quot;),&quot;)" office:value-type="string" office:string-value="(jao)-[:VENDEU]-&gt;(pilhaAAA)," calcext:value-type="string">
            <text:p>(jao)-[:VENDEU]-&gt;(pilhaAAA),</text:p>
          </table:table-cell>
        </table:table-row>
        <table:table-row table:style-name="ro1">
          <table:table-cell table:formula="of:=[Produtos.B46]" office:value-type="string" office:string-value="lousa" calcext:value-type="string">
            <text:p>lousa</text:p>
          </table:table-cell>
          <table:table-cell table:formula="of:=[Lojas.$B$2]" office:value-type="string" office:string-value="paulista" calcext:value-type="string">
            <text:p>paulista</text:p>
          </table:table-cell>
          <table:table-cell office:value-type="string" calcext:value-type="string">
            <text:p>ze</text:p>
          </table:table-cell>
          <table:table-cell/>
          <table:table-cell table:formula="of:=COM.MICROSOFT.CONCAT(&quot;(&quot;;[.B46];&quot;)-[:COMERCIALIZA]-&gt;(&quot;;[.A46];&quot;),&quot;)" office:value-type="string" office:string-value="(paulista)-[:COMERCIALIZA]-&gt;(lousa)," calcext:value-type="string">
            <text:p>(paulista)-[:COMERCIALIZA]-&gt;(lousa),</text:p>
          </table:table-cell>
          <table:table-cell table:number-columns-repeated="3"/>
          <table:table-cell table:formula="of:=COM.MICROSOFT.CONCAT(&quot;(&quot;;[.C46];&quot;)-[:VENDEU]-&gt;(&quot;;[.A46];&quot;),&quot;)" office:value-type="string" office:string-value="(ze)-[:VENDEU]-&gt;(lousa)," calcext:value-type="string">
            <text:p>(ze)-[:VENDEU]-&gt;(lousa),</text:p>
          </table:table-cell>
        </table:table-row>
        <table:table-row table:style-name="ro1">
          <table:table-cell table:formula="of:=[Produtos.B47]" office:value-type="string" office:string-value="maleta" calcext:value-type="string">
            <text:p>maleta</text:p>
          </table:table-cell>
          <table:table-cell table:formula="of:=[Lojas.$B$2]" office:value-type="string" office:string-value="paulista" calcext:value-type="string">
            <text:p>paulista</text:p>
          </table:table-cell>
          <table:table-cell office:value-type="string" calcext:value-type="string">
            <text:p>lu</text:p>
          </table:table-cell>
          <table:table-cell/>
          <table:table-cell table:formula="of:=COM.MICROSOFT.CONCAT(&quot;(&quot;;[.B47];&quot;)-[:COMERCIALIZA]-&gt;(&quot;;[.A47];&quot;),&quot;)" office:value-type="string" office:string-value="(paulista)-[:COMERCIALIZA]-&gt;(maleta)," calcext:value-type="string">
            <text:p>(paulista)-[:COMERCIALIZA]-&gt;(maleta),</text:p>
          </table:table-cell>
          <table:table-cell table:number-columns-repeated="3"/>
          <table:table-cell table:formula="of:=COM.MICROSOFT.CONCAT(&quot;(&quot;;[.C47];&quot;)-[:VENDEU]-&gt;(&quot;;[.A47];&quot;),&quot;)" office:value-type="string" office:string-value="(lu)-[:VENDEU]-&gt;(maleta)," calcext:value-type="string">
            <text:p>(lu)-[:VENDEU]-&gt;(maleta),</text:p>
          </table:table-cell>
        </table:table-row>
        <table:table-row table:style-name="ro1">
          <table:table-cell table:formula="of:=[Produtos.B48]" office:value-type="string" office:string-value="estilete" calcext:value-type="string">
            <text:p>estilete</text:p>
          </table:table-cell>
          <table:table-cell table:formula="of:=[Lojas.$B$2]" office:value-type="string" office:string-value="paulista" calcext:value-type="string">
            <text:p>paulista</text:p>
          </table:table-cell>
          <table:table-cell office:value-type="string" calcext:value-type="string">
            <text:p>jao</text:p>
          </table:table-cell>
          <table:table-cell/>
          <table:table-cell table:formula="of:=COM.MICROSOFT.CONCAT(&quot;(&quot;;[.B48];&quot;)-[:COMERCIALIZA]-&gt;(&quot;;[.A48];&quot;),&quot;)" office:value-type="string" office:string-value="(paulista)-[:COMERCIALIZA]-&gt;(estilete)," calcext:value-type="string">
            <text:p>(paulista)-[:COMERCIALIZA]-&gt;(estilete),</text:p>
          </table:table-cell>
          <table:table-cell table:number-columns-repeated="3"/>
          <table:table-cell table:formula="of:=COM.MICROSOFT.CONCAT(&quot;(&quot;;[.C48];&quot;)-[:VENDEU]-&gt;(&quot;;[.A48];&quot;),&quot;)" office:value-type="string" office:string-value="(jao)-[:VENDEU]-&gt;(estilete)," calcext:value-type="string">
            <text:p>(jao)-[:VENDEU]-&gt;(estilete),</text:p>
          </table:table-cell>
        </table:table-row>
        <table:table-row table:style-name="ro1">
          <table:table-cell table:formula="of:=[Produtos.B49]" office:value-type="string" office:string-value="compasso" calcext:value-type="string">
            <text:p>compasso</text:p>
          </table:table-cell>
          <table:table-cell table:formula="of:=[Lojas.$B$2]" office:value-type="string" office:string-value="paulista" calcext:value-type="string">
            <text:p>paulista</text:p>
          </table:table-cell>
          <table:table-cell office:value-type="string" calcext:value-type="string">
            <text:p>jao</text:p>
          </table:table-cell>
          <table:table-cell/>
          <table:table-cell table:formula="of:=COM.MICROSOFT.CONCAT(&quot;(&quot;;[.B49];&quot;)-[:COMERCIALIZA]-&gt;(&quot;;[.A49];&quot;),&quot;)" office:value-type="string" office:string-value="(paulista)-[:COMERCIALIZA]-&gt;(compasso)," calcext:value-type="string">
            <text:p>(paulista)-[:COMERCIALIZA]-&gt;(compasso),</text:p>
          </table:table-cell>
          <table:table-cell table:number-columns-repeated="3"/>
          <table:table-cell table:formula="of:=COM.MICROSOFT.CONCAT(&quot;(&quot;;[.C49];&quot;)-[:VENDEU]-&gt;(&quot;;[.A49];&quot;),&quot;)" office:value-type="string" office:string-value="(jao)-[:VENDEU]-&gt;(compasso)," calcext:value-type="string">
            <text:p>(jao)-[:VENDEU]-&gt;(compasso),</text:p>
          </table:table-cell>
        </table:table-row>
        <table:table-row table:style-name="ro1">
          <table:table-cell table:formula="of:=[Produtos.B50]" office:value-type="string" office:string-value="estojo" calcext:value-type="string">
            <text:p>estojo</text:p>
          </table:table-cell>
          <table:table-cell table:formula="of:=[Lojas.$B$2]" office:value-type="string" office:string-value="paulista" calcext:value-type="string">
            <text:p>paulista</text:p>
          </table:table-cell>
          <table:table-cell office:value-type="string" calcext:value-type="string">
            <text:p>lu</text:p>
          </table:table-cell>
          <table:table-cell/>
          <table:table-cell table:formula="of:=COM.MICROSOFT.CONCAT(&quot;(&quot;;[.B50];&quot;)-[:COMERCIALIZA]-&gt;(&quot;;[.A50];&quot;),&quot;)" office:value-type="string" office:string-value="(paulista)-[:COMERCIALIZA]-&gt;(estojo)," calcext:value-type="string">
            <text:p>(paulista)-[:COMERCIALIZA]-&gt;(estojo),</text:p>
          </table:table-cell>
          <table:table-cell table:number-columns-repeated="3"/>
          <table:table-cell table:formula="of:=COM.MICROSOFT.CONCAT(&quot;(&quot;;[.C50];&quot;)-[:VENDEU]-&gt;(&quot;;[.A50];&quot;),&quot;)" office:value-type="string" office:string-value="(lu)-[:VENDEU]-&gt;(estojo)," calcext:value-type="string">
            <text:p>(lu)-[:VENDEU]-&gt;(estojo),</text:p>
          </table:table-cell>
        </table:table-row>
        <table:table-row table:style-name="ro1">
          <table:table-cell table:formula="of:=[Produtos.B51]" office:value-type="string" office:string-value="durex" calcext:value-type="string">
            <text:p>durex</text:p>
          </table:table-cell>
          <table:table-cell table:formula="of:=[Lojas.$B$2]" office:value-type="string" office:string-value="paulista" calcext:value-type="string">
            <text:p>paulista</text:p>
          </table:table-cell>
          <table:table-cell office:value-type="string" calcext:value-type="string">
            <text:p>lu</text:p>
          </table:table-cell>
          <table:table-cell/>
          <table:table-cell table:formula="of:=COM.MICROSOFT.CONCAT(&quot;(&quot;;[.B51];&quot;)-[:COMERCIALIZA]-&gt;(&quot;;[.A51];&quot;),&quot;)" office:value-type="string" office:string-value="(paulista)-[:COMERCIALIZA]-&gt;(durex)," calcext:value-type="string">
            <text:p>(paulista)-[:COMERCIALIZA]-&gt;(durex),</text:p>
          </table:table-cell>
          <table:table-cell table:number-columns-repeated="3"/>
          <table:table-cell table:formula="of:=COM.MICROSOFT.CONCAT(&quot;(&quot;;[.C51];&quot;)-[:VENDEU]-&gt;(&quot;;[.A51];&quot;),&quot;)" office:value-type="string" office:string-value="(lu)-[:VENDEU]-&gt;(durex)," calcext:value-type="string">
            <text:p>(lu)-[:VENDEU]-&gt;(durex),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formula="of:=[Produtos.B12]" office:value-type="string" office:string-value="apontador" calcext:value-type="string">
            <text:p>apontador</text:p>
          </table:table-cell>
          <table:table-cell table:formula="of:=[Lojas.$B$3]" office:value-type="string" office:string-value="riocentro" calcext:value-type="string">
            <text:p>riocentro</text:p>
          </table:table-cell>
          <table:table-cell office:value-type="string" calcext:value-type="string">
            <text:p>leka</text:p>
          </table:table-cell>
          <table:table-cell/>
          <table:table-cell table:formula="of:=COM.MICROSOFT.CONCAT(&quot;(&quot;;[.B53];&quot;)-[:COMERCIALIZA]-&gt;(&quot;;[.A53];&quot;),&quot;)" office:value-type="string" office:string-value="(riocentro)-[:COMERCIALIZA]-&gt;(apontador)," calcext:value-type="string">
            <text:p>(riocentro)-[:COMERCIALIZA]-&gt;(apontador),</text:p>
          </table:table-cell>
          <table:table-cell/>
          <table:table-cell table:formula="of:=COM.MICROSOFT.CONCAT(&quot;(&quot;;[.$B$56];&quot;)-[:COMPRA_DE]-&gt;(&quot;;[Distribuidores.B2];&quot;),&quot;)" office:value-type="string" office:string-value="(riocentro)-[:COMPRA_DE]-&gt;(gorfes)," calcext:value-type="string">
            <text:p>(riocentro)-[:COMPRA_DE]-&gt;(gorfes),</text:p>
          </table:table-cell>
          <table:table-cell/>
          <table:table-cell table:formula="of:=COM.MICROSOFT.CONCAT(&quot;(&quot;;[.C53];&quot;)-[:VENDEU]-&gt;(&quot;;[.A53];&quot;),&quot;)" office:value-type="string" office:string-value="(leka)-[:VENDEU]-&gt;(apontador)," calcext:value-type="string">
            <text:p>(leka)-[:VENDEU]-&gt;(apontador),</text:p>
          </table:table-cell>
        </table:table-row>
        <table:table-row table:style-name="ro1">
          <table:table-cell table:formula="of:=[Produtos.B13]" office:value-type="string" office:string-value="borracha" calcext:value-type="string">
            <text:p>borracha</text:p>
          </table:table-cell>
          <table:table-cell table:formula="of:=[Lojas.$B$3]" office:value-type="string" office:string-value="riocentro" calcext:value-type="string">
            <text:p>riocentro</text:p>
          </table:table-cell>
          <table:table-cell office:value-type="string" calcext:value-type="string">
            <text:p>chris</text:p>
          </table:table-cell>
          <table:table-cell/>
          <table:table-cell table:formula="of:=COM.MICROSOFT.CONCAT(&quot;(&quot;;[.B54];&quot;)-[:COMERCIALIZA]-&gt;(&quot;;[.A54];&quot;),&quot;)" office:value-type="string" office:string-value="(riocentro)-[:COMERCIALIZA]-&gt;(borracha)," calcext:value-type="string">
            <text:p>(riocentro)-[:COMERCIALIZA]-&gt;(borracha),</text:p>
          </table:table-cell>
          <table:table-cell/>
          <table:table-cell table:formula="of:=COM.MICROSOFT.CONCAT(&quot;(&quot;;[.$B$56];&quot;)-[:COMPRA_DE]-&gt;(&quot;;[Distribuidores.B3];&quot;),&quot;)" office:value-type="string" office:string-value="(riocentro)-[:COMPRA_DE]-&gt;(baldia)," calcext:value-type="string">
            <text:p>(riocentro)-[:COMPRA_DE]-&gt;(baldia),</text:p>
          </table:table-cell>
          <table:table-cell/>
          <table:table-cell table:formula="of:=COM.MICROSOFT.CONCAT(&quot;(&quot;;[.C54];&quot;)-[:VENDEU]-&gt;(&quot;;[.A54];&quot;),&quot;)" office:value-type="string" office:string-value="(chris)-[:VENDEU]-&gt;(borracha)," calcext:value-type="string">
            <text:p>(chris)-[:VENDEU]-&gt;(borracha),</text:p>
          </table:table-cell>
        </table:table-row>
        <table:table-row table:style-name="ro1">
          <table:table-cell table:formula="of:=[Produtos.B14]" office:value-type="string" office:string-value="cadernoBrochura" calcext:value-type="string">
            <text:p>cadernoBrochura</text:p>
          </table:table-cell>
          <table:table-cell table:formula="of:=[Lojas.$B$3]" office:value-type="string" office:string-value="riocentro" calcext:value-type="string">
            <text:p>riocentro</text:p>
          </table:table-cell>
          <table:table-cell office:value-type="string" calcext:value-type="string">
            <text:p>leka</text:p>
          </table:table-cell>
          <table:table-cell/>
          <table:table-cell table:formula="of:=COM.MICROSOFT.CONCAT(&quot;(&quot;;[.B55];&quot;)-[:COMERCIALIZA]-&gt;(&quot;;[.A55];&quot;),&quot;)" office:value-type="string" office:string-value="(riocentro)-[:COMERCIALIZA]-&gt;(cadernoBrochura)," calcext:value-type="string">
            <text:p>(riocentro)-[:COMERCIALIZA]-&gt;(cadernoBrochura),</text:p>
          </table:table-cell>
          <table:table-cell/>
          <table:table-cell table:formula="of:=COM.MICROSOFT.CONCAT(&quot;(&quot;;[.$B$56];&quot;)-[:COMPRA_DE]-&gt;(&quot;;[Distribuidores.B4];&quot;),&quot;)" office:value-type="string" office:string-value="(riocentro)-[:COMPRA_DE]-&gt;(chaparrau)," calcext:value-type="string">
            <text:p>(riocentro)-[:COMPRA_DE]-&gt;(chaparrau),</text:p>
          </table:table-cell>
          <table:table-cell/>
          <table:table-cell table:formula="of:=COM.MICROSOFT.CONCAT(&quot;(&quot;;[.C55];&quot;)-[:VENDEU]-&gt;(&quot;;[.A55];&quot;),&quot;)" office:value-type="string" office:string-value="(leka)-[:VENDEU]-&gt;(cadernoBrochura)," calcext:value-type="string">
            <text:p>(leka)-[:VENDEU]-&gt;(cadernoBrochura),</text:p>
          </table:table-cell>
        </table:table-row>
        <table:table-row table:style-name="ro1">
          <table:table-cell table:formula="of:=[Produtos.B15]" office:value-type="string" office:string-value="cadernoGrande" calcext:value-type="string">
            <text:p>cadernoGrande</text:p>
          </table:table-cell>
          <table:table-cell table:formula="of:=[Lojas.$B$3]" office:value-type="string" office:string-value="riocentro" calcext:value-type="string">
            <text:p>riocentro</text:p>
          </table:table-cell>
          <table:table-cell office:value-type="string" calcext:value-type="string">
            <text:p>alce</text:p>
          </table:table-cell>
          <table:table-cell/>
          <table:table-cell table:formula="of:=COM.MICROSOFT.CONCAT(&quot;(&quot;;[.B56];&quot;)-[:COMERCIALIZA]-&gt;(&quot;;[.A56];&quot;),&quot;)" office:value-type="string" office:string-value="(riocentro)-[:COMERCIALIZA]-&gt;(cadernoGrande)," calcext:value-type="string">
            <text:p>(riocentro)-[:COMERCIALIZA]-&gt;(cadernoGrande),</text:p>
          </table:table-cell>
          <table:table-cell/>
          <table:table-cell table:formula="of:=COM.MICROSOFT.CONCAT(&quot;(&quot;;[.$B$56];&quot;)-[:COMPRA_DE]-&gt;(&quot;;[Distribuidores.B5];&quot;),&quot;)" office:value-type="string" office:string-value="(riocentro)-[:COMPRA_DE]-&gt;(exbom)," calcext:value-type="string">
            <text:p>(riocentro)-[:COMPRA_DE]-&gt;(exbom),</text:p>
          </table:table-cell>
          <table:table-cell/>
          <table:table-cell table:formula="of:=COM.MICROSOFT.CONCAT(&quot;(&quot;;[.C56];&quot;)-[:VENDEU]-&gt;(&quot;;[.A56];&quot;),&quot;)" office:value-type="string" office:string-value="(alce)-[:VENDEU]-&gt;(cadernoGrande)," calcext:value-type="string">
            <text:p>(alce)-[:VENDEU]-&gt;(cadernoGrande),</text:p>
          </table:table-cell>
        </table:table-row>
        <table:table-row table:style-name="ro1">
          <table:table-cell table:formula="of:=[Produtos.B16]" office:value-type="string" office:string-value="caneta" calcext:value-type="string">
            <text:p>caneta</text:p>
          </table:table-cell>
          <table:table-cell table:formula="of:=[Lojas.$B$3]" office:value-type="string" office:string-value="riocentro" calcext:value-type="string">
            <text:p>riocentro</text:p>
          </table:table-cell>
          <table:table-cell office:value-type="string" calcext:value-type="string">
            <text:p>leka</text:p>
          </table:table-cell>
          <table:table-cell/>
          <table:table-cell table:formula="of:=COM.MICROSOFT.CONCAT(&quot;(&quot;;[.B57];&quot;)-[:COMERCIALIZA]-&gt;(&quot;;[.A57];&quot;),&quot;)" office:value-type="string" office:string-value="(riocentro)-[:COMERCIALIZA]-&gt;(caneta)," calcext:value-type="string">
            <text:p>(riocentro)-[:COMERCIALIZA]-&gt;(caneta),</text:p>
          </table:table-cell>
          <table:table-cell table:number-columns-repeated="3"/>
          <table:table-cell table:formula="of:=COM.MICROSOFT.CONCAT(&quot;(&quot;;[.C57];&quot;)-[:VENDEU]-&gt;(&quot;;[.A57];&quot;),&quot;)" office:value-type="string" office:string-value="(leka)-[:VENDEU]-&gt;(caneta)," calcext:value-type="string">
            <text:p>(leka)-[:VENDEU]-&gt;(caneta),</text:p>
          </table:table-cell>
        </table:table-row>
        <table:table-row table:style-name="ro1">
          <table:table-cell table:formula="of:=[Produtos.B17]" office:value-type="string" office:string-value="calculadora" calcext:value-type="string">
            <text:p>calculadora</text:p>
          </table:table-cell>
          <table:table-cell table:formula="of:=[Lojas.$B$3]" office:value-type="string" office:string-value="riocentro" calcext:value-type="string">
            <text:p>riocentro</text:p>
          </table:table-cell>
          <table:table-cell office:value-type="string" calcext:value-type="string">
            <text:p>chris</text:p>
          </table:table-cell>
          <table:table-cell/>
          <table:table-cell table:formula="of:=COM.MICROSOFT.CONCAT(&quot;(&quot;;[.B58];&quot;)-[:COMERCIALIZA]-&gt;(&quot;;[.A58];&quot;),&quot;)" office:value-type="string" office:string-value="(riocentro)-[:COMERCIALIZA]-&gt;(calculadora)," calcext:value-type="string">
            <text:p>(riocentro)-[:COMERCIALIZA]-&gt;(calculadora),</text:p>
          </table:table-cell>
          <table:table-cell table:number-columns-repeated="3"/>
          <table:table-cell table:formula="of:=COM.MICROSOFT.CONCAT(&quot;(&quot;;[.C58];&quot;)-[:VENDEU]-&gt;(&quot;;[.A58];&quot;),&quot;)" office:value-type="string" office:string-value="(chris)-[:VENDEU]-&gt;(calculadora)," calcext:value-type="string">
            <text:p>(chris)-[:VENDEU]-&gt;(calculadora),</text:p>
          </table:table-cell>
        </table:table-row>
        <table:table-row table:style-name="ro1">
          <table:table-cell table:formula="of:=[Produtos.B18]" office:value-type="string" office:string-value="clipes" calcext:value-type="string">
            <text:p>clipes</text:p>
          </table:table-cell>
          <table:table-cell table:formula="of:=[Lojas.$B$3]" office:value-type="string" office:string-value="riocentro" calcext:value-type="string">
            <text:p>riocentro</text:p>
          </table:table-cell>
          <table:table-cell office:value-type="string" calcext:value-type="string">
            <text:p>leka</text:p>
          </table:table-cell>
          <table:table-cell/>
          <table:table-cell table:formula="of:=COM.MICROSOFT.CONCAT(&quot;(&quot;;[.B59];&quot;)-[:COMERCIALIZA]-&gt;(&quot;;[.A59];&quot;),&quot;)" office:value-type="string" office:string-value="(riocentro)-[:COMERCIALIZA]-&gt;(clipes)," calcext:value-type="string">
            <text:p>(riocentro)-[:COMERCIALIZA]-&gt;(clipes),</text:p>
          </table:table-cell>
          <table:table-cell table:number-columns-repeated="3"/>
          <table:table-cell table:formula="of:=COM.MICROSOFT.CONCAT(&quot;(&quot;;[.C59];&quot;)-[:VENDEU]-&gt;(&quot;;[.A59];&quot;),&quot;)" office:value-type="string" office:string-value="(leka)-[:VENDEU]-&gt;(clipes)," calcext:value-type="string">
            <text:p>(leka)-[:VENDEU]-&gt;(clipes),</text:p>
          </table:table-cell>
        </table:table-row>
        <table:table-row table:style-name="ro1">
          <table:table-cell table:formula="of:=[Produtos.B19]" office:value-type="string" office:string-value="corretivo" calcext:value-type="string">
            <text:p>corretivo</text:p>
          </table:table-cell>
          <table:table-cell table:formula="of:=[Lojas.$B$3]" office:value-type="string" office:string-value="riocentro" calcext:value-type="string">
            <text:p>riocentro</text:p>
          </table:table-cell>
          <table:table-cell office:value-type="string" calcext:value-type="string">
            <text:p>alce</text:p>
          </table:table-cell>
          <table:table-cell/>
          <table:table-cell table:formula="of:=COM.MICROSOFT.CONCAT(&quot;(&quot;;[.B60];&quot;)-[:COMERCIALIZA]-&gt;(&quot;;[.A60];&quot;),&quot;)" office:value-type="string" office:string-value="(riocentro)-[:COMERCIALIZA]-&gt;(corretivo)," calcext:value-type="string">
            <text:p>(riocentro)-[:COMERCIALIZA]-&gt;(corretivo),</text:p>
          </table:table-cell>
          <table:table-cell table:number-columns-repeated="3"/>
          <table:table-cell table:formula="of:=COM.MICROSOFT.CONCAT(&quot;(&quot;;[.C60];&quot;)-[:VENDEU]-&gt;(&quot;;[.A60];&quot;),&quot;)" office:value-type="string" office:string-value="(alce)-[:VENDEU]-&gt;(corretivo)," calcext:value-type="string">
            <text:p>(alce)-[:VENDEU]-&gt;(corretivo),</text:p>
          </table:table-cell>
        </table:table-row>
        <table:table-row table:style-name="ro1">
          <table:table-cell table:formula="of:=[Produtos.B20]" office:value-type="string" office:string-value="elastico" calcext:value-type="string">
            <text:p>elastico</text:p>
          </table:table-cell>
          <table:table-cell table:formula="of:=[Lojas.$B$3]" office:value-type="string" office:string-value="riocentro" calcext:value-type="string">
            <text:p>riocentro</text:p>
          </table:table-cell>
          <table:table-cell office:value-type="string" calcext:value-type="string">
            <text:p>chris</text:p>
          </table:table-cell>
          <table:table-cell/>
          <table:table-cell table:formula="of:=COM.MICROSOFT.CONCAT(&quot;(&quot;;[.B61];&quot;)-[:COMERCIALIZA]-&gt;(&quot;;[.A61];&quot;),&quot;)" office:value-type="string" office:string-value="(riocentro)-[:COMERCIALIZA]-&gt;(elastico)," calcext:value-type="string">
            <text:p>(riocentro)-[:COMERCIALIZA]-&gt;(elastico),</text:p>
          </table:table-cell>
          <table:table-cell table:number-columns-repeated="3"/>
          <table:table-cell table:formula="of:=COM.MICROSOFT.CONCAT(&quot;(&quot;;[.C61];&quot;)-[:VENDEU]-&gt;(&quot;;[.A61];&quot;),&quot;)" office:value-type="string" office:string-value="(chris)-[:VENDEU]-&gt;(elastico)," calcext:value-type="string">
            <text:p>(chris)-[:VENDEU]-&gt;(elastico),</text:p>
          </table:table-cell>
        </table:table-row>
        <table:table-row table:style-name="ro1">
          <table:table-cell table:formula="of:=[Produtos.B21]" office:value-type="string" office:string-value="envelope" calcext:value-type="string">
            <text:p>envelope</text:p>
          </table:table-cell>
          <table:table-cell table:formula="of:=[Lojas.$B$3]" office:value-type="string" office:string-value="riocentro" calcext:value-type="string">
            <text:p>riocentro</text:p>
          </table:table-cell>
          <table:table-cell office:value-type="string" calcext:value-type="string">
            <text:p>alce</text:p>
          </table:table-cell>
          <table:table-cell/>
          <table:table-cell table:formula="of:=COM.MICROSOFT.CONCAT(&quot;(&quot;;[.B62];&quot;)-[:COMERCIALIZA]-&gt;(&quot;;[.A62];&quot;),&quot;)" office:value-type="string" office:string-value="(riocentro)-[:COMERCIALIZA]-&gt;(envelope)," calcext:value-type="string">
            <text:p>(riocentro)-[:COMERCIALIZA]-&gt;(envelope),</text:p>
          </table:table-cell>
          <table:table-cell table:number-columns-repeated="3"/>
          <table:table-cell table:formula="of:=COM.MICROSOFT.CONCAT(&quot;(&quot;;[.C62];&quot;)-[:VENDEU]-&gt;(&quot;;[.A62];&quot;),&quot;)" office:value-type="string" office:string-value="(alce)-[:VENDEU]-&gt;(envelope)," calcext:value-type="string">
            <text:p>(alce)-[:VENDEU]-&gt;(envelope),</text:p>
          </table:table-cell>
        </table:table-row>
        <table:table-row table:style-name="ro1">
          <table:table-cell table:formula="of:=[Produtos.B22]" office:value-type="string" office:string-value="esquadro" calcext:value-type="string">
            <text:p>esquadro</text:p>
          </table:table-cell>
          <table:table-cell table:formula="of:=[Lojas.$B$3]" office:value-type="string" office:string-value="riocentro" calcext:value-type="string">
            <text:p>riocentro</text:p>
          </table:table-cell>
          <table:table-cell office:value-type="string" calcext:value-type="string">
            <text:p>alce</text:p>
          </table:table-cell>
          <table:table-cell/>
          <table:table-cell table:formula="of:=COM.MICROSOFT.CONCAT(&quot;(&quot;;[.B63];&quot;)-[:COMERCIALIZA]-&gt;(&quot;;[.A63];&quot;),&quot;)" office:value-type="string" office:string-value="(riocentro)-[:COMERCIALIZA]-&gt;(esquadro)," calcext:value-type="string">
            <text:p>(riocentro)-[:COMERCIALIZA]-&gt;(esquadro),</text:p>
          </table:table-cell>
          <table:table-cell table:number-columns-repeated="3"/>
          <table:table-cell table:formula="of:=COM.MICROSOFT.CONCAT(&quot;(&quot;;[.C63];&quot;)-[:VENDEU]-&gt;(&quot;;[.A63];&quot;),&quot;)" office:value-type="string" office:string-value="(alce)-[:VENDEU]-&gt;(esquadro)," calcext:value-type="string">
            <text:p>(alce)-[:VENDEU]-&gt;(esquadro),</text:p>
          </table:table-cell>
        </table:table-row>
        <table:table-row table:style-name="ro1">
          <table:table-cell table:formula="of:=[Produtos.B23]" office:value-type="string" office:string-value="giz" calcext:value-type="string">
            <text:p>giz</text:p>
          </table:table-cell>
          <table:table-cell table:formula="of:=[Lojas.$B$3]" office:value-type="string" office:string-value="riocentro" calcext:value-type="string">
            <text:p>riocentro</text:p>
          </table:table-cell>
          <table:table-cell office:value-type="string" calcext:value-type="string">
            <text:p>leka</text:p>
          </table:table-cell>
          <table:table-cell/>
          <table:table-cell table:formula="of:=COM.MICROSOFT.CONCAT(&quot;(&quot;;[.B64];&quot;)-[:COMERCIALIZA]-&gt;(&quot;;[.A64];&quot;),&quot;)" office:value-type="string" office:string-value="(riocentro)-[:COMERCIALIZA]-&gt;(giz)," calcext:value-type="string">
            <text:p>(riocentro)-[:COMERCIALIZA]-&gt;(giz),</text:p>
          </table:table-cell>
          <table:table-cell table:number-columns-repeated="3"/>
          <table:table-cell table:formula="of:=COM.MICROSOFT.CONCAT(&quot;(&quot;;[.C64];&quot;)-[:VENDEU]-&gt;(&quot;;[.A64];&quot;),&quot;)" office:value-type="string" office:string-value="(leka)-[:VENDEU]-&gt;(giz)," calcext:value-type="string">
            <text:p>(leka)-[:VENDEU]-&gt;(giz),</text:p>
          </table:table-cell>
        </table:table-row>
        <table:table-row table:style-name="ro1">
          <table:table-cell table:formula="of:=[Produtos.B24]" office:value-type="string" office:string-value="grampeador" calcext:value-type="string">
            <text:p>grampeador</text:p>
          </table:table-cell>
          <table:table-cell table:formula="of:=[Lojas.$B$3]" office:value-type="string" office:string-value="riocentro" calcext:value-type="string">
            <text:p>riocentro</text:p>
          </table:table-cell>
          <table:table-cell office:value-type="string" calcext:value-type="string">
            <text:p>chris</text:p>
          </table:table-cell>
          <table:table-cell/>
          <table:table-cell table:formula="of:=COM.MICROSOFT.CONCAT(&quot;(&quot;;[.B65];&quot;)-[:COMERCIALIZA]-&gt;(&quot;;[.A65];&quot;),&quot;)" office:value-type="string" office:string-value="(riocentro)-[:COMERCIALIZA]-&gt;(grampeador)," calcext:value-type="string">
            <text:p>(riocentro)-[:COMERCIALIZA]-&gt;(grampeador),</text:p>
          </table:table-cell>
          <table:table-cell table:number-columns-repeated="3"/>
          <table:table-cell table:formula="of:=COM.MICROSOFT.CONCAT(&quot;(&quot;;[.C65];&quot;)-[:VENDEU]-&gt;(&quot;;[.A65];&quot;),&quot;)" office:value-type="string" office:string-value="(chris)-[:VENDEU]-&gt;(grampeador)," calcext:value-type="string">
            <text:p>(chris)-[:VENDEU]-&gt;(grampeador),</text:p>
          </table:table-cell>
        </table:table-row>
        <table:table-row table:style-name="ro1">
          <table:table-cell table:formula="of:=[Produtos.B25]" office:value-type="string" office:string-value="grampo" calcext:value-type="string">
            <text:p>grampo</text:p>
          </table:table-cell>
          <table:table-cell table:formula="of:=[Lojas.$B$3]" office:value-type="string" office:string-value="riocentro" calcext:value-type="string">
            <text:p>riocentro</text:p>
          </table:table-cell>
          <table:table-cell office:value-type="string" calcext:value-type="string">
            <text:p>alce</text:p>
          </table:table-cell>
          <table:table-cell/>
          <table:table-cell table:formula="of:=COM.MICROSOFT.CONCAT(&quot;(&quot;;[.B66];&quot;)-[:COMERCIALIZA]-&gt;(&quot;;[.A66];&quot;),&quot;)" office:value-type="string" office:string-value="(riocentro)-[:COMERCIALIZA]-&gt;(grampo)," calcext:value-type="string">
            <text:p>(riocentro)-[:COMERCIALIZA]-&gt;(grampo),</text:p>
          </table:table-cell>
          <table:table-cell table:number-columns-repeated="3"/>
          <table:table-cell table:formula="of:=COM.MICROSOFT.CONCAT(&quot;(&quot;;[.C66];&quot;)-[:VENDEU]-&gt;(&quot;;[.A66];&quot;),&quot;)" office:value-type="string" office:string-value="(alce)-[:VENDEU]-&gt;(grampo)," calcext:value-type="string">
            <text:p>(alce)-[:VENDEU]-&gt;(grampo),</text:p>
          </table:table-cell>
        </table:table-row>
        <table:table-row table:style-name="ro1">
          <table:table-cell table:formula="of:=[Produtos.B26]" office:value-type="string" office:string-value="guache" calcext:value-type="string">
            <text:p>guache</text:p>
          </table:table-cell>
          <table:table-cell table:formula="of:=[Lojas.$B$3]" office:value-type="string" office:string-value="riocentro" calcext:value-type="string">
            <text:p>riocentro</text:p>
          </table:table-cell>
          <table:table-cell office:value-type="string" calcext:value-type="string">
            <text:p>alce</text:p>
          </table:table-cell>
          <table:table-cell/>
          <table:table-cell table:formula="of:=COM.MICROSOFT.CONCAT(&quot;(&quot;;[.B67];&quot;)-[:COMERCIALIZA]-&gt;(&quot;;[.A67];&quot;),&quot;)" office:value-type="string" office:string-value="(riocentro)-[:COMERCIALIZA]-&gt;(guache)," calcext:value-type="string">
            <text:p>(riocentro)-[:COMERCIALIZA]-&gt;(guache),</text:p>
          </table:table-cell>
          <table:table-cell table:number-columns-repeated="3"/>
          <table:table-cell table:formula="of:=COM.MICROSOFT.CONCAT(&quot;(&quot;;[.C67];&quot;)-[:VENDEU]-&gt;(&quot;;[.A67];&quot;),&quot;)" office:value-type="string" office:string-value="(alce)-[:VENDEU]-&gt;(guache)," calcext:value-type="string">
            <text:p>(alce)-[:VENDEU]-&gt;(guache),</text:p>
          </table:table-cell>
        </table:table-row>
        <table:table-row table:style-name="ro1">
          <table:table-cell table:formula="of:=[Produtos.B27]" office:value-type="string" office:string-value="lancheira" calcext:value-type="string">
            <text:p>lancheira</text:p>
          </table:table-cell>
          <table:table-cell table:formula="of:=[Lojas.$B$3]" office:value-type="string" office:string-value="riocentro" calcext:value-type="string">
            <text:p>riocentro</text:p>
          </table:table-cell>
          <table:table-cell office:value-type="string" calcext:value-type="string">
            <text:p>leka</text:p>
          </table:table-cell>
          <table:table-cell/>
          <table:table-cell table:formula="of:=COM.MICROSOFT.CONCAT(&quot;(&quot;;[.B68];&quot;)-[:COMERCIALIZA]-&gt;(&quot;;[.A68];&quot;),&quot;)" office:value-type="string" office:string-value="(riocentro)-[:COMERCIALIZA]-&gt;(lancheira)," calcext:value-type="string">
            <text:p>(riocentro)-[:COMERCIALIZA]-&gt;(lancheira),</text:p>
          </table:table-cell>
          <table:table-cell table:number-columns-repeated="3"/>
          <table:table-cell table:formula="of:=COM.MICROSOFT.CONCAT(&quot;(&quot;;[.C68];&quot;)-[:VENDEU]-&gt;(&quot;;[.A68];&quot;),&quot;)" office:value-type="string" office:string-value="(leka)-[:VENDEU]-&gt;(lancheira)," calcext:value-type="string">
            <text:p>(leka)-[:VENDEU]-&gt;(lancheira),</text:p>
          </table:table-cell>
        </table:table-row>
        <table:table-row table:style-name="ro1">
          <table:table-cell table:formula="of:=[Produtos.B28]" office:value-type="string" office:string-value="lapisCor12" calcext:value-type="string">
            <text:p>lapisCor12</text:p>
          </table:table-cell>
          <table:table-cell table:formula="of:=[Lojas.$B$3]" office:value-type="string" office:string-value="riocentro" calcext:value-type="string">
            <text:p>riocentro</text:p>
          </table:table-cell>
          <table:table-cell office:value-type="string" calcext:value-type="string">
            <text:p>chris</text:p>
          </table:table-cell>
          <table:table-cell/>
          <table:table-cell table:formula="of:=COM.MICROSOFT.CONCAT(&quot;(&quot;;[.B69];&quot;)-[:COMERCIALIZA]-&gt;(&quot;;[.A69];&quot;),&quot;)" office:value-type="string" office:string-value="(riocentro)-[:COMERCIALIZA]-&gt;(lapisCor12)," calcext:value-type="string">
            <text:p>(riocentro)-[:COMERCIALIZA]-&gt;(lapisCor12),</text:p>
          </table:table-cell>
          <table:table-cell table:number-columns-repeated="3"/>
          <table:table-cell table:formula="of:=COM.MICROSOFT.CONCAT(&quot;(&quot;;[.C69];&quot;)-[:VENDEU]-&gt;(&quot;;[.A69];&quot;),&quot;)" office:value-type="string" office:string-value="(chris)-[:VENDEU]-&gt;(lapisCor12)," calcext:value-type="string">
            <text:p>(chris)-[:VENDEU]-&gt;(lapisCor12),</text:p>
          </table:table-cell>
        </table:table-row>
        <table:table-row table:style-name="ro1">
          <table:table-cell table:formula="of:=[Produtos.B29]" office:value-type="string" office:string-value="lapisCor24" calcext:value-type="string">
            <text:p>lapisCor24</text:p>
          </table:table-cell>
          <table:table-cell table:formula="of:=[Lojas.$B$3]" office:value-type="string" office:string-value="riocentro" calcext:value-type="string">
            <text:p>riocentro</text:p>
          </table:table-cell>
          <table:table-cell office:value-type="string" calcext:value-type="string">
            <text:p>leka</text:p>
          </table:table-cell>
          <table:table-cell/>
          <table:table-cell table:formula="of:=COM.MICROSOFT.CONCAT(&quot;(&quot;;[.B70];&quot;)-[:COMERCIALIZA]-&gt;(&quot;;[.A70];&quot;),&quot;)" office:value-type="string" office:string-value="(riocentro)-[:COMERCIALIZA]-&gt;(lapisCor24)," calcext:value-type="string">
            <text:p>(riocentro)-[:COMERCIALIZA]-&gt;(lapisCor24),</text:p>
          </table:table-cell>
          <table:table-cell table:number-columns-repeated="3"/>
          <table:table-cell table:formula="of:=COM.MICROSOFT.CONCAT(&quot;(&quot;;[.C70];&quot;)-[:VENDEU]-&gt;(&quot;;[.A70];&quot;),&quot;)" office:value-type="string" office:string-value="(leka)-[:VENDEU]-&gt;(lapisCor24)," calcext:value-type="string">
            <text:p>(leka)-[:VENDEU]-&gt;(lapisCor24),</text:p>
          </table:table-cell>
        </table:table-row>
        <table:table-row table:style-name="ro1">
          <table:table-cell table:formula="of:=[Produtos.B30]" office:value-type="string" office:string-value="lapisCor48" calcext:value-type="string">
            <text:p>lapisCor48</text:p>
          </table:table-cell>
          <table:table-cell table:formula="of:=[Lojas.$B$3]" office:value-type="string" office:string-value="riocentro" calcext:value-type="string">
            <text:p>riocentro</text:p>
          </table:table-cell>
          <table:table-cell office:value-type="string" calcext:value-type="string">
            <text:p>alce</text:p>
          </table:table-cell>
          <table:table-cell/>
          <table:table-cell table:formula="of:=COM.MICROSOFT.CONCAT(&quot;(&quot;;[.B71];&quot;)-[:COMERCIALIZA]-&gt;(&quot;;[.A71];&quot;),&quot;)" office:value-type="string" office:string-value="(riocentro)-[:COMERCIALIZA]-&gt;(lapisCor48)," calcext:value-type="string">
            <text:p>(riocentro)-[:COMERCIALIZA]-&gt;(lapisCor48),</text:p>
          </table:table-cell>
          <table:table-cell table:number-columns-repeated="3"/>
          <table:table-cell table:formula="of:=COM.MICROSOFT.CONCAT(&quot;(&quot;;[.C71];&quot;)-[:VENDEU]-&gt;(&quot;;[.A71];&quot;),&quot;)" office:value-type="string" office:string-value="(alce)-[:VENDEU]-&gt;(lapisCor48)," calcext:value-type="string">
            <text:p>(alce)-[:VENDEU]-&gt;(lapisCor48),</text:p>
          </table:table-cell>
        </table:table-row>
        <table:table-row table:style-name="ro1">
          <table:table-cell table:formula="of:=[Produtos.B31]" office:value-type="string" office:string-value="massinha" calcext:value-type="string">
            <text:p>massinha</text:p>
          </table:table-cell>
          <table:table-cell table:formula="of:=[Lojas.$B$3]" office:value-type="string" office:string-value="riocentro" calcext:value-type="string">
            <text:p>riocentro</text:p>
          </table:table-cell>
          <table:table-cell office:value-type="string" calcext:value-type="string">
            <text:p>alce</text:p>
          </table:table-cell>
          <table:table-cell/>
          <table:table-cell table:formula="of:=COM.MICROSOFT.CONCAT(&quot;(&quot;;[.B72];&quot;)-[:COMERCIALIZA]-&gt;(&quot;;[.A72];&quot;),&quot;)" office:value-type="string" office:string-value="(riocentro)-[:COMERCIALIZA]-&gt;(massinha)," calcext:value-type="string">
            <text:p>(riocentro)-[:COMERCIALIZA]-&gt;(massinha),</text:p>
          </table:table-cell>
          <table:table-cell table:number-columns-repeated="3"/>
          <table:table-cell table:formula="of:=COM.MICROSOFT.CONCAT(&quot;(&quot;;[.C72];&quot;)-[:VENDEU]-&gt;(&quot;;[.A72];&quot;),&quot;)" office:value-type="string" office:string-value="(alce)-[:VENDEU]-&gt;(massinha)," calcext:value-type="string">
            <text:p>(alce)-[:VENDEU]-&gt;(massinha),</text:p>
          </table:table-cell>
        </table:table-row>
        <table:table-row table:style-name="ro1">
          <table:table-cell table:formula="of:=[Produtos.B32]" office:value-type="string" office:string-value="pasta" calcext:value-type="string">
            <text:p>pasta</text:p>
          </table:table-cell>
          <table:table-cell table:formula="of:=[Lojas.$B$3]" office:value-type="string" office:string-value="riocentro" calcext:value-type="string">
            <text:p>riocentro</text:p>
          </table:table-cell>
          <table:table-cell office:value-type="string" calcext:value-type="string">
            <text:p>alce</text:p>
          </table:table-cell>
          <table:table-cell/>
          <table:table-cell table:formula="of:=COM.MICROSOFT.CONCAT(&quot;(&quot;;[.B73];&quot;)-[:COMERCIALIZA]-&gt;(&quot;;[.A73];&quot;),&quot;)" office:value-type="string" office:string-value="(riocentro)-[:COMERCIALIZA]-&gt;(pasta)," calcext:value-type="string">
            <text:p>(riocentro)-[:COMERCIALIZA]-&gt;(pasta),</text:p>
          </table:table-cell>
          <table:table-cell table:number-columns-repeated="3"/>
          <table:table-cell table:formula="of:=COM.MICROSOFT.CONCAT(&quot;(&quot;;[.C73];&quot;)-[:VENDEU]-&gt;(&quot;;[.A73];&quot;),&quot;)" office:value-type="string" office:string-value="(alce)-[:VENDEU]-&gt;(pasta)," calcext:value-type="string">
            <text:p>(alce)-[:VENDEU]-&gt;(pasta),</text:p>
          </table:table-cell>
        </table:table-row>
        <table:table-row table:style-name="ro1">
          <table:table-cell table:formula="of:=[Produtos.B33]" office:value-type="string" office:string-value="pincel" calcext:value-type="string">
            <text:p>pincel</text:p>
          </table:table-cell>
          <table:table-cell table:formula="of:=[Lojas.$B$3]" office:value-type="string" office:string-value="riocentro" calcext:value-type="string">
            <text:p>riocentro</text:p>
          </table:table-cell>
          <table:table-cell office:value-type="string" calcext:value-type="string">
            <text:p>leka</text:p>
          </table:table-cell>
          <table:table-cell/>
          <table:table-cell table:formula="of:=COM.MICROSOFT.CONCAT(&quot;(&quot;;[.B74];&quot;)-[:COMERCIALIZA]-&gt;(&quot;;[.A74];&quot;),&quot;)" office:value-type="string" office:string-value="(riocentro)-[:COMERCIALIZA]-&gt;(pincel)," calcext:value-type="string">
            <text:p>(riocentro)-[:COMERCIALIZA]-&gt;(pincel),</text:p>
          </table:table-cell>
          <table:table-cell table:number-columns-repeated="3"/>
          <table:table-cell table:formula="of:=COM.MICROSOFT.CONCAT(&quot;(&quot;;[.C74];&quot;)-[:VENDEU]-&gt;(&quot;;[.A74];&quot;),&quot;)" office:value-type="string" office:string-value="(leka)-[:VENDEU]-&gt;(pincel)," calcext:value-type="string">
            <text:p>(leka)-[:VENDEU]-&gt;(pincel),</text:p>
          </table:table-cell>
        </table:table-row>
        <table:table-row table:style-name="ro1">
          <table:table-cell table:formula="of:=[Produtos.B34]" office:value-type="string" office:string-value="prancheta" calcext:value-type="string">
            <text:p>prancheta</text:p>
          </table:table-cell>
          <table:table-cell table:formula="of:=[Lojas.$B$3]" office:value-type="string" office:string-value="riocentro" calcext:value-type="string">
            <text:p>riocentro</text:p>
          </table:table-cell>
          <table:table-cell office:value-type="string" calcext:value-type="string">
            <text:p>chris</text:p>
          </table:table-cell>
          <table:table-cell/>
          <table:table-cell table:formula="of:=COM.MICROSOFT.CONCAT(&quot;(&quot;;[.B75];&quot;)-[:COMERCIALIZA]-&gt;(&quot;;[.A75];&quot;),&quot;)" office:value-type="string" office:string-value="(riocentro)-[:COMERCIALIZA]-&gt;(prancheta)," calcext:value-type="string">
            <text:p>(riocentro)-[:COMERCIALIZA]-&gt;(prancheta),</text:p>
          </table:table-cell>
          <table:table-cell table:number-columns-repeated="3"/>
          <table:table-cell table:formula="of:=COM.MICROSOFT.CONCAT(&quot;(&quot;;[.C75];&quot;)-[:VENDEU]-&gt;(&quot;;[.A75];&quot;),&quot;)" office:value-type="string" office:string-value="(chris)-[:VENDEU]-&gt;(prancheta)," calcext:value-type="string">
            <text:p>(chris)-[:VENDEU]-&gt;(prancheta),</text:p>
          </table:table-cell>
        </table:table-row>
        <table:table-row table:style-name="ro1">
          <table:table-cell table:formula="of:=[Produtos.B35]" office:value-type="string" office:string-value="saco" calcext:value-type="string">
            <text:p>saco</text:p>
          </table:table-cell>
          <table:table-cell table:formula="of:=[Lojas.$B$3]" office:value-type="string" office:string-value="riocentro" calcext:value-type="string">
            <text:p>riocentro</text:p>
          </table:table-cell>
          <table:table-cell office:value-type="string" calcext:value-type="string">
            <text:p>alce</text:p>
          </table:table-cell>
          <table:table-cell/>
          <table:table-cell table:formula="of:=COM.MICROSOFT.CONCAT(&quot;(&quot;;[.B76];&quot;)-[:COMERCIALIZA]-&gt;(&quot;;[.A76];&quot;),&quot;)" office:value-type="string" office:string-value="(riocentro)-[:COMERCIALIZA]-&gt;(saco)," calcext:value-type="string">
            <text:p>(riocentro)-[:COMERCIALIZA]-&gt;(saco),</text:p>
          </table:table-cell>
          <table:table-cell table:number-columns-repeated="3"/>
          <table:table-cell table:formula="of:=COM.MICROSOFT.CONCAT(&quot;(&quot;;[.C76];&quot;)-[:VENDEU]-&gt;(&quot;;[.A76];&quot;),&quot;)" office:value-type="string" office:string-value="(alce)-[:VENDEU]-&gt;(saco)," calcext:value-type="string">
            <text:p>(alce)-[:VENDEU]-&gt;(saco),</text:p>
          </table:table-cell>
        </table:table-row>
        <table:table-row table:style-name="ro1">
          <table:table-cell table:formula="of:=[Produtos.B36]" office:value-type="string" office:string-value="lixeira" calcext:value-type="string">
            <text:p>lixeira</text:p>
          </table:table-cell>
          <table:table-cell table:formula="of:=[Lojas.$B$3]" office:value-type="string" office:string-value="riocentro" calcext:value-type="string">
            <text:p>riocentro</text:p>
          </table:table-cell>
          <table:table-cell office:value-type="string" calcext:value-type="string">
            <text:p>alce</text:p>
          </table:table-cell>
          <table:table-cell/>
          <table:table-cell table:formula="of:=COM.MICROSOFT.CONCAT(&quot;(&quot;;[.B77];&quot;)-[:COMERCIALIZA]-&gt;(&quot;;[.A77];&quot;),&quot;)" office:value-type="string" office:string-value="(riocentro)-[:COMERCIALIZA]-&gt;(lixeira)," calcext:value-type="string">
            <text:p>(riocentro)-[:COMERCIALIZA]-&gt;(lixeira),</text:p>
          </table:table-cell>
          <table:table-cell table:number-columns-repeated="3"/>
          <table:table-cell table:formula="of:=COM.MICROSOFT.CONCAT(&quot;(&quot;;[.C77];&quot;)-[:VENDEU]-&gt;(&quot;;[.A77];&quot;),&quot;)" office:value-type="string" office:string-value="(alce)-[:VENDEU]-&gt;(lixeira)," calcext:value-type="string">
            <text:p>(alce)-[:VENDEU]-&gt;(lixeira),</text:p>
          </table:table-cell>
        </table:table-row>
        <table:table-row table:style-name="ro1">
          <table:table-cell table:formula="of:=[Produtos.B37]" office:value-type="string" office:string-value="caixa" calcext:value-type="string">
            <text:p>caixa</text:p>
          </table:table-cell>
          <table:table-cell table:formula="of:=[Lojas.$B$3]" office:value-type="string" office:string-value="riocentro" calcext:value-type="string">
            <text:p>riocentro</text:p>
          </table:table-cell>
          <table:table-cell office:value-type="string" calcext:value-type="string">
            <text:p>leka</text:p>
          </table:table-cell>
          <table:table-cell/>
          <table:table-cell table:formula="of:=COM.MICROSOFT.CONCAT(&quot;(&quot;;[.B78];&quot;)-[:COMERCIALIZA]-&gt;(&quot;;[.A78];&quot;),&quot;)" office:value-type="string" office:string-value="(riocentro)-[:COMERCIALIZA]-&gt;(caixa)," calcext:value-type="string">
            <text:p>(riocentro)-[:COMERCIALIZA]-&gt;(caixa),</text:p>
          </table:table-cell>
          <table:table-cell table:number-columns-repeated="3"/>
          <table:table-cell table:formula="of:=COM.MICROSOFT.CONCAT(&quot;(&quot;;[.C78];&quot;)-[:VENDEU]-&gt;(&quot;;[.A78];&quot;),&quot;)" office:value-type="string" office:string-value="(leka)-[:VENDEU]-&gt;(caixa)," calcext:value-type="string">
            <text:p>(leka)-[:VENDEU]-&gt;(caixa),</text:p>
          </table:table-cell>
        </table:table-row>
        <table:table-row table:style-name="ro1">
          <table:table-cell table:formula="of:=[Produtos.B38]" office:value-type="string" office:string-value="carimbo" calcext:value-type="string">
            <text:p>carimbo</text:p>
          </table:table-cell>
          <table:table-cell table:formula="of:=[Lojas.$B$3]" office:value-type="string" office:string-value="riocentro" calcext:value-type="string">
            <text:p>riocentro</text:p>
          </table:table-cell>
          <table:table-cell office:value-type="string" calcext:value-type="string">
            <text:p>chris</text:p>
          </table:table-cell>
          <table:table-cell/>
          <table:table-cell table:formula="of:=COM.MICROSOFT.CONCAT(&quot;(&quot;;[.B79];&quot;)-[:COMERCIALIZA]-&gt;(&quot;;[.A79];&quot;),&quot;)" office:value-type="string" office:string-value="(riocentro)-[:COMERCIALIZA]-&gt;(carimbo)," calcext:value-type="string">
            <text:p>(riocentro)-[:COMERCIALIZA]-&gt;(carimbo),</text:p>
          </table:table-cell>
          <table:table-cell table:number-columns-repeated="3"/>
          <table:table-cell table:formula="of:=COM.MICROSOFT.CONCAT(&quot;(&quot;;[.C79];&quot;)-[:VENDEU]-&gt;(&quot;;[.A79];&quot;),&quot;)" office:value-type="string" office:string-value="(chris)-[:VENDEU]-&gt;(carimbo)," calcext:value-type="string">
            <text:p>(chris)-[:VENDEU]-&gt;(carimbo),</text:p>
          </table:table-cell>
        </table:table-row>
        <table:table-row table:style-name="ro1">
          <table:table-cell table:formula="of:=[Produtos.B39]" office:value-type="string" office:string-value="barbante" calcext:value-type="string">
            <text:p>barbante</text:p>
          </table:table-cell>
          <table:table-cell table:formula="of:=[Lojas.$B$3]" office:value-type="string" office:string-value="riocentro" calcext:value-type="string">
            <text:p>riocentro</text:p>
          </table:table-cell>
          <table:table-cell office:value-type="string" calcext:value-type="string">
            <text:p>leka</text:p>
          </table:table-cell>
          <table:table-cell/>
          <table:table-cell table:formula="of:=COM.MICROSOFT.CONCAT(&quot;(&quot;;[.B80];&quot;)-[:COMERCIALIZA]-&gt;(&quot;;[.A80];&quot;),&quot;)" office:value-type="string" office:string-value="(riocentro)-[:COMERCIALIZA]-&gt;(barbante)," calcext:value-type="string">
            <text:p>(riocentro)-[:COMERCIALIZA]-&gt;(barbante),</text:p>
          </table:table-cell>
          <table:table-cell table:number-columns-repeated="3"/>
          <table:table-cell table:formula="of:=COM.MICROSOFT.CONCAT(&quot;(&quot;;[.C80];&quot;)-[:VENDEU]-&gt;(&quot;;[.A80];&quot;),&quot;)" office:value-type="string" office:string-value="(leka)-[:VENDEU]-&gt;(barbante)," calcext:value-type="string">
            <text:p>(leka)-[:VENDEU]-&gt;(barbante),</text:p>
          </table:table-cell>
        </table:table-row>
        <table:table-row table:style-name="ro1">
          <table:table-cell table:formula="of:=[Produtos.B40]" office:value-type="string" office:string-value="catalogo" calcext:value-type="string">
            <text:p>catalogo</text:p>
          </table:table-cell>
          <table:table-cell table:formula="of:=[Lojas.$B$3]" office:value-type="string" office:string-value="riocentro" calcext:value-type="string">
            <text:p>riocentro</text:p>
          </table:table-cell>
          <table:table-cell office:value-type="string" calcext:value-type="string">
            <text:p>alce</text:p>
          </table:table-cell>
          <table:table-cell/>
          <table:table-cell table:formula="of:=COM.MICROSOFT.CONCAT(&quot;(&quot;;[.B81];&quot;)-[:COMERCIALIZA]-&gt;(&quot;;[.A81];&quot;),&quot;)" office:value-type="string" office:string-value="(riocentro)-[:COMERCIALIZA]-&gt;(catalogo)," calcext:value-type="string">
            <text:p>(riocentro)-[:COMERCIALIZA]-&gt;(catalogo),</text:p>
          </table:table-cell>
          <table:table-cell table:number-columns-repeated="3"/>
          <table:table-cell table:formula="of:=COM.MICROSOFT.CONCAT(&quot;(&quot;;[.C81];&quot;)-[:VENDEU]-&gt;(&quot;;[.A81];&quot;),&quot;)" office:value-type="string" office:string-value="(alce)-[:VENDEU]-&gt;(catalogo)," calcext:value-type="string">
            <text:p>(alce)-[:VENDEU]-&gt;(catalogo),</text:p>
          </table:table-cell>
        </table:table-row>
        <table:table-row table:style-name="ro1">
          <table:table-cell table:formula="of:=[Produtos.B41]" office:value-type="string" office:string-value="apagador" calcext:value-type="string">
            <text:p>apagador</text:p>
          </table:table-cell>
          <table:table-cell table:formula="of:=[Lojas.$B$3]" office:value-type="string" office:string-value="riocentro" calcext:value-type="string">
            <text:p>riocentro</text:p>
          </table:table-cell>
          <table:table-cell office:value-type="string" calcext:value-type="string">
            <text:p>chris</text:p>
          </table:table-cell>
          <table:table-cell/>
          <table:table-cell table:formula="of:=COM.MICROSOFT.CONCAT(&quot;(&quot;;[.B82];&quot;)-[:COMERCIALIZA]-&gt;(&quot;;[.A82];&quot;),&quot;)" office:value-type="string" office:string-value="(riocentro)-[:COMERCIALIZA]-&gt;(apagador)," calcext:value-type="string">
            <text:p>(riocentro)-[:COMERCIALIZA]-&gt;(apagador),</text:p>
          </table:table-cell>
          <table:table-cell table:number-columns-repeated="3"/>
          <table:table-cell table:formula="of:=COM.MICROSOFT.CONCAT(&quot;(&quot;;[.C82];&quot;)-[:VENDEU]-&gt;(&quot;;[.A82];&quot;),&quot;)" office:value-type="string" office:string-value="(chris)-[:VENDEU]-&gt;(apagador)," calcext:value-type="string">
            <text:p>(chris)-[:VENDEU]-&gt;(apagador),</text:p>
          </table:table-cell>
        </table:table-row>
        <table:table-row table:style-name="ro1">
          <table:table-cell table:formula="of:=[Produtos.B42]" office:value-type="string" office:string-value="ima" calcext:value-type="string">
            <text:p>ima</text:p>
          </table:table-cell>
          <table:table-cell table:formula="of:=[Lojas.$B$3]" office:value-type="string" office:string-value="riocentro" calcext:value-type="string">
            <text:p>riocentro</text:p>
          </table:table-cell>
          <table:table-cell office:value-type="string" calcext:value-type="string">
            <text:p>chris</text:p>
          </table:table-cell>
          <table:table-cell/>
          <table:table-cell table:formula="of:=COM.MICROSOFT.CONCAT(&quot;(&quot;;[.B83];&quot;)-[:COMERCIALIZA]-&gt;(&quot;;[.A83];&quot;),&quot;)" office:value-type="string" office:string-value="(riocentro)-[:COMERCIALIZA]-&gt;(ima)," calcext:value-type="string">
            <text:p>(riocentro)-[:COMERCIALIZA]-&gt;(ima),</text:p>
          </table:table-cell>
          <table:table-cell table:number-columns-repeated="3"/>
          <table:table-cell table:formula="of:=COM.MICROSOFT.CONCAT(&quot;(&quot;;[.C83];&quot;)-[:VENDEU]-&gt;(&quot;;[.A83];&quot;),&quot;)" office:value-type="string" office:string-value="(chris)-[:VENDEU]-&gt;(ima)," calcext:value-type="string">
            <text:p>(chris)-[:VENDEU]-&gt;(ima),</text:p>
          </table:table-cell>
        </table:table-row>
        <table:table-row table:style-name="ro1">
          <table:table-cell table:formula="of:=[Produtos.B43]" office:value-type="string" office:string-value="pilhaA" calcext:value-type="string">
            <text:p>pilhaA</text:p>
          </table:table-cell>
          <table:table-cell table:formula="of:=[Lojas.$B$3]" office:value-type="string" office:string-value="riocentro" calcext:value-type="string">
            <text:p>riocentro</text:p>
          </table:table-cell>
          <table:table-cell office:value-type="string" calcext:value-type="string">
            <text:p>chris</text:p>
          </table:table-cell>
          <table:table-cell/>
          <table:table-cell table:formula="of:=COM.MICROSOFT.CONCAT(&quot;(&quot;;[.B84];&quot;)-[:COMERCIALIZA]-&gt;(&quot;;[.A84];&quot;),&quot;)" office:value-type="string" office:string-value="(riocentro)-[:COMERCIALIZA]-&gt;(pilhaA)," calcext:value-type="string">
            <text:p>(riocentro)-[:COMERCIALIZA]-&gt;(pilhaA),</text:p>
          </table:table-cell>
          <table:table-cell table:number-columns-repeated="3"/>
          <table:table-cell table:formula="of:=COM.MICROSOFT.CONCAT(&quot;(&quot;;[.C84];&quot;)-[:VENDEU]-&gt;(&quot;;[.A84];&quot;),&quot;)" office:value-type="string" office:string-value="(chris)-[:VENDEU]-&gt;(pilhaA)," calcext:value-type="string">
            <text:p>(chris)-[:VENDEU]-&gt;(pilhaA),</text:p>
          </table:table-cell>
        </table:table-row>
        <table:table-row table:style-name="ro1">
          <table:table-cell table:formula="of:=[Produtos.B44]" office:value-type="string" office:string-value="pilhaAA" calcext:value-type="string">
            <text:p>pilhaAA</text:p>
          </table:table-cell>
          <table:table-cell table:formula="of:=[Lojas.$B$3]" office:value-type="string" office:string-value="riocentro" calcext:value-type="string">
            <text:p>riocentro</text:p>
          </table:table-cell>
          <table:table-cell office:value-type="string" calcext:value-type="string">
            <text:p>leka</text:p>
          </table:table-cell>
          <table:table-cell/>
          <table:table-cell table:formula="of:=COM.MICROSOFT.CONCAT(&quot;(&quot;;[.B85];&quot;)-[:COMERCIALIZA]-&gt;(&quot;;[.A85];&quot;),&quot;)" office:value-type="string" office:string-value="(riocentro)-[:COMERCIALIZA]-&gt;(pilhaAA)," calcext:value-type="string">
            <text:p>(riocentro)-[:COMERCIALIZA]-&gt;(pilhaAA),</text:p>
          </table:table-cell>
          <table:table-cell table:number-columns-repeated="3"/>
          <table:table-cell table:formula="of:=COM.MICROSOFT.CONCAT(&quot;(&quot;;[.C85];&quot;)-[:VENDEU]-&gt;(&quot;;[.A85];&quot;),&quot;)" office:value-type="string" office:string-value="(leka)-[:VENDEU]-&gt;(pilhaAA)," calcext:value-type="string">
            <text:p>(leka)-[:VENDEU]-&gt;(pilhaAA),</text:p>
          </table:table-cell>
        </table:table-row>
        <table:table-row table:style-name="ro1">
          <table:table-cell table:formula="of:=[Produtos.B45]" office:value-type="string" office:string-value="pilhaAAA" calcext:value-type="string">
            <text:p>pilhaAAA</text:p>
          </table:table-cell>
          <table:table-cell table:formula="of:=[Lojas.$B$3]" office:value-type="string" office:string-value="riocentro" calcext:value-type="string">
            <text:p>riocentro</text:p>
          </table:table-cell>
          <table:table-cell office:value-type="string" calcext:value-type="string">
            <text:p>alce</text:p>
          </table:table-cell>
          <table:table-cell/>
          <table:table-cell table:formula="of:=COM.MICROSOFT.CONCAT(&quot;(&quot;;[.B86];&quot;)-[:COMERCIALIZA]-&gt;(&quot;;[.A86];&quot;),&quot;)" office:value-type="string" office:string-value="(riocentro)-[:COMERCIALIZA]-&gt;(pilhaAAA)," calcext:value-type="string">
            <text:p>(riocentro)-[:COMERCIALIZA]-&gt;(pilhaAAA),</text:p>
          </table:table-cell>
          <table:table-cell table:number-columns-repeated="3"/>
          <table:table-cell table:formula="of:=COM.MICROSOFT.CONCAT(&quot;(&quot;;[.C86];&quot;)-[:VENDEU]-&gt;(&quot;;[.A86];&quot;),&quot;)" office:value-type="string" office:string-value="(alce)-[:VENDEU]-&gt;(pilhaAAA)," calcext:value-type="string">
            <text:p>(alce)-[:VENDEU]-&gt;(pilhaAAA),</text:p>
          </table:table-cell>
        </table:table-row>
        <table:table-row table:style-name="ro1">
          <table:table-cell table:formula="of:=[Produtos.B46]" office:value-type="string" office:string-value="lousa" calcext:value-type="string">
            <text:p>lousa</text:p>
          </table:table-cell>
          <table:table-cell table:formula="of:=[Lojas.$B$3]" office:value-type="string" office:string-value="riocentro" calcext:value-type="string">
            <text:p>riocentro</text:p>
          </table:table-cell>
          <table:table-cell office:value-type="string" calcext:value-type="string">
            <text:p>chris</text:p>
          </table:table-cell>
          <table:table-cell/>
          <table:table-cell table:formula="of:=COM.MICROSOFT.CONCAT(&quot;(&quot;;[.B87];&quot;)-[:COMERCIALIZA]-&gt;(&quot;;[.A87];&quot;),&quot;)" office:value-type="string" office:string-value="(riocentro)-[:COMERCIALIZA]-&gt;(lousa)," calcext:value-type="string">
            <text:p>(riocentro)-[:COMERCIALIZA]-&gt;(lousa),</text:p>
          </table:table-cell>
          <table:table-cell table:number-columns-repeated="3"/>
          <table:table-cell table:formula="of:=COM.MICROSOFT.CONCAT(&quot;(&quot;;[.C87];&quot;)-[:VENDEU]-&gt;(&quot;;[.A87];&quot;),&quot;)" office:value-type="string" office:string-value="(chris)-[:VENDEU]-&gt;(lousa)," calcext:value-type="string">
            <text:p>(chris)-[:VENDEU]-&gt;(lousa),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formula="of:=[Produtos.B37]" office:value-type="string" office:string-value="caixa" calcext:value-type="string">
            <text:p>caixa</text:p>
          </table:table-cell>
          <table:table-cell table:formula="of:=[Lojas.$B$4]" office:value-type="string" office:string-value="bh" calcext:value-type="string">
            <text:p>bh</text:p>
          </table:table-cell>
          <table:table-cell office:value-type="string" calcext:value-type="string">
            <text:p>bituca</text:p>
          </table:table-cell>
          <table:table-cell/>
          <table:table-cell table:formula="of:=COM.MICROSOFT.CONCAT(&quot;(&quot;;[.B89];&quot;)-[:COMERCIALIZA]-&gt;(&quot;;[.A89];&quot;),&quot;)" office:value-type="string" office:string-value="(bh)-[:COMERCIALIZA]-&gt;(caixa)," calcext:value-type="string">
            <text:p>(bh)-[:COMERCIALIZA]-&gt;(caixa),</text:p>
          </table:table-cell>
          <table:table-cell table:number-columns-repeated="3"/>
          <table:table-cell table:formula="of:=COM.MICROSOFT.CONCAT(&quot;(&quot;;[.C89];&quot;)-[:VENDEU]-&gt;(&quot;;[.A89];&quot;),&quot;)" office:value-type="string" office:string-value="(bituca)-[:VENDEU]-&gt;(caixa)," calcext:value-type="string">
            <text:p>(bituca)-[:VENDEU]-&gt;(caixa),</text:p>
          </table:table-cell>
        </table:table-row>
        <table:table-row table:style-name="ro1">
          <table:table-cell table:formula="of:=[Produtos.B38]" office:value-type="string" office:string-value="carimbo" calcext:value-type="string">
            <text:p>carimbo</text:p>
          </table:table-cell>
          <table:table-cell table:formula="of:=[Lojas.$B$4]" office:value-type="string" office:string-value="bh" calcext:value-type="string">
            <text:p>bh</text:p>
          </table:table-cell>
          <table:table-cell office:value-type="string" calcext:value-type="string">
            <text:p>bituca</text:p>
          </table:table-cell>
          <table:table-cell/>
          <table:table-cell table:formula="of:=COM.MICROSOFT.CONCAT(&quot;(&quot;;[.B90];&quot;)-[:COMERCIALIZA]-&gt;(&quot;;[.A90];&quot;),&quot;)" office:value-type="string" office:string-value="(bh)-[:COMERCIALIZA]-&gt;(carimbo)," calcext:value-type="string">
            <text:p>(bh)-[:COMERCIALIZA]-&gt;(carimbo),</text:p>
          </table:table-cell>
          <table:table-cell table:number-columns-repeated="3"/>
          <table:table-cell table:formula="of:=COM.MICROSOFT.CONCAT(&quot;(&quot;;[.C90];&quot;)-[:VENDEU]-&gt;(&quot;;[.A90];&quot;),&quot;)" office:value-type="string" office:string-value="(bituca)-[:VENDEU]-&gt;(carimbo)," calcext:value-type="string">
            <text:p>(bituca)-[:VENDEU]-&gt;(carimbo),</text:p>
          </table:table-cell>
        </table:table-row>
        <table:table-row table:style-name="ro1">
          <table:table-cell table:formula="of:=[Produtos.B39]" office:value-type="string" office:string-value="barbante" calcext:value-type="string">
            <text:p>barbante</text:p>
          </table:table-cell>
          <table:table-cell table:formula="of:=[Lojas.$B$4]" office:value-type="string" office:string-value="bh" calcext:value-type="string">
            <text:p>bh</text:p>
          </table:table-cell>
          <table:table-cell office:value-type="string" calcext:value-type="string">
            <text:p>paulao</text:p>
          </table:table-cell>
          <table:table-cell/>
          <table:table-cell table:formula="of:=COM.MICROSOFT.CONCAT(&quot;(&quot;;[.B91];&quot;)-[:COMERCIALIZA]-&gt;(&quot;;[.A91];&quot;),&quot;)" office:value-type="string" office:string-value="(bh)-[:COMERCIALIZA]-&gt;(barbante)," calcext:value-type="string">
            <text:p>(bh)-[:COMERCIALIZA]-&gt;(barbante),</text:p>
          </table:table-cell>
          <table:table-cell/>
          <table:table-cell table:formula="of:=COM.MICROSOFT.CONCAT(&quot;(&quot;;[.$B$92];&quot;)-[:COMPRA_DE]-&gt;(&quot;;[Distribuidores.B4];&quot;),&quot;)" office:value-type="string" office:string-value="(bh)-[:COMPRA_DE]-&gt;(chaparrau)," calcext:value-type="string">
            <text:p>(bh)-[:COMPRA_DE]-&gt;(chaparrau),</text:p>
          </table:table-cell>
          <table:table-cell/>
          <table:table-cell table:formula="of:=COM.MICROSOFT.CONCAT(&quot;(&quot;;[.C91];&quot;)-[:VENDEU]-&gt;(&quot;;[.A91];&quot;),&quot;)" office:value-type="string" office:string-value="(paulao)-[:VENDEU]-&gt;(barbante)," calcext:value-type="string">
            <text:p>(paulao)-[:VENDEU]-&gt;(barbante),</text:p>
          </table:table-cell>
        </table:table-row>
        <table:table-row table:style-name="ro1">
          <table:table-cell table:formula="of:=[Produtos.B40]" office:value-type="string" office:string-value="catalogo" calcext:value-type="string">
            <text:p>catalogo</text:p>
          </table:table-cell>
          <table:table-cell table:formula="of:=[Lojas.$B$4]" office:value-type="string" office:string-value="bh" calcext:value-type="string">
            <text:p>bh</text:p>
          </table:table-cell>
          <table:table-cell office:value-type="string" calcext:value-type="string">
            <text:p>paulao</text:p>
          </table:table-cell>
          <table:table-cell/>
          <table:table-cell table:formula="of:=COM.MICROSOFT.CONCAT(&quot;(&quot;;[.B92];&quot;)-[:COMERCIALIZA]-&gt;(&quot;;[.A92];&quot;),&quot;)" office:value-type="string" office:string-value="(bh)-[:COMERCIALIZA]-&gt;(catalogo)," calcext:value-type="string">
            <text:p>(bh)-[:COMERCIALIZA]-&gt;(catalogo),</text:p>
          </table:table-cell>
          <table:table-cell/>
          <table:table-cell table:formula="of:=COM.MICROSOFT.CONCAT(&quot;(&quot;;[.$B$92];&quot;)-[:COMPRA_DE]-&gt;(&quot;;[Distribuidores.B5];&quot;),&quot;)" office:value-type="string" office:string-value="(bh)-[:COMPRA_DE]-&gt;(exbom)," calcext:value-type="string">
            <text:p>(bh)-[:COMPRA_DE]-&gt;(exbom),</text:p>
          </table:table-cell>
          <table:table-cell/>
          <table:table-cell table:formula="of:=COM.MICROSOFT.CONCAT(&quot;(&quot;;[.C92];&quot;)-[:VENDEU]-&gt;(&quot;;[.A92];&quot;),&quot;)" office:value-type="string" office:string-value="(paulao)-[:VENDEU]-&gt;(catalogo)," calcext:value-type="string">
            <text:p>(paulao)-[:VENDEU]-&gt;(catalogo),</text:p>
          </table:table-cell>
        </table:table-row>
        <table:table-row table:style-name="ro1">
          <table:table-cell table:formula="of:=[Produtos.B41]" office:value-type="string" office:string-value="apagador" calcext:value-type="string">
            <text:p>apagador</text:p>
          </table:table-cell>
          <table:table-cell table:formula="of:=[Lojas.$B$4]" office:value-type="string" office:string-value="bh" calcext:value-type="string">
            <text:p>bh</text:p>
          </table:table-cell>
          <table:table-cell office:value-type="string" calcext:value-type="string">
            <text:p>bituca</text:p>
          </table:table-cell>
          <table:table-cell/>
          <table:table-cell table:formula="of:=COM.MICROSOFT.CONCAT(&quot;(&quot;;[.B93];&quot;)-[:COMERCIALIZA]-&gt;(&quot;;[.A93];&quot;),&quot;)" office:value-type="string" office:string-value="(bh)-[:COMERCIALIZA]-&gt;(apagador)," calcext:value-type="string">
            <text:p>(bh)-[:COMERCIALIZA]-&gt;(apagador),</text:p>
          </table:table-cell>
          <table:table-cell/>
          <table:table-cell table:formula="of:=COM.MICROSOFT.CONCAT(&quot;(&quot;;[.$B$92];&quot;)-[:COMPRA_DE]-&gt;(&quot;;[Distribuidores.B6];&quot;),&quot;)" office:value-type="string" office:string-value="(bh)-[:COMPRA_DE]-&gt;(axcel)," calcext:value-type="string">
            <text:p>(bh)-[:COMPRA_DE]-&gt;(axcel),</text:p>
          </table:table-cell>
          <table:table-cell/>
          <table:table-cell table:formula="of:=COM.MICROSOFT.CONCAT(&quot;(&quot;;[.C93];&quot;)-[:VENDEU]-&gt;(&quot;;[.A93];&quot;),&quot;)" office:value-type="string" office:string-value="(bituca)-[:VENDEU]-&gt;(apagador)," calcext:value-type="string">
            <text:p>(bituca)-[:VENDEU]-&gt;(apagador),</text:p>
          </table:table-cell>
        </table:table-row>
        <table:table-row table:style-name="ro1">
          <table:table-cell table:formula="of:=[Produtos.B42]" office:value-type="string" office:string-value="ima" calcext:value-type="string">
            <text:p>ima</text:p>
          </table:table-cell>
          <table:table-cell table:formula="of:=[Lojas.$B$4]" office:value-type="string" office:string-value="bh" calcext:value-type="string">
            <text:p>bh</text:p>
          </table:table-cell>
          <table:table-cell office:value-type="string" calcext:value-type="string">
            <text:p>bituca</text:p>
          </table:table-cell>
          <table:table-cell/>
          <table:table-cell table:formula="of:=COM.MICROSOFT.CONCAT(&quot;(&quot;;[.B94];&quot;)-[:COMERCIALIZA]-&gt;(&quot;;[.A94];&quot;),&quot;)" office:value-type="string" office:string-value="(bh)-[:COMERCIALIZA]-&gt;(ima)," calcext:value-type="string">
            <text:p>(bh)-[:COMERCIALIZA]-&gt;(ima),</text:p>
          </table:table-cell>
          <table:table-cell table:number-columns-repeated="3"/>
          <table:table-cell table:formula="of:=COM.MICROSOFT.CONCAT(&quot;(&quot;;[.C94];&quot;)-[:VENDEU]-&gt;(&quot;;[.A94];&quot;),&quot;)" office:value-type="string" office:string-value="(bituca)-[:VENDEU]-&gt;(ima)," calcext:value-type="string">
            <text:p>(bituca)-[:VENDEU]-&gt;(ima),</text:p>
          </table:table-cell>
        </table:table-row>
        <table:table-row table:style-name="ro1">
          <table:table-cell table:formula="of:=[Produtos.B43]" office:value-type="string" office:string-value="pilhaA" calcext:value-type="string">
            <text:p>pilhaA</text:p>
          </table:table-cell>
          <table:table-cell table:formula="of:=[Lojas.$B$4]" office:value-type="string" office:string-value="bh" calcext:value-type="string">
            <text:p>bh</text:p>
          </table:table-cell>
          <table:table-cell office:value-type="string" calcext:value-type="string">
            <text:p>paulao</text:p>
          </table:table-cell>
          <table:table-cell/>
          <table:table-cell table:formula="of:=COM.MICROSOFT.CONCAT(&quot;(&quot;;[.B95];&quot;)-[:COMERCIALIZA]-&gt;(&quot;;[.A95];&quot;),&quot;)" office:value-type="string" office:string-value="(bh)-[:COMERCIALIZA]-&gt;(pilhaA)," calcext:value-type="string">
            <text:p>(bh)-[:COMERCIALIZA]-&gt;(pilhaA),</text:p>
          </table:table-cell>
          <table:table-cell table:number-columns-repeated="3"/>
          <table:table-cell table:formula="of:=COM.MICROSOFT.CONCAT(&quot;(&quot;;[.C95];&quot;)-[:VENDEU]-&gt;(&quot;;[.A95];&quot;),&quot;)" office:value-type="string" office:string-value="(paulao)-[:VENDEU]-&gt;(pilhaA)," calcext:value-type="string">
            <text:p>(paulao)-[:VENDEU]-&gt;(pilhaA),</text:p>
          </table:table-cell>
        </table:table-row>
        <table:table-row table:style-name="ro1">
          <table:table-cell table:formula="of:=[Produtos.B44]" office:value-type="string" office:string-value="pilhaAA" calcext:value-type="string">
            <text:p>pilhaAA</text:p>
          </table:table-cell>
          <table:table-cell table:formula="of:=[Lojas.$B$4]" office:value-type="string" office:string-value="bh" calcext:value-type="string">
            <text:p>bh</text:p>
          </table:table-cell>
          <table:table-cell office:value-type="string" calcext:value-type="string">
            <text:p>paulao</text:p>
          </table:table-cell>
          <table:table-cell/>
          <table:table-cell table:formula="of:=COM.MICROSOFT.CONCAT(&quot;(&quot;;[.B96];&quot;)-[:COMERCIALIZA]-&gt;(&quot;;[.A96];&quot;),&quot;)" office:value-type="string" office:string-value="(bh)-[:COMERCIALIZA]-&gt;(pilhaAA)," calcext:value-type="string">
            <text:p>(bh)-[:COMERCIALIZA]-&gt;(pilhaAA),</text:p>
          </table:table-cell>
          <table:table-cell table:number-columns-repeated="3"/>
          <table:table-cell table:formula="of:=COM.MICROSOFT.CONCAT(&quot;(&quot;;[.C96];&quot;)-[:VENDEU]-&gt;(&quot;;[.A96];&quot;),&quot;)" office:value-type="string" office:string-value="(paulao)-[:VENDEU]-&gt;(pilhaAA)," calcext:value-type="string">
            <text:p>(paulao)-[:VENDEU]-&gt;(pilhaAA),</text:p>
          </table:table-cell>
        </table:table-row>
        <table:table-row table:style-name="ro1">
          <table:table-cell table:formula="of:=[Produtos.B45]" office:value-type="string" office:string-value="pilhaAAA" calcext:value-type="string">
            <text:p>pilhaAAA</text:p>
          </table:table-cell>
          <table:table-cell table:formula="of:=[Lojas.$B$4]" office:value-type="string" office:string-value="bh" calcext:value-type="string">
            <text:p>bh</text:p>
          </table:table-cell>
          <table:table-cell office:value-type="string" calcext:value-type="string">
            <text:p>bituca</text:p>
          </table:table-cell>
          <table:table-cell/>
          <table:table-cell table:formula="of:=COM.MICROSOFT.CONCAT(&quot;(&quot;;[.B97];&quot;)-[:COMERCIALIZA]-&gt;(&quot;;[.A97];&quot;),&quot;)" office:value-type="string" office:string-value="(bh)-[:COMERCIALIZA]-&gt;(pilhaAAA)," calcext:value-type="string">
            <text:p>(bh)-[:COMERCIALIZA]-&gt;(pilhaAAA),</text:p>
          </table:table-cell>
          <table:table-cell table:number-columns-repeated="3"/>
          <table:table-cell table:formula="of:=COM.MICROSOFT.CONCAT(&quot;(&quot;;[.C97];&quot;)-[:VENDEU]-&gt;(&quot;;[.A97];&quot;),&quot;)" office:value-type="string" office:string-value="(bituca)-[:VENDEU]-&gt;(pilhaAAA)," calcext:value-type="string">
            <text:p>(bituca)-[:VENDEU]-&gt;(pilhaAAA),</text:p>
          </table:table-cell>
        </table:table-row>
        <table:table-row table:style-name="ro1">
          <table:table-cell table:formula="of:=[Produtos.B46]" office:value-type="string" office:string-value="lousa" calcext:value-type="string">
            <text:p>lousa</text:p>
          </table:table-cell>
          <table:table-cell table:formula="of:=[Lojas.$B$4]" office:value-type="string" office:string-value="bh" calcext:value-type="string">
            <text:p>bh</text:p>
          </table:table-cell>
          <table:table-cell office:value-type="string" calcext:value-type="string">
            <text:p>bituca</text:p>
          </table:table-cell>
          <table:table-cell/>
          <table:table-cell table:formula="of:=COM.MICROSOFT.CONCAT(&quot;(&quot;;[.B98];&quot;)-[:COMERCIALIZA]-&gt;(&quot;;[.A98];&quot;),&quot;)" office:value-type="string" office:string-value="(bh)-[:COMERCIALIZA]-&gt;(lousa)," calcext:value-type="string">
            <text:p>(bh)-[:COMERCIALIZA]-&gt;(lousa),</text:p>
          </table:table-cell>
          <table:table-cell table:number-columns-repeated="3"/>
          <table:table-cell table:formula="of:=COM.MICROSOFT.CONCAT(&quot;(&quot;;[.C98];&quot;)-[:VENDEU]-&gt;(&quot;;[.A98];&quot;),&quot;)" office:value-type="string" office:string-value="(bituca)-[:VENDEU]-&gt;(lousa)," calcext:value-type="string">
            <text:p>(bituca)-[:VENDEU]-&gt;(lousa),</text:p>
          </table:table-cell>
        </table:table-row>
        <table:table-row table:style-name="ro1">
          <table:table-cell table:formula="of:=[Produtos.B47]" office:value-type="string" office:string-value="maleta" calcext:value-type="string">
            <text:p>maleta</text:p>
          </table:table-cell>
          <table:table-cell table:formula="of:=[Lojas.$B$4]" office:value-type="string" office:string-value="bh" calcext:value-type="string">
            <text:p>bh</text:p>
          </table:table-cell>
          <table:table-cell office:value-type="string" calcext:value-type="string">
            <text:p>paulao</text:p>
          </table:table-cell>
          <table:table-cell/>
          <table:table-cell table:formula="of:=COM.MICROSOFT.CONCAT(&quot;(&quot;;[.B99];&quot;)-[:COMERCIALIZA]-&gt;(&quot;;[.A99];&quot;),&quot;)" office:value-type="string" office:string-value="(bh)-[:COMERCIALIZA]-&gt;(maleta)," calcext:value-type="string">
            <text:p>(bh)-[:COMERCIALIZA]-&gt;(maleta),</text:p>
          </table:table-cell>
          <table:table-cell table:number-columns-repeated="3"/>
          <table:table-cell table:formula="of:=COM.MICROSOFT.CONCAT(&quot;(&quot;;[.C99];&quot;)-[:VENDEU]-&gt;(&quot;;[.A99];&quot;),&quot;)" office:value-type="string" office:string-value="(paulao)-[:VENDEU]-&gt;(maleta)," calcext:value-type="string">
            <text:p>(paulao)-[:VENDEU]-&gt;(maleta),</text:p>
          </table:table-cell>
        </table:table-row>
        <table:table-row table:style-name="ro1">
          <table:table-cell table:formula="of:=[Produtos.B48]" office:value-type="string" office:string-value="estilete" calcext:value-type="string">
            <text:p>estilete</text:p>
          </table:table-cell>
          <table:table-cell table:formula="of:=[Lojas.$B$4]" office:value-type="string" office:string-value="bh" calcext:value-type="string">
            <text:p>bh</text:p>
          </table:table-cell>
          <table:table-cell office:value-type="string" calcext:value-type="string">
            <text:p>paulao</text:p>
          </table:table-cell>
          <table:table-cell/>
          <table:table-cell table:formula="of:=COM.MICROSOFT.CONCAT(&quot;(&quot;;[.B100];&quot;)-[:COMERCIALIZA]-&gt;(&quot;;[.A100];&quot;),&quot;)" office:value-type="string" office:string-value="(bh)-[:COMERCIALIZA]-&gt;(estilete)," calcext:value-type="string">
            <text:p>(bh)-[:COMERCIALIZA]-&gt;(estilete),</text:p>
          </table:table-cell>
          <table:table-cell table:number-columns-repeated="3"/>
          <table:table-cell table:formula="of:=COM.MICROSOFT.CONCAT(&quot;(&quot;;[.C100];&quot;)-[:VENDEU]-&gt;(&quot;;[.A100];&quot;),&quot;)" office:value-type="string" office:string-value="(paulao)-[:VENDEU]-&gt;(estilete)," calcext:value-type="string">
            <text:p>(paulao)-[:VENDEU]-&gt;(estilete),</text:p>
          </table:table-cell>
        </table:table-row>
        <table:table-row table:style-name="ro1">
          <table:table-cell table:formula="of:=[Produtos.B49]" office:value-type="string" office:string-value="compasso" calcext:value-type="string">
            <text:p>compasso</text:p>
          </table:table-cell>
          <table:table-cell table:formula="of:=[Lojas.$B$4]" office:value-type="string" office:string-value="bh" calcext:value-type="string">
            <text:p>bh</text:p>
          </table:table-cell>
          <table:table-cell office:value-type="string" calcext:value-type="string">
            <text:p>bituca</text:p>
          </table:table-cell>
          <table:table-cell/>
          <table:table-cell table:formula="of:=COM.MICROSOFT.CONCAT(&quot;(&quot;;[.B101];&quot;)-[:COMERCIALIZA]-&gt;(&quot;;[.A101];&quot;),&quot;)" office:value-type="string" office:string-value="(bh)-[:COMERCIALIZA]-&gt;(compasso)," calcext:value-type="string">
            <text:p>(bh)-[:COMERCIALIZA]-&gt;(compasso),</text:p>
          </table:table-cell>
          <table:table-cell table:number-columns-repeated="3"/>
          <table:table-cell table:formula="of:=COM.MICROSOFT.CONCAT(&quot;(&quot;;[.C101];&quot;)-[:VENDEU]-&gt;(&quot;;[.A101];&quot;),&quot;)" office:value-type="string" office:string-value="(bituca)-[:VENDEU]-&gt;(compasso)," calcext:value-type="string">
            <text:p>(bituca)-[:VENDEU]-&gt;(compasso),</text:p>
          </table:table-cell>
        </table:table-row>
        <table:table-row table:style-name="ro1">
          <table:table-cell table:formula="of:=[Produtos.B50]" office:value-type="string" office:string-value="estojo" calcext:value-type="string">
            <text:p>estojo</text:p>
          </table:table-cell>
          <table:table-cell table:formula="of:=[Lojas.$B$4]" office:value-type="string" office:string-value="bh" calcext:value-type="string">
            <text:p>bh</text:p>
          </table:table-cell>
          <table:table-cell office:value-type="string" calcext:value-type="string">
            <text:p>bituca</text:p>
          </table:table-cell>
          <table:table-cell/>
          <table:table-cell table:formula="of:=COM.MICROSOFT.CONCAT(&quot;(&quot;;[.B102];&quot;)-[:COMERCIALIZA]-&gt;(&quot;;[.A102];&quot;),&quot;)" office:value-type="string" office:string-value="(bh)-[:COMERCIALIZA]-&gt;(estojo)," calcext:value-type="string">
            <text:p>(bh)-[:COMERCIALIZA]-&gt;(estojo),</text:p>
          </table:table-cell>
          <table:table-cell table:number-columns-repeated="3"/>
          <table:table-cell table:formula="of:=COM.MICROSOFT.CONCAT(&quot;(&quot;;[.C102];&quot;)-[:VENDEU]-&gt;(&quot;;[.A102];&quot;),&quot;)" office:value-type="string" office:string-value="(bituca)-[:VENDEU]-&gt;(estojo)," calcext:value-type="string">
            <text:p>(bituca)-[:VENDEU]-&gt;(estojo),</text:p>
          </table:table-cell>
        </table:table-row>
        <table:table-row table:style-name="ro1">
          <table:table-cell table:formula="of:=[Produtos.B51]" office:value-type="string" office:string-value="durex" calcext:value-type="string">
            <text:p>durex</text:p>
          </table:table-cell>
          <table:table-cell table:formula="of:=[Lojas.$B$4]" office:value-type="string" office:string-value="bh" calcext:value-type="string">
            <text:p>bh</text:p>
          </table:table-cell>
          <table:table-cell office:value-type="string" calcext:value-type="string">
            <text:p>paulao</text:p>
          </table:table-cell>
          <table:table-cell/>
          <table:table-cell table:formula="of:=COM.MICROSOFT.CONCAT(&quot;(&quot;;[.B103];&quot;)-[:COMERCIALIZA]-&gt;(&quot;;[.A103];&quot;),&quot;)" office:value-type="string" office:string-value="(bh)-[:COMERCIALIZA]-&gt;(durex)," calcext:value-type="string">
            <text:p>(bh)-[:COMERCIALIZA]-&gt;(durex),</text:p>
          </table:table-cell>
          <table:table-cell table:number-columns-repeated="3"/>
          <table:table-cell table:formula="of:=COM.MICROSOFT.CONCAT(&quot;(&quot;;[.C103];&quot;)-[:VENDEU]-&gt;(&quot;;[.A103];&quot;),&quot;)" office:value-type="string" office:string-value="(paulao)-[:VENDEU]-&gt;(durex)," calcext:value-type="string">
            <text:p>(paulao)-[:VENDEU]-&gt;(durex),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formula="of:=[Produtos.B37]" office:value-type="string" office:string-value="caixa" calcext:value-type="string">
            <text:p>caixa</text:p>
          </table:table-cell>
          <table:table-cell table:formula="of:=[Lojas.$B$5]" office:value-type="string" office:string-value="poa" calcext:value-type="string">
            <text:p>poa</text:p>
          </table:table-cell>
          <table:table-cell office:value-type="string" calcext:value-type="string">
            <text:p>bia</text:p>
          </table:table-cell>
          <table:table-cell/>
          <table:table-cell table:formula="of:=COM.MICROSOFT.CONCAT(&quot;(&quot;;[.B105];&quot;)-[:COMERCIALIZA]-&gt;(&quot;;[.A105];&quot;),&quot;)" office:value-type="string" office:string-value="(poa)-[:COMERCIALIZA]-&gt;(caixa)," calcext:value-type="string">
            <text:p>(poa)-[:COMERCIALIZA]-&gt;(caixa),</text:p>
          </table:table-cell>
          <table:table-cell table:number-columns-repeated="3"/>
          <table:table-cell table:formula="of:=COM.MICROSOFT.CONCAT(&quot;(&quot;;[.C105];&quot;)-[:VENDEU]-&gt;(&quot;;[.A105];&quot;),&quot;)" office:value-type="string" office:string-value="(bia)-[:VENDEU]-&gt;(caixa)," calcext:value-type="string">
            <text:p>(bia)-[:VENDEU]-&gt;(caixa),</text:p>
          </table:table-cell>
        </table:table-row>
        <table:table-row table:style-name="ro1">
          <table:table-cell table:formula="of:=[Produtos.B38]" office:value-type="string" office:string-value="carimbo" calcext:value-type="string">
            <text:p>carimbo</text:p>
          </table:table-cell>
          <table:table-cell table:formula="of:=[Lojas.$B$5]" office:value-type="string" office:string-value="poa" calcext:value-type="string">
            <text:p>poa</text:p>
          </table:table-cell>
          <table:table-cell office:value-type="string" calcext:value-type="string">
            <text:p>bia</text:p>
          </table:table-cell>
          <table:table-cell/>
          <table:table-cell table:formula="of:=COM.MICROSOFT.CONCAT(&quot;(&quot;;[.B106];&quot;)-[:COMERCIALIZA]-&gt;(&quot;;[.A106];&quot;),&quot;)" office:value-type="string" office:string-value="(poa)-[:COMERCIALIZA]-&gt;(carimbo)," calcext:value-type="string">
            <text:p>(poa)-[:COMERCIALIZA]-&gt;(carimbo),</text:p>
          </table:table-cell>
          <table:table-cell/>
          <table:table-cell table:formula="of:=COM.MICROSOFT.CONCAT(&quot;(&quot;;[.$B$108];&quot;)-[:COMPRA_DE]-&gt;(&quot;;[Distribuidores.B3];&quot;),&quot;)" office:value-type="string" office:string-value="(poa)-[:COMPRA_DE]-&gt;(baldia)," calcext:value-type="string">
            <text:p>(poa)-[:COMPRA_DE]-&gt;(baldia),</text:p>
          </table:table-cell>
          <table:table-cell/>
          <table:table-cell table:formula="of:=COM.MICROSOFT.CONCAT(&quot;(&quot;;[.C106];&quot;)-[:VENDEU]-&gt;(&quot;;[.A106];&quot;),&quot;)" office:value-type="string" office:string-value="(bia)-[:VENDEU]-&gt;(carimbo)," calcext:value-type="string">
            <text:p>(bia)-[:VENDEU]-&gt;(carimbo),</text:p>
          </table:table-cell>
        </table:table-row>
        <table:table-row table:style-name="ro1">
          <table:table-cell table:formula="of:=[Produtos.B39]" office:value-type="string" office:string-value="barbante" calcext:value-type="string">
            <text:p>barbante</text:p>
          </table:table-cell>
          <table:table-cell table:formula="of:=[Lojas.$B$5]" office:value-type="string" office:string-value="poa" calcext:value-type="string">
            <text:p>poa</text:p>
          </table:table-cell>
          <table:table-cell office:value-type="string" calcext:value-type="string">
            <text:p>bia</text:p>
          </table:table-cell>
          <table:table-cell/>
          <table:table-cell table:formula="of:=COM.MICROSOFT.CONCAT(&quot;(&quot;;[.B107];&quot;)-[:COMERCIALIZA]-&gt;(&quot;;[.A107];&quot;),&quot;)" office:value-type="string" office:string-value="(poa)-[:COMERCIALIZA]-&gt;(barbante)," calcext:value-type="string">
            <text:p>(poa)-[:COMERCIALIZA]-&gt;(barbante),</text:p>
          </table:table-cell>
          <table:table-cell/>
          <table:table-cell table:formula="of:=COM.MICROSOFT.CONCAT(&quot;(&quot;;[.$B$108];&quot;)-[:COMPRA_DE]-&gt;(&quot;;[Distribuidores.B4];&quot;),&quot;)" office:value-type="string" office:string-value="(poa)-[:COMPRA_DE]-&gt;(chaparrau)," calcext:value-type="string">
            <text:p>(poa)-[:COMPRA_DE]-&gt;(chaparrau),</text:p>
          </table:table-cell>
          <table:table-cell/>
          <table:table-cell table:formula="of:=COM.MICROSOFT.CONCAT(&quot;(&quot;;[.C107];&quot;)-[:VENDEU]-&gt;(&quot;;[.A107];&quot;),&quot;)" office:value-type="string" office:string-value="(bia)-[:VENDEU]-&gt;(barbante)," calcext:value-type="string">
            <text:p>(bia)-[:VENDEU]-&gt;(barbante),</text:p>
          </table:table-cell>
        </table:table-row>
        <table:table-row table:style-name="ro1">
          <table:table-cell table:formula="of:=[Produtos.B40]" office:value-type="string" office:string-value="catalogo" calcext:value-type="string">
            <text:p>catalogo</text:p>
          </table:table-cell>
          <table:table-cell table:formula="of:=[Lojas.$B$5]" office:value-type="string" office:string-value="poa" calcext:value-type="string">
            <text:p>poa</text:p>
          </table:table-cell>
          <table:table-cell office:value-type="string" calcext:value-type="string">
            <text:p>sil</text:p>
          </table:table-cell>
          <table:table-cell/>
          <table:table-cell table:formula="of:=COM.MICROSOFT.CONCAT(&quot;(&quot;;[.B108];&quot;)-[:COMERCIALIZA]-&gt;(&quot;;[.A108];&quot;),&quot;)" office:value-type="string" office:string-value="(poa)-[:COMERCIALIZA]-&gt;(catalogo)," calcext:value-type="string">
            <text:p>(poa)-[:COMERCIALIZA]-&gt;(catalogo),</text:p>
          </table:table-cell>
          <table:table-cell/>
          <table:table-cell table:formula="of:=COM.MICROSOFT.CONCAT(&quot;(&quot;;[.$B$108];&quot;)-[:COMPRA_DE]-&gt;(&quot;;[Distribuidores.B5];&quot;),&quot;)" office:value-type="string" office:string-value="(poa)-[:COMPRA_DE]-&gt;(exbom)," calcext:value-type="string">
            <text:p>(poa)-[:COMPRA_DE]-&gt;(exbom),</text:p>
          </table:table-cell>
          <table:table-cell/>
          <table:table-cell table:formula="of:=COM.MICROSOFT.CONCAT(&quot;(&quot;;[.C108];&quot;)-[:VENDEU]-&gt;(&quot;;[.A108];&quot;),&quot;)" office:value-type="string" office:string-value="(sil)-[:VENDEU]-&gt;(catalogo)," calcext:value-type="string">
            <text:p>(sil)-[:VENDEU]-&gt;(catalogo),</text:p>
          </table:table-cell>
        </table:table-row>
        <table:table-row table:style-name="ro1">
          <table:table-cell table:formula="of:=[Produtos.B41]" office:value-type="string" office:string-value="apagador" calcext:value-type="string">
            <text:p>apagador</text:p>
          </table:table-cell>
          <table:table-cell table:formula="of:=[Lojas.$B$5]" office:value-type="string" office:string-value="poa" calcext:value-type="string">
            <text:p>poa</text:p>
          </table:table-cell>
          <table:table-cell office:value-type="string" calcext:value-type="string">
            <text:p>sil</text:p>
          </table:table-cell>
          <table:table-cell/>
          <table:table-cell table:formula="of:=COM.MICROSOFT.CONCAT(&quot;(&quot;;[.B109];&quot;)-[:COMERCIALIZA]-&gt;(&quot;;[.A109];&quot;),&quot;)" office:value-type="string" office:string-value="(poa)-[:COMERCIALIZA]-&gt;(apagador)," calcext:value-type="string">
            <text:p>(poa)-[:COMERCIALIZA]-&gt;(apagador),</text:p>
          </table:table-cell>
          <table:table-cell table:number-columns-repeated="3"/>
          <table:table-cell table:formula="of:=COM.MICROSOFT.CONCAT(&quot;(&quot;;[.C109];&quot;)-[:VENDEU]-&gt;(&quot;;[.A109];&quot;),&quot;)" office:value-type="string" office:string-value="(sil)-[:VENDEU]-&gt;(apagador)," calcext:value-type="string">
            <text:p>(sil)-[:VENDEU]-&gt;(apagador),</text:p>
          </table:table-cell>
        </table:table-row>
        <table:table-row table:style-name="ro1">
          <table:table-cell table:formula="of:=[Produtos.B42]" office:value-type="string" office:string-value="ima" calcext:value-type="string">
            <text:p>ima</text:p>
          </table:table-cell>
          <table:table-cell table:formula="of:=[Lojas.$B$5]" office:value-type="string" office:string-value="poa" calcext:value-type="string">
            <text:p>poa</text:p>
          </table:table-cell>
          <table:table-cell office:value-type="string" calcext:value-type="string">
            <text:p>sil</text:p>
          </table:table-cell>
          <table:table-cell/>
          <table:table-cell table:formula="of:=COM.MICROSOFT.CONCAT(&quot;(&quot;;[.B110];&quot;)-[:COMERCIALIZA]-&gt;(&quot;;[.A110];&quot;),&quot;)" office:value-type="string" office:string-value="(poa)-[:COMERCIALIZA]-&gt;(ima)," calcext:value-type="string">
            <text:p>(poa)-[:COMERCIALIZA]-&gt;(ima),</text:p>
          </table:table-cell>
          <table:table-cell table:number-columns-repeated="3"/>
          <table:table-cell table:formula="of:=COM.MICROSOFT.CONCAT(&quot;(&quot;;[.C110];&quot;)-[:VENDEU]-&gt;(&quot;;[.A110];&quot;),&quot;)" office:value-type="string" office:string-value="(sil)-[:VENDEU]-&gt;(ima)," calcext:value-type="string">
            <text:p>(sil)-[:VENDEU]-&gt;(ima),</text:p>
          </table:table-cell>
        </table:table-row>
        <table:table-row table:style-name="ro1">
          <table:table-cell table:formula="of:=[Produtos.B43]" office:value-type="string" office:string-value="pilhaA" calcext:value-type="string">
            <text:p>pilhaA</text:p>
          </table:table-cell>
          <table:table-cell table:formula="of:=[Lojas.$B$5]" office:value-type="string" office:string-value="poa" calcext:value-type="string">
            <text:p>poa</text:p>
          </table:table-cell>
          <table:table-cell office:value-type="string" calcext:value-type="string">
            <text:p>bia</text:p>
          </table:table-cell>
          <table:table-cell/>
          <table:table-cell table:formula="of:=COM.MICROSOFT.CONCAT(&quot;(&quot;;[.B111];&quot;)-[:COMERCIALIZA]-&gt;(&quot;;[.A111];&quot;),&quot;)" office:value-type="string" office:string-value="(poa)-[:COMERCIALIZA]-&gt;(pilhaA)," calcext:value-type="string">
            <text:p>(poa)-[:COMERCIALIZA]-&gt;(pilhaA),</text:p>
          </table:table-cell>
          <table:table-cell table:number-columns-repeated="3"/>
          <table:table-cell table:formula="of:=COM.MICROSOFT.CONCAT(&quot;(&quot;;[.C111];&quot;)-[:VENDEU]-&gt;(&quot;;[.A111];&quot;),&quot;)" office:value-type="string" office:string-value="(bia)-[:VENDEU]-&gt;(pilhaA)," calcext:value-type="string">
            <text:p>(bia)-[:VENDEU]-&gt;(pilhaA),</text:p>
          </table:table-cell>
        </table:table-row>
        <table:table-row table:style-name="ro1">
          <table:table-cell table:formula="of:=[Produtos.B44]" office:value-type="string" office:string-value="pilhaAA" calcext:value-type="string">
            <text:p>pilhaAA</text:p>
          </table:table-cell>
          <table:table-cell table:formula="of:=[Lojas.$B$5]" office:value-type="string" office:string-value="poa" calcext:value-type="string">
            <text:p>poa</text:p>
          </table:table-cell>
          <table:table-cell office:value-type="string" calcext:value-type="string">
            <text:p>sil</text:p>
          </table:table-cell>
          <table:table-cell/>
          <table:table-cell table:formula="of:=COM.MICROSOFT.CONCAT(&quot;(&quot;;[.B112];&quot;)-[:COMERCIALIZA]-&gt;(&quot;;[.A112];&quot;),&quot;)" office:value-type="string" office:string-value="(poa)-[:COMERCIALIZA]-&gt;(pilhaAA)," calcext:value-type="string">
            <text:p>(poa)-[:COMERCIALIZA]-&gt;(pilhaAA),</text:p>
          </table:table-cell>
          <table:table-cell table:number-columns-repeated="3"/>
          <table:table-cell table:formula="of:=COM.MICROSOFT.CONCAT(&quot;(&quot;;[.C112];&quot;)-[:VENDEU]-&gt;(&quot;;[.A112];&quot;),&quot;)" office:value-type="string" office:string-value="(sil)-[:VENDEU]-&gt;(pilhaAA)," calcext:value-type="string">
            <text:p>(sil)-[:VENDEU]-&gt;(pilhaAA),</text:p>
          </table:table-cell>
        </table:table-row>
        <table:table-row table:style-name="ro1">
          <table:table-cell table:formula="of:=[Produtos.B45]" office:value-type="string" office:string-value="pilhaAAA" calcext:value-type="string">
            <text:p>pilhaAAA</text:p>
          </table:table-cell>
          <table:table-cell table:formula="of:=[Lojas.$B$5]" office:value-type="string" office:string-value="poa" calcext:value-type="string">
            <text:p>poa</text:p>
          </table:table-cell>
          <table:table-cell office:value-type="string" calcext:value-type="string">
            <text:p>bia</text:p>
          </table:table-cell>
          <table:table-cell/>
          <table:table-cell table:formula="of:=COM.MICROSOFT.CONCAT(&quot;(&quot;;[.B113];&quot;)-[:COMERCIALIZA]-&gt;(&quot;;[.A113];&quot;),&quot;)" office:value-type="string" office:string-value="(poa)-[:COMERCIALIZA]-&gt;(pilhaAAA)," calcext:value-type="string">
            <text:p>(poa)-[:COMERCIALIZA]-&gt;(pilhaAAA),</text:p>
          </table:table-cell>
          <table:table-cell table:number-columns-repeated="3"/>
          <table:table-cell table:formula="of:=COM.MICROSOFT.CONCAT(&quot;(&quot;;[.C113];&quot;)-[:VENDEU]-&gt;(&quot;;[.A113];&quot;),&quot;)" office:value-type="string" office:string-value="(bia)-[:VENDEU]-&gt;(pilhaAAA)," calcext:value-type="string">
            <text:p>(bia)-[:VENDEU]-&gt;(pilhaAAA),</text:p>
          </table:table-cell>
        </table:table-row>
        <table:table-row table:style-name="ro1">
          <table:table-cell table:formula="of:=[Produtos.B46]" office:value-type="string" office:string-value="lousa" calcext:value-type="string">
            <text:p>lousa</text:p>
          </table:table-cell>
          <table:table-cell table:formula="of:=[Lojas.$B$5]" office:value-type="string" office:string-value="poa" calcext:value-type="string">
            <text:p>poa</text:p>
          </table:table-cell>
          <table:table-cell office:value-type="string" calcext:value-type="string">
            <text:p>bia</text:p>
          </table:table-cell>
          <table:table-cell/>
          <table:table-cell table:formula="of:=COM.MICROSOFT.CONCAT(&quot;(&quot;;[.B114];&quot;)-[:COMERCIALIZA]-&gt;(&quot;;[.A114];&quot;),&quot;)" office:value-type="string" office:string-value="(poa)-[:COMERCIALIZA]-&gt;(lousa)," calcext:value-type="string">
            <text:p>(poa)-[:COMERCIALIZA]-&gt;(lousa),</text:p>
          </table:table-cell>
          <table:table-cell table:number-columns-repeated="3"/>
          <table:table-cell table:formula="of:=COM.MICROSOFT.CONCAT(&quot;(&quot;;[.C114];&quot;)-[:VENDEU]-&gt;(&quot;;[.A114];&quot;),&quot;)" office:value-type="string" office:string-value="(bia)-[:VENDEU]-&gt;(lousa)," calcext:value-type="string">
            <text:p>(bia)-[:VENDEU]-&gt;(lousa),</text:p>
          </table:table-cell>
        </table:table-row>
      </table:table>
      <table:table table:name="Relacoes Clientes" table:style-name="ta1">
        <table:table-column table:style-name="co17" table:default-cell-style-name="Default"/>
        <table:table-column table:style-name="co1" table:number-columns-repeated="3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produtos</text:p>
          </table:table-cell>
          <table:table-cell table:style-name="ce1" office:value-type="string" calcext:value-type="string">
            <text:p>Loja</text:p>
          </table:table-cell>
          <table:table-cell table:style-name="ce1" office:value-type="string" calcext:value-type="string">
            <text:p>ID Loja</text:p>
          </table:table-cell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Cypher</text:p>
          </table:table-cell>
        </table:table-row>
        <table:table-row table:style-name="ro1">
          <table:table-cell table:formula="of:=[Produtos.B2]" office:value-type="string" office:string-value="papel" calcext:value-type="string">
            <text:p>papel</text:p>
          </table:table-cell>
          <table:table-cell table:formula="of:=[Lojas.B2]" office:value-type="string" office:string-value="paulista" calcext:value-type="string">
            <text:p>paulista</text:p>
          </table:table-cell>
          <table:table-cell table:formula="of:=[Lojas.A2]" office:value-type="float" office:value="1" calcext:value-type="float">
            <text:p>1</text:p>
          </table:table-cell>
          <table:table-cell table:formula="of:=[Clientes.B2]" office:value-type="string" office:string-value="lento" calcext:value-type="string">
            <text:p>lento</text:p>
          </table:table-cell>
          <table:table-cell table:formula="of:=COM.MICROSOFT.CONCAT(&quot;(&quot;;[.$D$2];&quot;)-[:COMPROU {id_loja:&quot;;[.C3];&quot;}]-&gt;(&quot;;[.A2];&quot;),&quot;)" office:value-type="string" office:string-value="(lento)-[:COMPROU {id_loja:2}]-&gt;(papel)," calcext:value-type="string">
            <text:p>(lento)-[:COMPROU {id_loja:2}]-&gt;(papel),</text:p>
          </table:table-cell>
        </table:table-row>
        <table:table-row table:style-name="ro1">
          <table:table-cell table:formula="of:=[Produtos.B3]" office:value-type="string" office:string-value="cola" calcext:value-type="string">
            <text:p>cola</text:p>
          </table:table-cell>
          <table:table-cell table:formula="of:=[Lojas.B3]" office:value-type="string" office:string-value="riocentro" calcext:value-type="string">
            <text:p>riocentro</text:p>
          </table:table-cell>
          <table:table-cell table:formula="of:=[Lojas.A3]" office:value-type="float" office:value="2" calcext:value-type="float">
            <text:p>2</text:p>
          </table:table-cell>
          <table:table-cell table:formula="of:=[Clientes.B3]" office:value-type="string" office:string-value="locutor" calcext:value-type="string">
            <text:p>locutor</text:p>
          </table:table-cell>
          <table:table-cell table:formula="of:=COM.MICROSOFT.CONCAT(&quot;(&quot;;[.$D$2];&quot;)-[:COMPROU {id_loja:&quot;;[.C3];&quot;}]-&gt;(&quot;;[.A3];&quot;),&quot;)" office:value-type="string" office:string-value="(lento)-[:COMPROU {id_loja:2}]-&gt;(cola)," calcext:value-type="string">
            <text:p>(lento)-[:COMPROU {id_loja:2}]-&gt;(cola),</text:p>
          </table:table-cell>
        </table:table-row>
        <table:table-row table:style-name="ro1">
          <table:table-cell table:formula="of:=[Produtos.B4]" office:value-type="string" office:string-value="tesoura" calcext:value-type="string">
            <text:p>tesoura</text:p>
          </table:table-cell>
          <table:table-cell table:formula="of:=[Lojas.B4]" office:value-type="string" office:string-value="bh" calcext:value-type="string">
            <text:p>bh</text:p>
          </table:table-cell>
          <table:table-cell table:formula="of:=[Lojas.A4]" office:value-type="float" office:value="3" calcext:value-type="float">
            <text:p>3</text:p>
          </table:table-cell>
          <table:table-cell table:formula="of:=[Clientes.B4]" office:value-type="string" office:string-value="carniceiro" calcext:value-type="string">
            <text:p>carniceiro</text:p>
          </table:table-cell>
          <table:table-cell table:formula="of:=COM.MICROSOFT.CONCAT(&quot;(&quot;;[.$D$2];&quot;)-[:COMPROU {id_loja:&quot;;[.C3];&quot;}]-&gt;(&quot;;[.A4];&quot;),&quot;)" office:value-type="string" office:string-value="(lento)-[:COMPROU {id_loja:2}]-&gt;(tesoura)," calcext:value-type="string">
            <text:p>(lento)-[:COMPROU {id_loja:2}]-&gt;(tesoura),</text:p>
          </table:table-cell>
        </table:table-row>
        <table:table-row table:style-name="ro1">
          <table:table-cell table:formula="of:=[Produtos.B5]" office:value-type="string" office:string-value="lapiseira" calcext:value-type="string">
            <text:p>lapiseira</text:p>
          </table:table-cell>
          <table:table-cell table:formula="of:=[Lojas.B5]" office:value-type="string" office:string-value="poa" calcext:value-type="string">
            <text:p>poa</text:p>
          </table:table-cell>
          <table:table-cell table:formula="of:=[Lojas.A5]" office:value-type="float" office:value="4" calcext:value-type="float">
            <text:p>4</text:p>
          </table:table-cell>
          <table:table-cell table:formula="of:=[Clientes.B5]" office:value-type="string" office:string-value="descartes" calcext:value-type="string">
            <text:p>descartes</text:p>
          </table:table-cell>
          <table:table-cell table:formula="of:=COM.MICROSOFT.CONCAT(&quot;(&quot;;[.$D$2];&quot;)-[:COMPROU {id_loja:&quot;;[.C5];&quot;}]-&gt;(&quot;;[.A5];&quot;),&quot;)" office:value-type="string" office:string-value="(lento)-[:COMPROU {id_loja:4}]-&gt;(lapiseira)," calcext:value-type="string">
            <text:p>(lento)-[:COMPROU {id_loja:4}]-&gt;(lapiseira),</text:p>
          </table:table-cell>
        </table:table-row>
        <table:table-row table:style-name="ro1">
          <table:table-cell table:formula="of:=[Produtos.B6]" office:value-type="string" office:string-value="cartolina" calcext:value-type="string">
            <text:p>cartolina</text:p>
          </table:table-cell>
          <table:table-cell table:number-columns-repeated="2"/>
          <table:table-cell table:formula="of:=[Clientes.B6]" office:value-type="string" office:string-value="retardado" calcext:value-type="string">
            <text:p>retardado</text:p>
          </table:table-cell>
          <table:table-cell table:formula="of:=COM.MICROSOFT.CONCAT(&quot;(&quot;;[.$D$2];&quot;)-[:COMPROU {id_loja:&quot;;[.C3];&quot;}]-&gt;(&quot;;[.A6];&quot;),&quot;)" office:value-type="string" office:string-value="(lento)-[:COMPROU {id_loja:2}]-&gt;(cartolina)," calcext:value-type="string">
            <text:p>(lento)-[:COMPROU {id_loja:2}]-&gt;(cartolina),</text:p>
          </table:table-cell>
        </table:table-row>
        <table:table-row table:style-name="ro1">
          <table:table-cell table:formula="of:=[Produtos.B7]" office:value-type="string" office:string-value="alcool" calcext:value-type="string">
            <text:p>alcool</text:p>
          </table:table-cell>
          <table:table-cell table:number-columns-repeated="2"/>
          <table:table-cell table:formula="of:=[Clientes.B7]" office:value-type="string" office:string-value="gamba" calcext:value-type="string">
            <text:p>gamba</text:p>
          </table:table-cell>
          <table:table-cell table:formula="of:=COM.MICROSOFT.CONCAT(&quot;(&quot;;[.$D$2];&quot;)-[:COMPROU {id_loja:&quot;;[.C3];&quot;}]-&gt;(&quot;;[.A8];&quot;),&quot;)" office:value-type="string" office:string-value="(lento)-[:COMPROU {id_loja:2}]-&gt;(regua)," calcext:value-type="string">
            <text:p>(lento)-[:COMPROU {id_loja:2}]-&gt;(regua),</text:p>
          </table:table-cell>
        </table:table-row>
        <table:table-row table:style-name="ro1">
          <table:table-cell table:formula="of:=[Produtos.B8]" office:value-type="string" office:string-value="regua" calcext:value-type="string">
            <text:p>regua</text:p>
          </table:table-cell>
          <table:table-cell table:number-columns-repeated="2"/>
          <table:table-cell table:formula="of:=[Clientes.B8]" office:value-type="string" office:string-value="avo" calcext:value-type="string">
            <text:p>avo</text:p>
          </table:table-cell>
          <table:table-cell table:formula="of:=COM.MICROSOFT.CONCAT(&quot;(&quot;;[.$D$2];&quot;)-[:COMPROU {id_loja:&quot;;[.C3];&quot;}]-&gt;(&quot;;[.A13];&quot;),&quot;)" office:value-type="string" office:string-value="(lento)-[:COMPROU {id_loja:2}]-&gt;(borracha)," calcext:value-type="string">
            <text:p>(lento)-[:COMPROU {id_loja:2}]-&gt;(borracha),</text:p>
          </table:table-cell>
        </table:table-row>
        <table:table-row table:style-name="ro1">
          <table:table-cell table:formula="of:=[Produtos.B9]" office:value-type="string" office:string-value="reguaGrande" calcext:value-type="string">
            <text:p>reguaGrande</text:p>
          </table:table-cell>
          <table:table-cell table:number-columns-repeated="2"/>
          <table:table-cell table:formula="of:=[Clientes.B9]" office:value-type="string" office:string-value="bigode" calcext:value-type="string">
            <text:p>bigode</text:p>
          </table:table-cell>
          <table:table-cell table:formula="of:=COM.MICROSOFT.CONCAT(&quot;(&quot;;[.$D$2];&quot;)-[:COMPROU {id_loja:&quot;;[.C3];&quot;}]-&gt;(&quot;;[.A15];&quot;),&quot;)" office:value-type="string" office:string-value="(lento)-[:COMPROU {id_loja:2}]-&gt;(cadernoGrande)," calcext:value-type="string">
            <text:p>(lento)-[:COMPROU {id_loja:2}]-&gt;(cadernoGrande),</text:p>
          </table:table-cell>
        </table:table-row>
        <table:table-row table:style-name="ro1">
          <table:table-cell table:formula="of:=[Produtos.B10]" office:value-type="string" office:string-value="canson" calcext:value-type="string">
            <text:p>canson</text:p>
          </table:table-cell>
          <table:table-cell table:number-columns-repeated="2"/>
          <table:table-cell table:formula="of:=[Clientes.B10]" office:value-type="string" office:string-value="agregado" calcext:value-type="string">
            <text:p>agregado</text:p>
          </table:table-cell>
          <table:table-cell table:formula="of:=COM.MICROSOFT.CONCAT(&quot;(&quot;;[.$D$2];&quot;)-[:COMPROU {id_loja:&quot;;[.C3];&quot;}]-&gt;(&quot;;[.A16];&quot;),&quot;)" office:value-type="string" office:string-value="(lento)-[:COMPROU {id_loja:2}]-&gt;(caneta)," calcext:value-type="string">
            <text:p>(lento)-[:COMPROU {id_loja:2}]-&gt;(caneta),</text:p>
          </table:table-cell>
        </table:table-row>
        <table:table-row table:style-name="ro1">
          <table:table-cell table:formula="of:=[Produtos.B11]" office:value-type="string" office:string-value="adesivo" calcext:value-type="string">
            <text:p>adesivo</text:p>
          </table:table-cell>
          <table:table-cell table:number-columns-repeated="3"/>
          <table:table-cell table:formula="of:=COM.MICROSOFT.CONCAT(&quot;(&quot;;[.$D$2];&quot;)-[:COMPROU {id_loja:&quot;;[.C3];&quot;}]-&gt;(&quot;;[.A18];&quot;),&quot;)" office:value-type="string" office:string-value="(lento)-[:COMPROU {id_loja:2}]-&gt;(clipes)," calcext:value-type="string">
            <text:p>(lento)-[:COMPROU {id_loja:2}]-&gt;(clipes),</text:p>
          </table:table-cell>
        </table:table-row>
        <table:table-row table:style-name="ro1">
          <table:table-cell table:formula="of:=[Produtos.B12]" office:value-type="string" office:string-value="apontador" calcext:value-type="string">
            <text:p>apontador</text:p>
          </table:table-cell>
          <table:table-cell table:number-columns-repeated="3"/>
          <table:table-cell table:formula="of:=COM.MICROSOFT.CONCAT(&quot;(&quot;;[.$D$2];&quot;)-[:COMPROU {id_loja:&quot;;[.C3];&quot;}]-&gt;(&quot;;[.A19];&quot;),&quot;)" office:value-type="string" office:string-value="(lento)-[:COMPROU {id_loja:2}]-&gt;(corretivo)," calcext:value-type="string">
            <text:p>(lento)-[:COMPROU {id_loja:2}]-&gt;(corretivo),</text:p>
          </table:table-cell>
        </table:table-row>
        <table:table-row table:style-name="ro1">
          <table:table-cell table:formula="of:=[Produtos.B13]" office:value-type="string" office:string-value="borracha" calcext:value-type="string">
            <text:p>borracha</text:p>
          </table:table-cell>
          <table:table-cell table:number-columns-repeated="4"/>
        </table:table-row>
        <table:table-row table:style-name="ro1">
          <table:table-cell table:formula="of:=[Produtos.B14]" office:value-type="string" office:string-value="cadernoBrochura" calcext:value-type="string">
            <text:p>cadernoBrochura</text:p>
          </table:table-cell>
          <table:table-cell table:number-columns-repeated="4"/>
        </table:table-row>
        <table:table-row table:style-name="ro1">
          <table:table-cell table:formula="of:=[Produtos.B15]" office:value-type="string" office:string-value="cadernoGrande" calcext:value-type="string">
            <text:p>cadernoGrande</text:p>
          </table:table-cell>
          <table:table-cell table:number-columns-repeated="3"/>
          <table:table-cell table:formula="of:=COM.MICROSOFT.CONCAT(&quot;(&quot;;[.$D$3];&quot;)-[:COMPROU {id_loja:&quot;;[.C2];&quot;}]-&gt;(&quot;;[.A3];&quot;),&quot;)" office:value-type="string" office:string-value="(locutor)-[:COMPROU {id_loja:1}]-&gt;(cola)," calcext:value-type="string">
            <text:p>(locutor)-[:COMPROU {id_loja:1}]-&gt;(cola),</text:p>
          </table:table-cell>
        </table:table-row>
        <table:table-row table:style-name="ro1">
          <table:table-cell table:formula="of:=[Produtos.B16]" office:value-type="string" office:string-value="caneta" calcext:value-type="string">
            <text:p>caneta</text:p>
          </table:table-cell>
          <table:table-cell table:number-columns-repeated="3"/>
          <table:table-cell table:formula="of:=COM.MICROSOFT.CONCAT(&quot;(&quot;;[.$D$3];&quot;)-[:COMPROU {id_loja:&quot;;[.C2];&quot;}]-&gt;(&quot;;[.A4];&quot;),&quot;)" office:value-type="string" office:string-value="(locutor)-[:COMPROU {id_loja:1}]-&gt;(tesoura)," calcext:value-type="string">
            <text:p>(locutor)-[:COMPROU {id_loja:1}]-&gt;(tesoura),</text:p>
          </table:table-cell>
        </table:table-row>
        <table:table-row table:style-name="ro1">
          <table:table-cell table:formula="of:=[Produtos.B17]" office:value-type="string" office:string-value="calculadora" calcext:value-type="string">
            <text:p>calculadora</text:p>
          </table:table-cell>
          <table:table-cell table:number-columns-repeated="3"/>
          <table:table-cell table:formula="of:=COM.MICROSOFT.CONCAT(&quot;(&quot;;[.$D$3];&quot;)-[:COMPROU {id_loja:&quot;;[.C2];&quot;}]-&gt;(&quot;;[.A11];&quot;),&quot;)" office:value-type="string" office:string-value="(locutor)-[:COMPROU {id_loja:1}]-&gt;(adesivo)," calcext:value-type="string">
            <text:p>(locutor)-[:COMPROU {id_loja:1}]-&gt;(adesivo),</text:p>
          </table:table-cell>
        </table:table-row>
        <table:table-row table:style-name="ro1">
          <table:table-cell table:formula="of:=[Produtos.B18]" office:value-type="string" office:string-value="clipes" calcext:value-type="string">
            <text:p>clipes</text:p>
          </table:table-cell>
          <table:table-cell table:number-columns-repeated="3"/>
          <table:table-cell table:formula="of:=COM.MICROSOFT.CONCAT(&quot;(&quot;;[.$D$3];&quot;)-[:COMPROU {id_loja:&quot;;[.C2];&quot;}]-&gt;(&quot;;[.A16];&quot;),&quot;)" office:value-type="string" office:string-value="(locutor)-[:COMPROU {id_loja:1}]-&gt;(caneta)," calcext:value-type="string">
            <text:p>(locutor)-[:COMPROU {id_loja:1}]-&gt;(caneta),</text:p>
          </table:table-cell>
        </table:table-row>
        <table:table-row table:style-name="ro1">
          <table:table-cell table:formula="of:=[Produtos.B19]" office:value-type="string" office:string-value="corretivo" calcext:value-type="string">
            <text:p>corretivo</text:p>
          </table:table-cell>
          <table:table-cell table:number-columns-repeated="3"/>
          <table:table-cell table:formula="of:=COM.MICROSOFT.CONCAT(&quot;(&quot;;[.$D$3];&quot;)-[:COMPROU {id_loja:&quot;;[.C2];&quot;}]-&gt;(&quot;;[.A17];&quot;),&quot;)" office:value-type="string" office:string-value="(locutor)-[:COMPROU {id_loja:1}]-&gt;(calculadora)," calcext:value-type="string">
            <text:p>(locutor)-[:COMPROU {id_loja:1}]-&gt;(calculadora),</text:p>
          </table:table-cell>
        </table:table-row>
        <table:table-row table:style-name="ro1">
          <table:table-cell table:formula="of:=[Produtos.B20]" office:value-type="string" office:string-value="elastico" calcext:value-type="string">
            <text:p>elastico</text:p>
          </table:table-cell>
          <table:table-cell table:number-columns-repeated="3"/>
          <table:table-cell table:formula="of:=COM.MICROSOFT.CONCAT(&quot;(&quot;;[.$D$3];&quot;)-[:COMPROU {id_loja:&quot;;[.C2];&quot;}]-&gt;(&quot;;[.A18];&quot;),&quot;)" office:value-type="string" office:string-value="(locutor)-[:COMPROU {id_loja:1}]-&gt;(clipes)," calcext:value-type="string">
            <text:p>(locutor)-[:COMPROU {id_loja:1}]-&gt;(clipes),</text:p>
          </table:table-cell>
        </table:table-row>
        <table:table-row table:style-name="ro1">
          <table:table-cell table:formula="of:=[Produtos.B21]" office:value-type="string" office:string-value="envelope" calcext:value-type="string">
            <text:p>envelope</text:p>
          </table:table-cell>
          <table:table-cell table:number-columns-repeated="3"/>
          <table:table-cell table:formula="of:=COM.MICROSOFT.CONCAT(&quot;(&quot;;[.$D$3];&quot;)-[:COMPROU {id_loja:&quot;;[.C2];&quot;}]-&gt;(&quot;;[.A19];&quot;),&quot;)" office:value-type="string" office:string-value="(locutor)-[:COMPROU {id_loja:1}]-&gt;(corretivo)," calcext:value-type="string">
            <text:p>(locutor)-[:COMPROU {id_loja:1}]-&gt;(corretivo),</text:p>
          </table:table-cell>
        </table:table-row>
        <table:table-row table:style-name="ro1">
          <table:table-cell table:formula="of:=[Produtos.B22]" office:value-type="string" office:string-value="esquadro" calcext:value-type="string">
            <text:p>esquadro</text:p>
          </table:table-cell>
          <table:table-cell table:number-columns-repeated="3"/>
          <table:table-cell table:formula="of:=COM.MICROSOFT.CONCAT(&quot;(&quot;;[.$D$3];&quot;)-[:COMPROU {id_loja:&quot;;[.C2];&quot;}]-&gt;(&quot;;[.A20];&quot;),&quot;)" office:value-type="string" office:string-value="(locutor)-[:COMPROU {id_loja:1}]-&gt;(elastico)," calcext:value-type="string">
            <text:p>(locutor)-[:COMPROU {id_loja:1}]-&gt;(elastico),</text:p>
          </table:table-cell>
        </table:table-row>
        <table:table-row table:style-name="ro1">
          <table:table-cell table:formula="of:=[Produtos.B23]" office:value-type="string" office:string-value="giz" calcext:value-type="string">
            <text:p>giz</text:p>
          </table:table-cell>
          <table:table-cell table:number-columns-repeated="3"/>
          <table:table-cell table:formula="of:=COM.MICROSOFT.CONCAT(&quot;(&quot;;[.$D$3];&quot;)-[:COMPROU {id_loja:&quot;;[.C2];&quot;}]-&gt;(&quot;;[.A21];&quot;),&quot;)" office:value-type="string" office:string-value="(locutor)-[:COMPROU {id_loja:1}]-&gt;(envelope)," calcext:value-type="string">
            <text:p>(locutor)-[:COMPROU {id_loja:1}]-&gt;(envelope),</text:p>
          </table:table-cell>
        </table:table-row>
        <table:table-row table:style-name="ro1">
          <table:table-cell table:formula="of:=[Produtos.B24]" office:value-type="string" office:string-value="grampeador" calcext:value-type="string">
            <text:p>grampeador</text:p>
          </table:table-cell>
          <table:table-cell table:number-columns-repeated="3"/>
          <table:table-cell table:formula="of:=COM.MICROSOFT.CONCAT(&quot;(&quot;;[.$D$3];&quot;)-[:COMPROU {id_loja:&quot;;[.C2];&quot;}]-&gt;(&quot;;[.A35];&quot;),&quot;)" office:value-type="string" office:string-value="(locutor)-[:COMPROU {id_loja:1}]-&gt;(saco)," calcext:value-type="string">
            <text:p>(locutor)-[:COMPROU {id_loja:1}]-&gt;(saco),</text:p>
          </table:table-cell>
        </table:table-row>
        <table:table-row table:style-name="ro1">
          <table:table-cell table:formula="of:=[Produtos.B25]" office:value-type="string" office:string-value="grampo" calcext:value-type="string">
            <text:p>grampo</text:p>
          </table:table-cell>
          <table:table-cell table:number-columns-repeated="3"/>
          <table:table-cell table:formula="of:=COM.MICROSOFT.CONCAT(&quot;(&quot;;[.$D$3];&quot;)-[:COMPROU {id_loja:&quot;;[.C2];&quot;}]-&gt;(&quot;;[.A36];&quot;),&quot;)" office:value-type="string" office:string-value="(locutor)-[:COMPROU {id_loja:1}]-&gt;(lixeira)," calcext:value-type="string">
            <text:p>(locutor)-[:COMPROU {id_loja:1}]-&gt;(lixeira),</text:p>
          </table:table-cell>
        </table:table-row>
        <table:table-row table:style-name="ro1">
          <table:table-cell table:formula="of:=[Produtos.B26]" office:value-type="string" office:string-value="guache" calcext:value-type="string">
            <text:p>guache</text:p>
          </table:table-cell>
          <table:table-cell table:number-columns-repeated="3"/>
          <table:table-cell table:formula="of:=COM.MICROSOFT.CONCAT(&quot;(&quot;;[.$D$3];&quot;)-[:COMPROU {id_loja:&quot;;[.C2];&quot;}]-&gt;(&quot;;[.A45];&quot;),&quot;)" office:value-type="string" office:string-value="(locutor)-[:COMPROU {id_loja:1}]-&gt;(pilhaAAA)," calcext:value-type="string">
            <text:p>(locutor)-[:COMPROU {id_loja:1}]-&gt;(pilhaAAA),</text:p>
          </table:table-cell>
        </table:table-row>
        <table:table-row table:style-name="ro1">
          <table:table-cell table:formula="of:=[Produtos.B27]" office:value-type="string" office:string-value="lancheira" calcext:value-type="string">
            <text:p>lancheira</text:p>
          </table:table-cell>
          <table:table-cell table:number-columns-repeated="3"/>
          <table:table-cell table:formula="of:=COM.MICROSOFT.CONCAT(&quot;(&quot;;[.$D$3];&quot;)-[:COMPROU {id_loja:&quot;;[.C2];&quot;}]-&gt;(&quot;;[.A51];&quot;),&quot;)" office:value-type="string" office:string-value="(locutor)-[:COMPROU {id_loja:1}]-&gt;(durex)," calcext:value-type="string">
            <text:p>(locutor)-[:COMPROU {id_loja:1}]-&gt;(durex),</text:p>
          </table:table-cell>
        </table:table-row>
        <table:table-row table:style-name="ro1">
          <table:table-cell table:formula="of:=[Produtos.B28]" office:value-type="string" office:string-value="lapisCor12" calcext:value-type="string">
            <text:p>lapisCor12</text:p>
          </table:table-cell>
          <table:table-cell table:number-columns-repeated="4"/>
        </table:table-row>
        <table:table-row table:style-name="ro1">
          <table:table-cell table:formula="of:=[Produtos.B29]" office:value-type="string" office:string-value="lapisCor24" calcext:value-type="string">
            <text:p>lapisCor24</text:p>
          </table:table-cell>
          <table:table-cell table:number-columns-repeated="3"/>
          <table:table-cell table:formula="of:=COM.MICROSOFT.CONCAT(&quot;(&quot;;[.$D$4];&quot;)-[:COMPROU {id_loja:&quot;;[.C5];&quot;}]-&gt;(&quot;;[.A2];&quot;),&quot;)" office:value-type="string" office:string-value="(carniceiro)-[:COMPROU {id_loja:4}]-&gt;(papel)," calcext:value-type="string">
            <text:p>(carniceiro)-[:COMPROU {id_loja:4}]-&gt;(papel),</text:p>
          </table:table-cell>
        </table:table-row>
        <table:table-row table:style-name="ro1">
          <table:table-cell table:formula="of:=[Produtos.B30]" office:value-type="string" office:string-value="lapisCor48" calcext:value-type="string">
            <text:p>lapisCor48</text:p>
          </table:table-cell>
          <table:table-cell table:number-columns-repeated="3"/>
          <table:table-cell table:formula="of:=COM.MICROSOFT.CONCAT(&quot;(&quot;;[.$D$4];&quot;)-[:COMPROU {id_loja:&quot;;[.C5];&quot;}]-&gt;(&quot;;[.A6];&quot;),&quot;)" office:value-type="string" office:string-value="(carniceiro)-[:COMPROU {id_loja:4}]-&gt;(cartolina)," calcext:value-type="string">
            <text:p>(carniceiro)-[:COMPROU {id_loja:4}]-&gt;(cartolina),</text:p>
          </table:table-cell>
        </table:table-row>
        <table:table-row table:style-name="ro1">
          <table:table-cell table:formula="of:=[Produtos.B31]" office:value-type="string" office:string-value="massinha" calcext:value-type="string">
            <text:p>massinha</text:p>
          </table:table-cell>
          <table:table-cell table:number-columns-repeated="3"/>
          <table:table-cell table:formula="of:=COM.MICROSOFT.CONCAT(&quot;(&quot;;[.$D$4];&quot;)-[:COMPROU {id_loja:&quot;;[.C5];&quot;}]-&gt;(&quot;;[.A10];&quot;),&quot;)" office:value-type="string" office:string-value="(carniceiro)-[:COMPROU {id_loja:4}]-&gt;(canson)," calcext:value-type="string">
            <text:p>(carniceiro)-[:COMPROU {id_loja:4}]-&gt;(canson),</text:p>
          </table:table-cell>
        </table:table-row>
        <table:table-row table:style-name="ro1">
          <table:table-cell table:formula="of:=[Produtos.B32]" office:value-type="string" office:string-value="pasta" calcext:value-type="string">
            <text:p>pasta</text:p>
          </table:table-cell>
          <table:table-cell table:number-columns-repeated="3"/>
          <table:table-cell table:formula="of:=COM.MICROSOFT.CONCAT(&quot;(&quot;;[.$D$4];&quot;)-[:COMPROU {id_loja:&quot;;[.C5];&quot;}]-&gt;(&quot;;[.A26];&quot;),&quot;)" office:value-type="string" office:string-value="(carniceiro)-[:COMPROU {id_loja:4}]-&gt;(guache)," calcext:value-type="string">
            <text:p>(carniceiro)-[:COMPROU {id_loja:4}]-&gt;(guache),</text:p>
          </table:table-cell>
        </table:table-row>
        <table:table-row table:style-name="ro1">
          <table:table-cell table:formula="of:=[Produtos.B33]" office:value-type="string" office:string-value="pincel" calcext:value-type="string">
            <text:p>pincel</text:p>
          </table:table-cell>
          <table:table-cell table:number-columns-repeated="3"/>
          <table:table-cell table:formula="of:=COM.MICROSOFT.CONCAT(&quot;(&quot;;[.$D$4];&quot;)-[:COMPROU {id_loja:&quot;;[.C5];&quot;}]-&gt;(&quot;;[.A28];&quot;),&quot;)" office:value-type="string" office:string-value="(carniceiro)-[:COMPROU {id_loja:4}]-&gt;(lapisCor12)," calcext:value-type="string">
            <text:p>(carniceiro)-[:COMPROU {id_loja:4}]-&gt;(lapisCor12),</text:p>
          </table:table-cell>
        </table:table-row>
        <table:table-row table:style-name="ro1">
          <table:table-cell table:formula="of:=[Produtos.B34]" office:value-type="string" office:string-value="prancheta" calcext:value-type="string">
            <text:p>prancheta</text:p>
          </table:table-cell>
          <table:table-cell table:number-columns-repeated="3"/>
          <table:table-cell table:formula="of:=COM.MICROSOFT.CONCAT(&quot;(&quot;;[.$D$4];&quot;)-[:COMPROU {id_loja:&quot;;[.C5];&quot;}]-&gt;(&quot;;[.A29];&quot;),&quot;)" office:value-type="string" office:string-value="(carniceiro)-[:COMPROU {id_loja:4}]-&gt;(lapisCor24)," calcext:value-type="string">
            <text:p>(carniceiro)-[:COMPROU {id_loja:4}]-&gt;(lapisCor24),</text:p>
          </table:table-cell>
        </table:table-row>
        <table:table-row table:style-name="ro1">
          <table:table-cell table:formula="of:=[Produtos.B35]" office:value-type="string" office:string-value="saco" calcext:value-type="string">
            <text:p>saco</text:p>
          </table:table-cell>
          <table:table-cell table:number-columns-repeated="3"/>
          <table:table-cell table:formula="of:=COM.MICROSOFT.CONCAT(&quot;(&quot;;[.$D$4];&quot;)-[:COMPROU {id_loja:&quot;;[.C5];&quot;}]-&gt;(&quot;;[.A30];&quot;),&quot;)" office:value-type="string" office:string-value="(carniceiro)-[:COMPROU {id_loja:4}]-&gt;(lapisCor48)," calcext:value-type="string">
            <text:p>(carniceiro)-[:COMPROU {id_loja:4}]-&gt;(lapisCor48),</text:p>
          </table:table-cell>
        </table:table-row>
        <table:table-row table:style-name="ro1">
          <table:table-cell table:formula="of:=[Produtos.B36]" office:value-type="string" office:string-value="lixeira" calcext:value-type="string">
            <text:p>lixeira</text:p>
          </table:table-cell>
          <table:table-cell table:number-columns-repeated="3"/>
          <table:table-cell table:formula="of:=COM.MICROSOFT.CONCAT(&quot;(&quot;;[.$D$4];&quot;)-[:COMPROU {id_loja:&quot;;[.C5];&quot;}]-&gt;(&quot;;[.A33];&quot;),&quot;)" office:value-type="string" office:string-value="(carniceiro)-[:COMPROU {id_loja:4}]-&gt;(pincel)," calcext:value-type="string">
            <text:p>(carniceiro)-[:COMPROU {id_loja:4}]-&gt;(pincel),</text:p>
          </table:table-cell>
        </table:table-row>
        <table:table-row table:style-name="ro1">
          <table:table-cell table:formula="of:=[Produtos.B37]" office:value-type="string" office:string-value="caixa" calcext:value-type="string">
            <text:p>caixa</text:p>
          </table:table-cell>
          <table:table-cell table:number-columns-repeated="3"/>
          <table:table-cell table:formula="of:=COM.MICROSOFT.CONCAT(&quot;(&quot;;[.$D$4];&quot;)-[:COMPROU {id_loja:&quot;;[.C5];&quot;}]-&gt;(&quot;;[.A34];&quot;),&quot;)" office:value-type="string" office:string-value="(carniceiro)-[:COMPROU {id_loja:4}]-&gt;(prancheta)," calcext:value-type="string">
            <text:p>(carniceiro)-[:COMPROU {id_loja:4}]-&gt;(prancheta),</text:p>
          </table:table-cell>
        </table:table-row>
        <table:table-row table:style-name="ro1">
          <table:table-cell table:formula="of:=[Produtos.B38]" office:value-type="string" office:string-value="carimbo" calcext:value-type="string">
            <text:p>carimbo</text:p>
          </table:table-cell>
          <table:table-cell table:number-columns-repeated="4"/>
        </table:table-row>
        <table:table-row table:style-name="ro1">
          <table:table-cell table:formula="of:=[Produtos.B39]" office:value-type="string" office:string-value="barbante" calcext:value-type="string">
            <text:p>barbante</text:p>
          </table:table-cell>
          <table:table-cell table:number-columns-repeated="3"/>
          <table:table-cell table:formula="of:=COM.MICROSOFT.CONCAT(&quot;(&quot;;[.$D$6];&quot;)-[:COMPROU {id_loja:&quot;;[.C2];&quot;}]-&gt;(&quot;;[.A2];&quot;),&quot;)" office:value-type="string" office:string-value="(retardado)-[:COMPROU {id_loja:1}]-&gt;(papel)," calcext:value-type="string">
            <text:p>(retardado)-[:COMPROU {id_loja:1}]-&gt;(papel),</text:p>
          </table:table-cell>
        </table:table-row>
        <table:table-row table:style-name="ro1">
          <table:table-cell table:formula="of:=[Produtos.B40]" office:value-type="string" office:string-value="catalogo" calcext:value-type="string">
            <text:p>catalogo</text:p>
          </table:table-cell>
          <table:table-cell table:number-columns-repeated="3"/>
          <table:table-cell table:formula="of:=COM.MICROSOFT.CONCAT(&quot;(&quot;;[.$D$6];&quot;)-[:COMPROU {id_loja:&quot;;[.C2];&quot;}]-&gt;(&quot;;[.A3];&quot;),&quot;)" office:value-type="string" office:string-value="(retardado)-[:COMPROU {id_loja:1}]-&gt;(cola)," calcext:value-type="string">
            <text:p>(retardado)-[:COMPROU {id_loja:1}]-&gt;(cola),</text:p>
          </table:table-cell>
        </table:table-row>
        <table:table-row table:style-name="ro1">
          <table:table-cell table:formula="of:=[Produtos.B41]" office:value-type="string" office:string-value="apagador" calcext:value-type="string">
            <text:p>apagador</text:p>
          </table:table-cell>
          <table:table-cell table:number-columns-repeated="3"/>
          <table:table-cell table:formula="of:=COM.MICROSOFT.CONCAT(&quot;(&quot;;[.$D$6];&quot;)-[:COMPROU {id_loja:&quot;;[.C2];&quot;}]-&gt;(&quot;;[.A4];&quot;),&quot;)" office:value-type="string" office:string-value="(retardado)-[:COMPROU {id_loja:1}]-&gt;(tesoura)," calcext:value-type="string">
            <text:p>(retardado)-[:COMPROU {id_loja:1}]-&gt;(tesoura),</text:p>
          </table:table-cell>
        </table:table-row>
        <table:table-row table:style-name="ro1">
          <table:table-cell table:formula="of:=[Produtos.B42]" office:value-type="string" office:string-value="ima" calcext:value-type="string">
            <text:p>ima</text:p>
          </table:table-cell>
          <table:table-cell table:number-columns-repeated="3"/>
          <table:table-cell table:formula="of:=COM.MICROSOFT.CONCAT(&quot;(&quot;;[.$D$6];&quot;)-[:COMPROU {id_loja:&quot;;[.C2];&quot;}]-&gt;(&quot;;[.A5];&quot;),&quot;)" office:value-type="string" office:string-value="(retardado)-[:COMPROU {id_loja:1}]-&gt;(lapiseira)," calcext:value-type="string">
            <text:p>(retardado)-[:COMPROU {id_loja:1}]-&gt;(lapiseira),</text:p>
          </table:table-cell>
        </table:table-row>
        <table:table-row table:style-name="ro1">
          <table:table-cell table:formula="of:=[Produtos.B43]" office:value-type="string" office:string-value="pilhaA" calcext:value-type="string">
            <text:p>pilhaA</text:p>
          </table:table-cell>
          <table:table-cell table:number-columns-repeated="3"/>
          <table:table-cell table:formula="of:=COM.MICROSOFT.CONCAT(&quot;(&quot;;[.$D$6];&quot;)-[:COMPROU {id_loja:&quot;;[.C2];&quot;}]-&gt;(&quot;;[.A6];&quot;),&quot;)" office:value-type="string" office:string-value="(retardado)-[:COMPROU {id_loja:1}]-&gt;(cartolina)," calcext:value-type="string">
            <text:p>(retardado)-[:COMPROU {id_loja:1}]-&gt;(cartolina),</text:p>
          </table:table-cell>
        </table:table-row>
        <table:table-row table:style-name="ro1">
          <table:table-cell table:formula="of:=[Produtos.B44]" office:value-type="string" office:string-value="pilhaAA" calcext:value-type="string">
            <text:p>pilhaAA</text:p>
          </table:table-cell>
          <table:table-cell table:number-columns-repeated="3"/>
          <table:table-cell table:formula="of:=COM.MICROSOFT.CONCAT(&quot;(&quot;;[.$D$6];&quot;)-[:COMPROU {id_loja:&quot;;[.C2];&quot;}]-&gt;(&quot;;[.A8];&quot;),&quot;)" office:value-type="string" office:string-value="(retardado)-[:COMPROU {id_loja:1}]-&gt;(regua)," calcext:value-type="string">
            <text:p>(retardado)-[:COMPROU {id_loja:1}]-&gt;(regua),</text:p>
          </table:table-cell>
        </table:table-row>
        <table:table-row table:style-name="ro1">
          <table:table-cell table:formula="of:=[Produtos.B45]" office:value-type="string" office:string-value="pilhaAAA" calcext:value-type="string">
            <text:p>pilhaAAA</text:p>
          </table:table-cell>
          <table:table-cell table:number-columns-repeated="3"/>
          <table:table-cell table:formula="of:=COM.MICROSOFT.CONCAT(&quot;(&quot;;[.$D$6];&quot;)-[:COMPROU {id_loja:&quot;;[.C2];&quot;}]-&gt;(&quot;;[.A13];&quot;),&quot;)" office:value-type="string" office:string-value="(retardado)-[:COMPROU {id_loja:1}]-&gt;(borracha)," calcext:value-type="string">
            <text:p>(retardado)-[:COMPROU {id_loja:1}]-&gt;(borracha),</text:p>
          </table:table-cell>
        </table:table-row>
        <table:table-row table:style-name="ro1">
          <table:table-cell table:formula="of:=[Produtos.B46]" office:value-type="string" office:string-value="lousa" calcext:value-type="string">
            <text:p>lousa</text:p>
          </table:table-cell>
          <table:table-cell table:number-columns-repeated="3"/>
          <table:table-cell table:formula="of:=COM.MICROSOFT.CONCAT(&quot;(&quot;;[.$D$6];&quot;)-[:COMPROU {id_loja:&quot;;[.C2];&quot;}]-&gt;(&quot;;[.A15];&quot;),&quot;)" office:value-type="string" office:string-value="(retardado)-[:COMPROU {id_loja:1}]-&gt;(cadernoGrande)," calcext:value-type="string">
            <text:p>(retardado)-[:COMPROU {id_loja:1}]-&gt;(cadernoGrande),</text:p>
          </table:table-cell>
        </table:table-row>
        <table:table-row table:style-name="ro1">
          <table:table-cell table:formula="of:=[Produtos.B47]" office:value-type="string" office:string-value="maleta" calcext:value-type="string">
            <text:p>maleta</text:p>
          </table:table-cell>
          <table:table-cell table:number-columns-repeated="3"/>
          <table:table-cell table:formula="of:=COM.MICROSOFT.CONCAT(&quot;(&quot;;[.$D$6];&quot;)-[:COMPROU {id_loja:&quot;;[.C2];&quot;}]-&gt;(&quot;;[.A16];&quot;),&quot;)" office:value-type="string" office:string-value="(retardado)-[:COMPROU {id_loja:1}]-&gt;(caneta)," calcext:value-type="string">
            <text:p>(retardado)-[:COMPROU {id_loja:1}]-&gt;(caneta),</text:p>
          </table:table-cell>
        </table:table-row>
        <table:table-row table:style-name="ro1">
          <table:table-cell table:formula="of:=[Produtos.B48]" office:value-type="string" office:string-value="estilete" calcext:value-type="string">
            <text:p>estilete</text:p>
          </table:table-cell>
          <table:table-cell table:number-columns-repeated="3"/>
          <table:table-cell table:formula="of:=COM.MICROSOFT.CONCAT(&quot;(&quot;;[.$D$6];&quot;)-[:COMPROU {id_loja:&quot;;[.C2];&quot;}]-&gt;(&quot;;[.A18];&quot;),&quot;)" office:value-type="string" office:string-value="(retardado)-[:COMPROU {id_loja:1}]-&gt;(clipes)," calcext:value-type="string">
            <text:p>(retardado)-[:COMPROU {id_loja:1}]-&gt;(clipes),</text:p>
          </table:table-cell>
        </table:table-row>
        <table:table-row table:style-name="ro1">
          <table:table-cell table:formula="of:=[Produtos.B49]" office:value-type="string" office:string-value="compasso" calcext:value-type="string">
            <text:p>compasso</text:p>
          </table:table-cell>
          <table:table-cell table:number-columns-repeated="3"/>
          <table:table-cell table:formula="of:=COM.MICROSOFT.CONCAT(&quot;(&quot;;[.$D$6];&quot;)-[:COMPROU {id_loja:&quot;;[.C2];&quot;}]-&gt;(&quot;;[.A19];&quot;),&quot;)" office:value-type="string" office:string-value="(retardado)-[:COMPROU {id_loja:1}]-&gt;(corretivo)," calcext:value-type="string">
            <text:p>(retardado)-[:COMPROU {id_loja:1}]-&gt;(corretivo),</text:p>
          </table:table-cell>
        </table:table-row>
        <table:table-row table:style-name="ro1">
          <table:table-cell table:formula="of:=[Produtos.B50]" office:value-type="string" office:string-value="estojo" calcext:value-type="string">
            <text:p>estojo</text:p>
          </table:table-cell>
          <table:table-cell table:number-columns-repeated="4"/>
        </table:table-row>
        <table:table-row table:style-name="ro1">
          <table:table-cell table:formula="of:=[Produtos.B51]" office:value-type="string" office:string-value="durex" calcext:value-type="string">
            <text:p>durex</text:p>
          </table:table-cell>
          <table:table-cell table:number-columns-repeated="3"/>
          <table:table-cell table:formula="of:=COM.MICROSOFT.CONCAT(&quot;(&quot;;[.$D$8];&quot;)-[:COMPROU {id_loja:&quot;;[.C3];&quot;}]-&gt;(&quot;;[.A48];&quot;),&quot;)" office:value-type="string" office:string-value="(avo)-[:COMPROU {id_loja:2}]-&gt;(estilete)," calcext:value-type="string">
            <text:p>(avo)-[:COMPROU {id_loja:2}]-&gt;(estilete),</text:p>
          </table:table-cell>
        </table:table-row>
        <table:table-row table:style-name="ro1">
          <table:table-cell table:number-columns-repeated="4"/>
          <table:table-cell table:formula="of:=COM.MICROSOFT.CONCAT(&quot;(&quot;;[.$D$8];&quot;)-[:COMPROU {id_loja:&quot;;[.C4];&quot;}]-&gt;(&quot;;[.A49];&quot;),&quot;)" office:value-type="string" office:string-value="(avo)-[:COMPROU {id_loja:3}]-&gt;(compasso)," calcext:value-type="string">
            <text:p>(avo)-[:COMPROU {id_loja:3}]-&gt;(compasso),</text:p>
          </table:table-cell>
        </table:table-row>
        <table:table-row table:style-name="ro1">
          <table:table-cell table:number-columns-repeated="4"/>
          <table:table-cell table:formula="of:=COM.MICROSOFT.CONCAT(&quot;(&quot;;[.$D$8];&quot;)-[:COMPROU {id_loja:&quot;;[.C3];&quot;}]-&gt;(&quot;;[.A42];&quot;),&quot;)" office:value-type="string" office:string-value="(avo)-[:COMPROU {id_loja:2}]-&gt;(ima)," calcext:value-type="string">
            <text:p>(avo)-[:COMPROU {id_loja:2}]-&gt;(ima),</text:p>
          </table:table-cell>
        </table:table-row>
        <table:table-row table:style-name="ro1">
          <table:table-cell table:number-columns-repeated="4"/>
          <table:table-cell table:formula="of:=COM.MICROSOFT.CONCAT(&quot;(&quot;;[.$D$8];&quot;)-[:COMPROU {id_loja:&quot;;[.C3];&quot;}]-&gt;(&quot;;[.A39];&quot;),&quot;)" office:value-type="string" office:string-value="(avo)-[:COMPROU {id_loja:2}]-&gt;(barbante)," calcext:value-type="string">
            <text:p>(avo)-[:COMPROU {id_loja:2}]-&gt;(barbante),</text:p>
          </table:table-cell>
        </table:table-row>
        <table:table-row table:style-name="ro1">
          <table:table-cell table:number-columns-repeated="4"/>
          <table:table-cell table:formula="of:=COM.MICROSOFT.CONCAT(&quot;(&quot;;[.$D$8];&quot;)-[:COMPROU {id_loja:&quot;;[.C3];&quot;}]-&gt;(&quot;;[.A24];&quot;),&quot;)" office:value-type="string" office:string-value="(avo)-[:COMPROU {id_loja:2}]-&gt;(grampeador)," calcext:value-type="string">
            <text:p>(avo)-[:COMPROU {id_loja:2}]-&gt;(grampeador)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4">00/00/0000</text:date>, <text:time style:data-style-name="N2" text:time-value="22:18:54.1979142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00:12:30.029915140</meta:creation-date>
    <dc:date>2019-01-04T23:54:48.239060493</dc:date>
    <meta:editing-duration>PT6H19M5S</meta:editing-duration>
    <meta:editing-cycles>194</meta:editing-cycles>
    <meta:generator>LibreOffice/5.2.7.2$Linux_X86_64 LibreOffice_project/20m0$Build-2</meta:generator>
    <meta:document-statistic meta:table-count="9" meta:cell-count="1331" meta:object-count="0"/>
  </office:meta>
</office:document-meta>
</file>